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429in"/>
    </style:style>
    <style:style style:name="co4" style:family="table-column">
      <style:table-column-properties fo:break-before="auto" style:column-width="1.1008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1.0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c9211e"/>
    </style:style>
    <style:style style:name="ce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111111"/>
    </style:style>
    <style:style style:name="ce1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c9211e"/>
    </style:style>
    <style:style style:name="ce1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ff0000"/>
    </style:style>
    <style:style style:name="ce23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2" table:number-columns-repeated="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2" table:default-cell-style-name="ce5"/>
        <table:table-column table:style-name="co7" table:default-cell-style-name="ce5"/>
        <table:table-column table:style-name="co5" table:default-cell-style-name="ce5"/>
        <table:table-column table:style-name="co2" table:default-cell-style-name="ce8"/>
        <table:table-column table:style-name="co2" table:number-columns-repeated="3" table:default-cell-style-name="ce5"/>
        <table:table-column table:style-name="co2" table:number-columns-repeated="10" table:default-cell-style-name="ce8"/>
        <table:table-column table:style-name="co2" table:number-columns-repeated="996" table:default-cell-style-name="ce5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table:number-columns-repeated="2"/>
          <table:table-cell office:value-type="string" calcext:value-type="string">
            <text:p>属性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/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/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office:value-type="float" office:value="10000" calcext:value-type="float">
            <text:p>10000.000000</text:p>
          </table:table-cell>
          <table:table-cell office:value-type="float" office:value="20000" calcext:value-type="float">
            <text:p>20000.000000</text:p>
          </table:table-cell>
          <table:table-cell office:value-type="float" office:value="30000" calcext:value-type="float">
            <text:p>30000.000000</text:p>
          </table:table-cell>
          <table:table-cell office:value-type="float" office:value="40000" calcext:value-type="float">
            <text:p>40000.000000</text:p>
          </table:table-cell>
          <table:table-cell office:value-type="float" office:value="50000" calcext:value-type="float">
            <text:p>50000.000000</text:p>
          </table:table-cell>
          <table:table-cell office:value-type="float" office:value="60000" calcext:value-type="float">
            <text:p>60000.000000</text:p>
          </table:table-cell>
          <table:table-cell office:value-type="float" office:value="70000" calcext:value-type="float">
            <text:p>70000.000000</text:p>
          </table:table-cell>
          <table:table-cell office:value-type="float" office:value="80000" calcext:value-type="float">
            <text:p>80000.000000</text:p>
          </table:table-cell>
          <table:table-cell office:value-type="float" office:value="90000" calcext:value-type="float">
            <text:p>90000.000000</text:p>
          </table:table-cell>
          <table:table-cell office:value-type="float" office:value="100000" calcext:value-type="float">
            <text:p>100000.0000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3"/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 etc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 table:style-name="ce3" office:value-type="date" office:date-value="2021-12-20" calcext:value-type="date">
            <text:p>2021-12-20</text:p>
          </table:table-cell>
          <table:table-cell table:style-name="ce3" table:number-columns-repeated="2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12-20-14-56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77336" calcext:value-type="float">
            <text:p>0.6773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3343" calcext:value-type="float">
            <text:p>1.433343</text:p>
          </table:table-cell>
          <table:table-cell office:value-type="float" office:value="1.088195" calcext:value-type="float">
            <text:p>1.088195</text:p>
          </table:table-cell>
          <table:table-cell office:value-type="float" office:value="0.950186" calcext:value-type="float">
            <text:p>0.950186</text:p>
          </table:table-cell>
          <table:table-cell office:value-type="float" office:value="0.88165" calcext:value-type="float">
            <text:p>0.881650</text:p>
          </table:table-cell>
          <table:table-cell office:value-type="float" office:value="0.884017" calcext:value-type="float">
            <text:p>0.884017</text:p>
          </table:table-cell>
          <table:table-cell office:value-type="float" office:value="0.810957" calcext:value-type="float">
            <text:p>0.810957</text:p>
          </table:table-cell>
          <table:table-cell office:value-type="float" office:value="0.756514" calcext:value-type="float">
            <text:p>0.756514</text:p>
          </table:table-cell>
          <table:table-cell office:value-type="float" office:value="0.736182" calcext:value-type="float">
            <text:p>0.736182</text:p>
          </table:table-cell>
          <table:table-cell office:value-type="float" office:value="0.704766" calcext:value-type="float">
            <text:p>0.704766</text:p>
          </table:table-cell>
          <table:table-cell office:value-type="float" office:value="0.677336" calcext:value-type="float">
            <text:p>0.677336</text:p>
          </table:table-cell>
          <table:table-cell table:number-columns-repeated="99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 table:style-name="ce3" office:value-type="date" office:date-value="2021-12-22" calcext:value-type="date">
            <text:p>2021-12-22</text:p>
          </table:table-cell>
          <table:table-cell table:style-name="ce3" table:number-columns-repeated="2"/>
          <table:table-cell office:value-type="string" calcext:value-type="string">
            <text:p>TEST</text:p>
          </table:table-cell>
          <table:table-cell office:value-type="string" calcext:value-type="string">
            <text:p>12.22.9.40</text:p>
          </table:table-cell>
          <table:table-cell office:value-type="string" calcext:value-type="string">
            <text:p>12-22-01-35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92644" calcext:value-type="float">
            <text:p>0.6926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574" calcext:value-type="float">
            <text:p>1.435740</text:p>
          </table:table-cell>
          <table:table-cell office:value-type="float" office:value="1.095469" calcext:value-type="float">
            <text:p>1.095469</text:p>
          </table:table-cell>
          <table:table-cell office:value-type="float" office:value="0.959972" calcext:value-type="float">
            <text:p>0.959972</text:p>
          </table:table-cell>
          <table:table-cell office:value-type="float" office:value="0.910228" calcext:value-type="float">
            <text:p>0.910228</text:p>
          </table:table-cell>
          <table:table-cell office:value-type="float" office:value="0.844122" calcext:value-type="float">
            <text:p>0.844122</text:p>
          </table:table-cell>
          <table:table-cell office:value-type="float" office:value="0.799952" calcext:value-type="float">
            <text:p>0.799952</text:p>
          </table:table-cell>
          <table:table-cell office:value-type="float" office:value="0.770313" calcext:value-type="float">
            <text:p>0.770313</text:p>
          </table:table-cell>
          <table:table-cell office:value-type="float" office:value="0.738983" calcext:value-type="float">
            <text:p>0.738983</text:p>
          </table:table-cell>
          <table:table-cell office:value-type="float" office:value="0.713631" calcext:value-type="float">
            <text:p>0.713631</text:p>
          </table:table-cell>
          <table:table-cell office:value-type="float" office:value="0.692644" calcext:value-type="float">
            <text:p>0.692644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TEST</text:p>
          </table:table-cell>
          <table:table-cell office:value-type="string" calcext:value-type="string">
            <text:p>12.23.14.52</text:p>
          </table:table-cell>
          <table:table-cell office:value-type="string" calcext:value-type="string">
            <text:p>12-23-06-51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81665" calcext:value-type="float">
            <text:p>0.6816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21782" calcext:value-type="float">
            <text:p>1.421782</text:p>
          </table:table-cell>
          <table:table-cell table:number-columns-repeated="8"/>
          <table:table-cell office:value-type="float" office:value="0.681665" calcext:value-type="float">
            <text:p>0.681665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office:value-type="string" calcext:value-type="string" table:number-columns-spanned="3" table:number-rows-spanned="1">
            <text:p>12.24 修改了update模块 和 KNN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 table:number-columns-spanned="2" table:number-rows-spanned="1">
            <text:p>drop all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7"/>
          <table:table-cell office:value-type="float" office:value="12" calcext:value-type="float" table:number-columns-spanned="2" table:number-rows-spanned="1">
            <text:p>12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提交情况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包含数据</text:p>
          </table:table-cell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属性</text:p>
          </table:table-cell>
          <table:table-cell office:value-type="string" calcext:value-type="string">
            <text:p>序号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 office:value-type="string" calcext:value-type="string">
            <text:p>预训练模型</text:p>
          </table:table-cell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office:value-type="float" office:value="10000" calcext:value-type="float">
            <text:p>10000.000000</text:p>
          </table:table-cell>
          <table:table-cell office:value-type="float" office:value="20000" calcext:value-type="float">
            <text:p>20000.000000</text:p>
          </table:table-cell>
          <table:table-cell office:value-type="float" office:value="30000" calcext:value-type="float">
            <text:p>30000.000000</text:p>
          </table:table-cell>
          <table:table-cell office:value-type="float" office:value="40000" calcext:value-type="float">
            <text:p>40000.000000</text:p>
          </table:table-cell>
          <table:table-cell office:value-type="float" office:value="50000" calcext:value-type="float">
            <text:p>50000.000000</text:p>
          </table:table-cell>
          <table:table-cell office:value-type="float" office:value="60000" calcext:value-type="float">
            <text:p>60000.000000</text:p>
          </table:table-cell>
          <table:table-cell office:value-type="float" office:value="70000" calcext:value-type="float">
            <text:p>70000.000000</text:p>
          </table:table-cell>
          <table:table-cell office:value-type="float" office:value="80000" calcext:value-type="float">
            <text:p>80000.000000</text:p>
          </table:table-cell>
          <table:table-cell office:value-type="float" office:value="90000" calcext:value-type="float">
            <text:p>90000.000000</text:p>
          </table:table-cell>
          <table:table-cell office:value-type="float" office:value="100000" calcext:value-type="float">
            <text:p>100000.000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6" office:value-type="string" calcext:value-type="string">
            <text:p>C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28" calcext:value-type="date">
            <text:p>2021-12-28</text:p>
          </table:table-cell>
          <table:table-cell table:style-name="ce3" office:value-type="string" calcext:value-type="string">
            <text:p>TEST</text:p>
          </table:table-cell>
          <table:table-cell table:style-name="ce4" office:value-type="string" calcext:value-type="string">
            <text:p>exp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28" calcext:value-type="date">
            <text:p>2021-12-2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43736" calcext:value-type="float">
            <text:p>0.4373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3301" calcext:value-type="float">
            <text:p>0.943301</text:p>
          </table:table-cell>
          <table:table-cell office:value-type="float" office:value="0.711177" calcext:value-type="float">
            <text:p>0.711177</text:p>
          </table:table-cell>
          <table:table-cell office:value-type="float" office:value="0.667259" calcext:value-type="float">
            <text:p>0.667259</text:p>
          </table:table-cell>
          <table:table-cell office:value-type="float" office:value="0.601543" calcext:value-type="float">
            <text:p>0.601543</text:p>
          </table:table-cell>
          <table:table-cell office:value-type="float" office:value="0.558302" calcext:value-type="float">
            <text:p>0.558302</text:p>
          </table:table-cell>
          <table:table-cell office:value-type="float" office:value="0.522295" calcext:value-type="float">
            <text:p>0.522295</text:p>
          </table:table-cell>
          <table:table-cell office:value-type="float" office:value="0.504166" calcext:value-type="float">
            <text:p>0.504166</text:p>
          </table:table-cell>
          <table:table-cell office:value-type="float" office:value="0.479223" calcext:value-type="float">
            <text:p>0.479223</text:p>
          </table:table-cell>
          <table:table-cell office:value-type="float" office:value="0.446667" calcext:value-type="float">
            <text:p>0.446667</text:p>
          </table:table-cell>
          <table:table-cell table:style-name="ce10" office:value-type="float" office:value="0.43736" calcext:value-type="float">
            <text:p>0.43736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6"/>
          <table:table-cell/>
          <table:table-cell table:style-name="ce3" table:number-columns-repeated="2"/>
          <table:table-cell table:style-name="ce4"/>
          <table:table-cell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0" calcext:value-type="date">
            <text:p>2021-12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0" calcext:value-type="date">
            <text:p>2021-12-30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297586" calcext:value-type="float">
            <text:p>1.29758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331" calcext:value-type="float">
            <text:p>1.538331</text:p>
          </table:table-cell>
          <table:table-cell office:value-type="float" office:value="1.533047" calcext:value-type="float">
            <text:p>1.533047</text:p>
          </table:table-cell>
          <table:table-cell office:value-type="float" office:value="1.510784" calcext:value-type="float">
            <text:p>1.510784</text:p>
          </table:table-cell>
          <table:table-cell office:value-type="float" office:value="1.418861" calcext:value-type="float">
            <text:p>1.418861</text:p>
          </table:table-cell>
          <table:table-cell office:value-type="float" office:value="1.472094" calcext:value-type="float">
            <text:p>1.472094</text:p>
          </table:table-cell>
          <table:table-cell office:value-type="float" office:value="1.441929" calcext:value-type="float">
            <text:p>1.441929</text:p>
          </table:table-cell>
          <table:table-cell table:style-name="ce10" office:value-type="float" office:value="1.297586" calcext:value-type="float">
            <text:p>1.297586</text:p>
          </table:table-cell>
          <table:table-cell office:value-type="float" office:value="1.47108" calcext:value-type="float">
            <text:p>1.471080</text:p>
          </table:table-cell>
          <table:table-cell office:value-type="float" office:value="1.340695" calcext:value-type="float">
            <text:p>1.340695</text:p>
          </table:table-cell>
          <table:table-cell office:value-type="float" office:value="1.330242" calcext:value-type="float">
            <text:p>1.33024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31167" calcext:value-type="float">
            <text:p>2.731167</text:p>
          </table:table-cell>
          <table:table-cell table:number-columns-repeated="3"/>
          <table:table-cell office:value-type="float" office:value="3.073242" calcext:value-type="float">
            <text:p>3.073242</text:p>
          </table:table-cell>
          <table:table-cell office:value-type="float" office:value="2.894901" calcext:value-type="float">
            <text:p>2.894901</text:p>
          </table:table-cell>
          <table:table-cell office:value-type="float" office:value="3.033633" calcext:value-type="float">
            <text:p>3.033633</text:p>
          </table:table-cell>
          <table:table-cell office:value-type="float" office:value="2.656682" calcext:value-type="float">
            <text:p>2.656682</text:p>
          </table:table-cell>
          <table:table-cell office:value-type="float" office:value="2.875396" calcext:value-type="float">
            <text:p>2.875396</text:p>
          </table:table-cell>
          <table:table-cell office:value-type="float" office:value="2.587587" calcext:value-type="float">
            <text:p>2.587587</text:p>
          </table:table-cell>
          <table:table-cell table:style-name="ce10" office:value-type="float" office:value="2.731167" calcext:value-type="float">
            <text:p>2.731167</text:p>
          </table:table-cell>
          <table:table-cell office:value-type="float" office:value="2.785462" calcext:value-type="float">
            <text:p>2.785462</text:p>
          </table:table-cell>
          <table:table-cell office:value-type="float" office:value="2.821939" calcext:value-type="float">
            <text:p>2.821939</text:p>
          </table:table-cell>
          <table:table-cell office:value-type="float" office:value="2.835517" calcext:value-type="float">
            <text:p>2.83551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4"/>
          <table:table-cell table:style-name="ce10"/>
          <table:table-cell table:number-columns-repeated="999"/>
        </table:table-row>
        <table:table-row table:style-name="ro1">
          <table:table-cell office:value-type="float" office:value="1.629" calcext:value-type="float">
            <text:p>1.629</text:p>
          </table:table-cell>
          <table:table-cell table:style-name="Default"/>
          <table:table-cell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1" calcext:value-type="date">
            <text:p>2021-12-3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1" calcext:value-type="date">
            <text:p>2021-12-3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0791" calcext:value-type="float">
            <text:p>0.5907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4456" calcext:value-type="float">
            <text:p>0.934456</text:p>
          </table:table-cell>
          <table:table-cell office:value-type="float" office:value="0.88666" calcext:value-type="float">
            <text:p>0.886660</text:p>
          </table:table-cell>
          <table:table-cell office:value-type="float" office:value="0.928407" calcext:value-type="float">
            <text:p>0.92840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657592" calcext:value-type="float">
            <text:p>0.657592</text:p>
          </table:table-cell>
          <table:table-cell office:value-type="float" office:value="0.642886" calcext:value-type="float">
            <text:p>0.642886</text:p>
          </table:table-cell>
          <table:table-cell office:value-type="float" office:value="0.632909" calcext:value-type="float">
            <text:p>0.632909</text:p>
          </table:table-cell>
          <table:table-cell office:value-type="float" office:value="0.611155" calcext:value-type="float">
            <text:p>0.611155</text:p>
          </table:table-cell>
          <table:table-cell office:value-type="float" office:value="0.601937" calcext:value-type="float">
            <text:p>0.601937</text:p>
          </table:table-cell>
          <table:table-cell table:style-name="ce10" office:value-type="float" office:value="0.590791" calcext:value-type="float">
            <text:p>0.590791</text:p>
          </table:table-cell>
          <table:table-cell table:number-columns-repeated="996"/>
        </table:table-row>
        <table:table-row table:style-name="ro1">
          <table:table-cell office:value-type="float" office:value="2.894" calcext:value-type="float">
            <text:p>2.894</text:p>
          </table:table-cell>
          <table:table-cell table:style-name="Default"/>
          <table:table-cell table:number-columns-repeated="3"/>
          <table:table-cell table:style-name="ce3"/>
          <table:table-cell table:number-columns-repeated="8"/>
          <table:table-cell office:value-type="float" office:value="1.001423" calcext:value-type="float">
            <text:p>1.001423</text:p>
          </table:table-cell>
          <table:table-cell table:number-columns-repeated="3"/>
          <table:table-cell office:value-type="float" office:value="1.551925" calcext:value-type="float">
            <text:p>1.551925</text:p>
          </table:table-cell>
          <table:table-cell office:value-type="float" office:value="1.739211" calcext:value-type="float">
            <text:p>1.739211</text:p>
          </table:table-cell>
          <table:table-cell office:value-type="float" office:value="1.486725" calcext:value-type="float">
            <text:p>1.486725</text:p>
          </table:table-cell>
          <table:table-cell office:value-type="float" office:value="1.228745" calcext:value-type="float">
            <text:p>1.228745</text:p>
          </table:table-cell>
          <table:table-cell office:value-type="float" office:value="1.14889" calcext:value-type="float">
            <text:p>1.148890</text:p>
          </table:table-cell>
          <table:table-cell office:value-type="float" office:value="1.163701" calcext:value-type="float">
            <text:p>1.163701</text:p>
          </table:table-cell>
          <table:table-cell office:value-type="float" office:value="1.134981" calcext:value-type="float">
            <text:p>1.134981</text:p>
          </table:table-cell>
          <table:table-cell office:value-type="float" office:value="1.031819" calcext:value-type="float">
            <text:p>1.031819</text:p>
          </table:table-cell>
          <table:table-cell office:value-type="float" office:value="1.020366" calcext:value-type="float">
            <text:p>1.020366</text:p>
          </table:table-cell>
          <table:table-cell table:style-name="ce10" office:value-type="float" office:value="1.001423" calcext:value-type="float">
            <text:p>1.00142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6"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2" calcext:value-type="date">
            <text:p>2022-01-02</text:p>
          </table:table-cell>
          <table:table-cell table:style-name="ce3" office:value-type="string" calcext:value-type="string">
            <text:p>TEST</text:p>
          </table:table-cell>
          <table:table-cell table:style-name="ce6" office:value-type="string" calcext:value-type="string">
            <text:p>exp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2" calcext:value-type="date">
            <text:p>2022-01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0348" calcext:value-type="float">
            <text:p>1.3203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3459" calcext:value-type="float">
            <text:p>1.533459</text:p>
          </table:table-cell>
          <table:table-cell office:value-type="float" office:value="1.489071" calcext:value-type="float">
            <text:p>1.489071</text:p>
          </table:table-cell>
          <table:table-cell office:value-type="float" office:value="1.531285" calcext:value-type="float">
            <text:p>1.531285</text:p>
          </table:table-cell>
          <table:table-cell office:value-type="float" office:value="1.480135" calcext:value-type="float">
            <text:p>1.480135</text:p>
          </table:table-cell>
          <table:table-cell office:value-type="float" office:value="1.575297" calcext:value-type="float">
            <text:p>1.575297</text:p>
          </table:table-cell>
          <table:table-cell office:value-type="float" office:value="1.369163" calcext:value-type="float">
            <text:p>1.369163</text:p>
          </table:table-cell>
          <table:table-cell office:value-type="float" office:value="1.324887" calcext:value-type="float">
            <text:p>1.324887</text:p>
          </table:table-cell>
          <table:table-cell office:value-type="float" office:value="1.337257" calcext:value-type="float">
            <text:p>1.337257</text:p>
          </table:table-cell>
          <table:table-cell office:value-type="float" office:value="1.329505" calcext:value-type="float">
            <text:p>1.329505</text:p>
          </table:table-cell>
          <table:table-cell table:style-name="ce10" office:value-type="float" office:value="1.320348" calcext:value-type="float">
            <text:p>1.3203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655038" calcext:value-type="float">
            <text:p>2.655038</text:p>
          </table:table-cell>
          <table:table-cell table:number-columns-repeated="3"/>
          <table:table-cell office:value-type="float" office:value="3.069915" calcext:value-type="float">
            <text:p>3.069915</text:p>
          </table:table-cell>
          <table:table-cell office:value-type="float" office:value="2.898065" calcext:value-type="float">
            <text:p>2.898065</text:p>
          </table:table-cell>
          <table:table-cell office:value-type="float" office:value="2.933479" calcext:value-type="float">
            <text:p>2.933479</text:p>
          </table:table-cell>
          <table:table-cell office:value-type="float" office:value="2.696813" calcext:value-type="float">
            <text:p>2.696813</text:p>
          </table:table-cell>
          <table:table-cell office:value-type="float" office:value="2.814785" calcext:value-type="float">
            <text:p>2.814785</text:p>
          </table:table-cell>
          <table:table-cell office:value-type="float" office:value="2.645646" calcext:value-type="float">
            <text:p>2.645646</text:p>
          </table:table-cell>
          <table:table-cell office:value-type="float" office:value="2.670473" calcext:value-type="float">
            <text:p>2.670473</text:p>
          </table:table-cell>
          <table:table-cell office:value-type="float" office:value="2.730792" calcext:value-type="float">
            <text:p>2.730792</text:p>
          </table:table-cell>
          <table:table-cell office:value-type="float" office:value="2.741245" calcext:value-type="float">
            <text:p>2.741245</text:p>
          </table:table-cell>
          <table:table-cell table:style-name="ce10" office:value-type="float" office:value="2.655038" calcext:value-type="float">
            <text:p>2.6550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3" calcext:value-type="date">
            <text:p>2022-01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3" calcext:value-type="date">
            <text:p>2022-01-0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4282" calcext:value-type="float">
            <text:p>1.3242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082" calcext:value-type="float">
            <text:p>1.538082</text:p>
          </table:table-cell>
          <table:table-cell office:value-type="float" office:value="1.466168" calcext:value-type="float">
            <text:p>1.466168</text:p>
          </table:table-cell>
          <table:table-cell office:value-type="float" office:value="1.522767" calcext:value-type="float">
            <text:p>1.522767</text:p>
          </table:table-cell>
          <table:table-cell office:value-type="float" office:value="1.434302" calcext:value-type="float">
            <text:p>1.434302</text:p>
          </table:table-cell>
          <table:table-cell office:value-type="float" office:value="1.579017" calcext:value-type="float">
            <text:p>1.579017</text:p>
          </table:table-cell>
          <table:table-cell office:value-type="float" office:value="1.482446" calcext:value-type="float">
            <text:p>1.482446</text:p>
          </table:table-cell>
          <table:table-cell office:value-type="float" office:value="1.314378" calcext:value-type="float">
            <text:p>1.314378</text:p>
          </table:table-cell>
          <table:table-cell office:value-type="float" office:value="1.448839" calcext:value-type="float">
            <text:p>1.448839</text:p>
          </table:table-cell>
          <table:table-cell office:value-type="float" office:value="1.340781" calcext:value-type="float">
            <text:p>1.340781</text:p>
          </table:table-cell>
          <table:table-cell table:style-name="ce10" office:value-type="float" office:value="1.324282" calcext:value-type="float">
            <text:p>1.324282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8"/>
          <table:table-cell office:value-type="float" office:value="2.863948" calcext:value-type="float">
            <text:p>2.863948</text:p>
          </table:table-cell>
          <table:table-cell table:number-columns-repeated="3"/>
          <table:table-cell office:value-type="float" office:value="2.964857" calcext:value-type="float">
            <text:p>2.964857</text:p>
          </table:table-cell>
          <table:table-cell office:value-type="float" office:value="2.900301" calcext:value-type="float">
            <text:p>2.900301</text:p>
          </table:table-cell>
          <table:table-cell office:value-type="float" office:value="2.820924" calcext:value-type="float">
            <text:p>2.820924</text:p>
          </table:table-cell>
          <table:table-cell office:value-type="float" office:value="2.763857" calcext:value-type="float">
            <text:p>2.763857</text:p>
          </table:table-cell>
          <table:table-cell office:value-type="float" office:value="2.791328" calcext:value-type="float">
            <text:p>2.791328</text:p>
          </table:table-cell>
          <table:table-cell office:value-type="float" office:value="2.886649" calcext:value-type="float">
            <text:p>2.886649</text:p>
          </table:table-cell>
          <table:table-cell office:value-type="float" office:value="2.707891" calcext:value-type="float">
            <text:p>2.707891</text:p>
          </table:table-cell>
          <table:table-cell table:number-columns-repeated="2" office:value-type="float" office:value="2.745293" calcext:value-type="float">
            <text:p>2.745293</text:p>
          </table:table-cell>
          <table:table-cell table:style-name="ce10" office:value-type="float" office:value="2.863948" calcext:value-type="float">
            <text:p>2.863948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21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7"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5" calcext:value-type="date">
            <text:p>2022-01-05</text:p>
          </table:table-cell>
          <table:table-cell table:style-name="ce3" office:value-type="string" calcext:value-type="string">
            <text:p>TEST</text:p>
          </table:table-cell>
          <table:table-cell table:style-name="ce6" office:value-type="string" calcext:value-type="string">
            <text:p>exp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5" calcext:value-type="date">
            <text:p>2022-01-0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6777" calcext:value-type="float">
            <text:p>0.5867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23" calcext:value-type="float">
            <text:p>1.012300</text:p>
          </table:table-cell>
          <table:table-cell office:value-type="float" office:value="0.811572" calcext:value-type="float">
            <text:p>0.811572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4497" calcext:value-type="float">
            <text:p>0.704497</text:p>
          </table:table-cell>
          <table:table-cell office:value-type="float" office:value="0.671564" calcext:value-type="float">
            <text:p>0.671564</text:p>
          </table:table-cell>
          <table:table-cell office:value-type="float" office:value="0.653436" calcext:value-type="float">
            <text:p>0.653436</text:p>
          </table:table-cell>
          <table:table-cell office:value-type="float" office:value="0.634029" calcext:value-type="float">
            <text:p>0.634029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.596554" calcext:value-type="float">
            <text:p>0.596554</text:p>
          </table:table-cell>
          <table:table-cell table:style-name="ce10" office:value-type="float" office:value="0.586777" calcext:value-type="float">
            <text:p>0.5867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0121" calcext:value-type="float">
            <text:p>1.001210</text:p>
          </table:table-cell>
          <table:table-cell table:number-columns-repeated="3"/>
          <table:table-cell office:value-type="float" office:value="1.621984" calcext:value-type="float">
            <text:p>1.621984</text:p>
          </table:table-cell>
          <table:table-cell office:value-type="float" office:value="1.530233" calcext:value-type="float">
            <text:p>1.530233</text:p>
          </table:table-cell>
          <table:table-cell office:value-type="float" office:value="1.46902" calcext:value-type="float">
            <text:p>1.469020</text:p>
          </table:table-cell>
          <table:table-cell office:value-type="float" office:value="1.247702" calcext:value-type="float">
            <text:p>1.247702</text:p>
          </table:table-cell>
          <table:table-cell office:value-type="float" office:value="1.178903" calcext:value-type="float">
            <text:p>1.178903</text:p>
          </table:table-cell>
          <table:table-cell office:value-type="float" office:value="1.173124" calcext:value-type="float">
            <text:p>1.173124</text:p>
          </table:table-cell>
          <table:table-cell office:value-type="float" office:value="1.136368" calcext:value-type="float">
            <text:p>1.136368</text:p>
          </table:table-cell>
          <table:table-cell office:value-type="float" office:value="1.049035" calcext:value-type="float">
            <text:p>1.049035</text:p>
          </table:table-cell>
          <table:table-cell office:value-type="float" office:value="1.017724" calcext:value-type="float">
            <text:p>1.017724</text:p>
          </table:table-cell>
          <table:table-cell table:style-name="ce10" office:value-type="float" office:value="1.00121" calcext:value-type="float">
            <text:p>1.0012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11"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6" calcext:value-type="date">
            <text:p>2022-01-06</text:p>
          </table:table-cell>
          <table:table-cell table:style-name="ce3" office:value-type="string" calcext:value-type="string">
            <text:p>TEST</text:p>
          </table:table-cell>
          <table:table-cell table:style-name="ce6" office:value-type="string" calcext:value-type="string">
            <text:p>exp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6" calcext:value-type="date">
            <text:p>2022-01-0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13" calcext:value-type="float">
            <text:p>0.5991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6001" calcext:value-type="float">
            <text:p>0.836001</text:p>
          </table:table-cell>
          <table:table-cell office:value-type="float" office:value="0.727295" calcext:value-type="float">
            <text:p>0.727295</text:p>
          </table:table-cell>
          <table:table-cell office:value-type="float" office:value="0.645547" calcext:value-type="float">
            <text:p>0.645547</text:p>
          </table:table-cell>
          <table:table-cell office:value-type="float" office:value="0.622978" calcext:value-type="float">
            <text:p>0.622978</text:p>
          </table:table-cell>
          <table:table-cell table:style-name="ce10" office:value-type="float" office:value="0.59913" calcext:value-type="float">
            <text:p>0.5991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3"/>
          <table:table-cell office:value-type="float" office:value="1.370384" calcext:value-type="float">
            <text:p>1.37038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93256" calcext:value-type="float">
            <text:p>2.393256</text:p>
          </table:table-cell>
          <table:table-cell office:value-type="float" office:value="1.853407" calcext:value-type="float">
            <text:p>1.853407</text:p>
          </table:table-cell>
          <table:table-cell office:value-type="float" office:value="1.543504" calcext:value-type="float">
            <text:p>1.543504</text:p>
          </table:table-cell>
          <table:table-cell office:value-type="float" office:value="1.473426" calcext:value-type="float">
            <text:p>1.473426</text:p>
          </table:table-cell>
          <table:table-cell table:style-name="ce10" office:value-type="float" office:value="1.370384" calcext:value-type="float">
            <text:p>1.3703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929" calcext:value-type="float">
            <text:p>0.5999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7361" calcext:value-type="float">
            <text:p>0.837361</text:p>
          </table:table-cell>
          <table:table-cell office:value-type="float" office:value="0.718429" calcext:value-type="float">
            <text:p>0.718429</text:p>
          </table:table-cell>
          <table:table-cell office:value-type="float" office:value="0.651504" calcext:value-type="float">
            <text:p>0.651504</text:p>
          </table:table-cell>
          <table:table-cell office:value-type="float" office:value="0.624695" calcext:value-type="float">
            <text:p>0.624695</text:p>
          </table:table-cell>
          <table:table-cell table:style-name="ce10" office:value-type="float" office:value="0.599929" calcext:value-type="float">
            <text:p>0.599929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80028" calcext:value-type="float">
            <text:p>1.380028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733228" calcext:value-type="float">
            <text:p>2.733228</text:p>
          </table:table-cell>
          <table:table-cell office:value-type="float" office:value="1.834218" calcext:value-type="float">
            <text:p>1.834218</text:p>
          </table:table-cell>
          <table:table-cell office:value-type="float" office:value="1.576081" calcext:value-type="float">
            <text:p>1.576081</text:p>
          </table:table-cell>
          <table:table-cell office:value-type="float" office:value="1.472365" calcext:value-type="float">
            <text:p>1.472365</text:p>
          </table:table-cell>
          <table:table-cell table:style-name="ce10" office:value-type="float" office:value="1.380028" calcext:value-type="float">
            <text:p>1.3800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601581" calcext:value-type="float">
            <text:p>0.6015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44374" calcext:value-type="float">
            <text:p>0.844374</text:p>
          </table:table-cell>
          <table:table-cell office:value-type="float" office:value="0.711665" calcext:value-type="float">
            <text:p>0.711665</text:p>
          </table:table-cell>
          <table:table-cell office:value-type="float" office:value="0.648886" calcext:value-type="float">
            <text:p>0.648886</text:p>
          </table:table-cell>
          <table:table-cell office:value-type="float" office:value="0.628301" calcext:value-type="float">
            <text:p>0.628301</text:p>
          </table:table-cell>
          <table:table-cell table:style-name="ce10" office:value-type="float" office:value="0.601581" calcext:value-type="float">
            <text:p>0.60158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95206" calcext:value-type="float">
            <text:p>1.395206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464067" calcext:value-type="float">
            <text:p>2.464067</text:p>
          </table:table-cell>
          <table:table-cell office:value-type="float" office:value="1.791677" calcext:value-type="float">
            <text:p>1.791677</text:p>
          </table:table-cell>
          <table:table-cell office:value-type="float" office:value="1.576494" calcext:value-type="float">
            <text:p>1.576494</text:p>
          </table:table-cell>
          <table:table-cell office:value-type="float" office:value="1.486062" calcext:value-type="float">
            <text:p>1.486062</text:p>
          </table:table-cell>
          <table:table-cell table:style-name="ce10" office:value-type="float" office:value="1.395206" calcext:value-type="float">
            <text:p>1.395206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8" calcext:value-type="date">
            <text:p>2022-01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8" calcext:value-type="date">
            <text:p>2022-01-08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883" calcext:value-type="float">
            <text:p>0.5848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7852" calcext:value-type="float">
            <text:p>0.977852</text:p>
          </table:table-cell>
          <table:table-cell office:value-type="float" office:value="0.85941" calcext:value-type="float">
            <text:p>0.859410</text:p>
          </table:table-cell>
          <table:table-cell office:value-type="float" office:value="0.769829" calcext:value-type="float">
            <text:p>0.769829</text:p>
          </table:table-cell>
          <table:table-cell office:value-type="float" office:value="0.728021" calcext:value-type="float">
            <text:p>0.728021</text:p>
          </table:table-cell>
          <table:table-cell office:value-type="float" office:value="0.676995" calcext:value-type="float">
            <text:p>0.676995</text:p>
          </table:table-cell>
          <table:table-cell office:value-type="float" office:value="0.644717" calcext:value-type="float">
            <text:p>0.644717</text:p>
          </table:table-cell>
          <table:table-cell office:value-type="float" office:value="0.639104" calcext:value-type="float">
            <text:p>0.639104</text:p>
          </table:table-cell>
          <table:table-cell office:value-type="float" office:value="0.602055" calcext:value-type="float">
            <text:p>0.602055</text:p>
          </table:table-cell>
          <table:table-cell office:value-type="float" office:value="0.5951" calcext:value-type="float">
            <text:p>0.595100</text:p>
          </table:table-cell>
          <table:table-cell table:style-name="ce10" office:value-type="float" office:value="0.584883" calcext:value-type="float">
            <text:p>0.58488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11538" calcext:value-type="float">
            <text:p>1.011538</text:p>
          </table:table-cell>
          <table:table-cell table:number-columns-repeated="3"/>
          <table:table-cell office:value-type="float" office:value="1.69369" calcext:value-type="float">
            <text:p>1.693690</text:p>
          </table:table-cell>
          <table:table-cell office:value-type="float" office:value="1.578917" calcext:value-type="float">
            <text:p>1.578917</text:p>
          </table:table-cell>
          <table:table-cell office:value-type="float" office:value="1.357479" calcext:value-type="float">
            <text:p>1.357479</text:p>
          </table:table-cell>
          <table:table-cell office:value-type="float" office:value="1.268754" calcext:value-type="float">
            <text:p>1.268754</text:p>
          </table:table-cell>
          <table:table-cell office:value-type="float" office:value="1.215147" calcext:value-type="float">
            <text:p>1.215147</text:p>
          </table:table-cell>
          <table:table-cell office:value-type="float" office:value="1.133611" calcext:value-type="float">
            <text:p>1.133611</text:p>
          </table:table-cell>
          <table:table-cell office:value-type="float" office:value="1.125844" calcext:value-type="float">
            <text:p>1.125844</text:p>
          </table:table-cell>
          <table:table-cell office:value-type="float" office:value="1.030669" calcext:value-type="float">
            <text:p>1.030669</text:p>
          </table:table-cell>
          <table:table-cell office:value-type="float" office:value="1.022069" calcext:value-type="float">
            <text:p>1.022069</text:p>
          </table:table-cell>
          <table:table-cell table:style-name="ce10" office:value-type="float" office:value="1.011538" calcext:value-type="float">
            <text:p>1.01153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9" calcext:value-type="date">
            <text:p>2022-01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9" calcext:value-type="date">
            <text:p>2022-01-09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932" calcext:value-type="float">
            <text:p>0.5849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0288" calcext:value-type="float">
            <text:p>0.970288</text:p>
          </table:table-cell>
          <table:table-cell office:value-type="float" office:value="0.801866" calcext:value-type="float">
            <text:p>0.801866</text:p>
          </table:table-cell>
          <table:table-cell office:value-type="float" office:value="0.757551" calcext:value-type="float">
            <text:p>0.757551</text:p>
          </table:table-cell>
          <table:table-cell office:value-type="float" office:value="0.716596" calcext:value-type="float">
            <text:p>0.716596</text:p>
          </table:table-cell>
          <table:table-cell office:value-type="float" office:value="0.663768" calcext:value-type="float">
            <text:p>0.663768</text:p>
          </table:table-cell>
          <table:table-cell office:value-type="float" office:value="0.657009" calcext:value-type="float">
            <text:p>0.657009</text:p>
          </table:table-cell>
          <table:table-cell office:value-type="float" office:value="0.631886" calcext:value-type="float">
            <text:p>0.631886</text:p>
          </table:table-cell>
          <table:table-cell office:value-type="float" office:value="0.601692" calcext:value-type="float">
            <text:p>0.601692</text:p>
          </table:table-cell>
          <table:table-cell office:value-type="float" office:value="0.596754" calcext:value-type="float">
            <text:p>0.596754</text:p>
          </table:table-cell>
          <table:table-cell table:style-name="ce10" office:value-type="float" office:value="0.584932" calcext:value-type="float">
            <text:p>0.5849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09812" calcext:value-type="float">
            <text:p>1.009812</text:p>
          </table:table-cell>
          <table:table-cell table:number-columns-repeated="3"/>
          <table:table-cell office:value-type="float" office:value="1.664102" calcext:value-type="float">
            <text:p>1.664102</text:p>
          </table:table-cell>
          <table:table-cell office:value-type="float" office:value="1.389957" calcext:value-type="float">
            <text:p>1.389957</text:p>
          </table:table-cell>
          <table:table-cell office:value-type="float" office:value="1.319547" calcext:value-type="float">
            <text:p>1.319547</text:p>
          </table:table-cell>
          <table:table-cell office:value-type="float" office:value="1.275752" calcext:value-type="float">
            <text:p>1.275752</text:p>
          </table:table-cell>
          <table:table-cell office:value-type="float" office:value="1.21613" calcext:value-type="float">
            <text:p>1.216130</text:p>
          </table:table-cell>
          <table:table-cell office:value-type="float" office:value="1.1567" calcext:value-type="float">
            <text:p>1.156700</text:p>
          </table:table-cell>
          <table:table-cell office:value-type="float" office:value="1.101142" calcext:value-type="float">
            <text:p>1.101142</text:p>
          </table:table-cell>
          <table:table-cell office:value-type="float" office:value="1.036291" calcext:value-type="float">
            <text:p>1.036291</text:p>
          </table:table-cell>
          <table:table-cell office:value-type="float" office:value="1.007134" calcext:value-type="float">
            <text:p>1.007134</text:p>
          </table:table-cell>
          <table:table-cell table:style-name="ce10" office:value-type="float" office:value="1.009812" calcext:value-type="float">
            <text:p>1.00981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1" calcext:value-type="date">
            <text:p>2022-01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1" calcext:value-type="date">
            <text:p>2022-01-11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85668" calcext:value-type="float">
            <text:p>0.58566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14" calcext:value-type="float">
            <text:p>0.981400</text:p>
          </table:table-cell>
          <table:table-cell office:value-type="float" office:value="0.823837" calcext:value-type="float">
            <text:p>0.823837</text:p>
          </table:table-cell>
          <table:table-cell office:value-type="float" office:value="0.755517" calcext:value-type="float">
            <text:p>0.755517</text:p>
          </table:table-cell>
          <table:table-cell office:value-type="float" office:value="0.710378" calcext:value-type="float">
            <text:p>0.710378</text:p>
          </table:table-cell>
          <table:table-cell office:value-type="float" office:value="0.685601" calcext:value-type="float">
            <text:p>0.685601</text:p>
          </table:table-cell>
          <table:table-cell office:value-type="float" office:value="0.645478" calcext:value-type="float">
            <text:p>0.645478</text:p>
          </table:table-cell>
          <table:table-cell office:value-type="float" office:value="0.632927" calcext:value-type="float">
            <text:p>0.632927</text:p>
          </table:table-cell>
          <table:table-cell office:value-type="float" office:value="0.602225" calcext:value-type="float">
            <text:p>0.602225</text:p>
          </table:table-cell>
          <table:table-cell office:value-type="float" office:value="0.591057" calcext:value-type="float">
            <text:p>0.591057</text:p>
          </table:table-cell>
          <table:table-cell table:style-name="ce10" office:value-type="float" office:value="0.585668" calcext:value-type="float">
            <text:p>0.5856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 office:value-type="float" office:value="1.00809" calcext:value-type="float">
            <text:p>1.008090</text:p>
          </table:table-cell>
          <table:table-cell table:number-columns-repeated="3"/>
          <table:table-cell office:value-type="float" office:value="1.686403" calcext:value-type="float">
            <text:p>1.686403</text:p>
          </table:table-cell>
          <table:table-cell office:value-type="float" office:value="1.433424" calcext:value-type="float">
            <text:p>1.433424</text:p>
          </table:table-cell>
          <table:table-cell office:value-type="float" office:value="1.318219" calcext:value-type="float">
            <text:p>1.318219</text:p>
          </table:table-cell>
          <table:table-cell office:value-type="float" office:value="1.238185" calcext:value-type="float">
            <text:p>1.238185</text:p>
          </table:table-cell>
          <table:table-cell office:value-type="float" office:value="1.284748" calcext:value-type="float">
            <text:p>1.284748</text:p>
          </table:table-cell>
          <table:table-cell office:value-type="float" office:value="1.153338" calcext:value-type="float">
            <text:p>1.153338</text:p>
          </table:table-cell>
          <table:table-cell office:value-type="float" office:value="1.135432" calcext:value-type="float">
            <text:p>1.135432</text:p>
          </table:table-cell>
          <table:table-cell office:value-type="float" office:value="1.030595" calcext:value-type="float">
            <text:p>1.030595</text:p>
          </table:table-cell>
          <table:table-cell office:value-type="float" office:value="1.00926" calcext:value-type="float">
            <text:p>1.009260</text:p>
          </table:table-cell>
          <table:table-cell table:style-name="ce10" office:value-type="float" office:value="1.00809" calcext:value-type="float">
            <text:p>1.0080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2" calcext:value-type="date">
            <text:p>2022-01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2" calcext:value-type="date">
            <text:p>2022-01-12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1059" calcext:value-type="float">
            <text:p>0.5910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5336" calcext:value-type="float">
            <text:p>0.915336</text:p>
          </table:table-cell>
          <table:table-cell office:value-type="float" office:value="0.843746" calcext:value-type="float">
            <text:p>0.843746</text:p>
          </table:table-cell>
          <table:table-cell office:value-type="float" office:value="0.730383" calcext:value-type="float">
            <text:p>0.730383</text:p>
          </table:table-cell>
          <table:table-cell office:value-type="float" office:value="0.697509" calcext:value-type="float">
            <text:p>0.697509</text:p>
          </table:table-cell>
          <table:table-cell office:value-type="float" office:value="0.662812" calcext:value-type="float">
            <text:p>0.662812</text:p>
          </table:table-cell>
          <table:table-cell office:value-type="float" office:value="0.644974" calcext:value-type="float">
            <text:p>0.644974</text:p>
          </table:table-cell>
          <table:table-cell office:value-type="float" office:value="0.620139" calcext:value-type="float">
            <text:p>0.620139</text:p>
          </table:table-cell>
          <table:table-cell office:value-type="float" office:value="0.606885" calcext:value-type="float">
            <text:p>0.606885</text:p>
          </table:table-cell>
          <table:table-cell office:value-type="float" office:value="0.59383" calcext:value-type="float">
            <text:p>0.593830</text:p>
          </table:table-cell>
          <table:table-cell table:style-name="ce15" office:value-type="float" office:value="0.591059" calcext:value-type="float">
            <text:p>0.59105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2279" calcext:value-type="float">
            <text:p>1.022790</text:p>
          </table:table-cell>
          <table:table-cell table:number-columns-repeated="3"/>
          <table:table-cell office:value-type="float" office:value="1.683262" calcext:value-type="float">
            <text:p>1.683262</text:p>
          </table:table-cell>
          <table:table-cell office:value-type="float" office:value="1.562635" calcext:value-type="float">
            <text:p>1.562635</text:p>
          </table:table-cell>
          <table:table-cell office:value-type="float" office:value="1.287286" calcext:value-type="float">
            <text:p>1.287286</text:p>
          </table:table-cell>
          <table:table-cell office:value-type="float" office:value="1.228966" calcext:value-type="float">
            <text:p>1.228966</text:p>
          </table:table-cell>
          <table:table-cell office:value-type="float" office:value="1.27715" calcext:value-type="float">
            <text:p>1.277150</text:p>
          </table:table-cell>
          <table:table-cell office:value-type="float" office:value="1.12259" calcext:value-type="float">
            <text:p>1.122590</text:p>
          </table:table-cell>
          <table:table-cell office:value-type="float" office:value="1.120977" calcext:value-type="float">
            <text:p>1.120977</text:p>
          </table:table-cell>
          <table:table-cell office:value-type="float" office:value="1.041328" calcext:value-type="float">
            <text:p>1.041328</text:p>
          </table:table-cell>
          <table:table-cell office:value-type="float" office:value="1.020885" calcext:value-type="float">
            <text:p>1.020885</text:p>
          </table:table-cell>
          <table:table-cell table:style-name="ce15" office:value-type="float" office:value="1.02279" calcext:value-type="float">
            <text:p>1.0227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3" calcext:value-type="date">
            <text:p>2022-01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3" calcext:value-type="date">
            <text:p>2022-01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13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1101" calcext:value-type="float">
            <text:p>0.5911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24794" calcext:value-type="float">
            <text:p>0.824794</text:p>
          </table:table-cell>
          <table:table-cell office:value-type="float" office:value="0.706581" calcext:value-type="float">
            <text:p>0.706581</text:p>
          </table:table-cell>
          <table:table-cell office:value-type="float" office:value="0.64893" calcext:value-type="float">
            <text:p>0.648930</text:p>
          </table:table-cell>
          <table:table-cell office:value-type="float" office:value="0.610491" calcext:value-type="float">
            <text:p>0.610491</text:p>
          </table:table-cell>
          <table:table-cell table:style-name="ce15" office:value-type="float" office:value="0.591101" calcext:value-type="float">
            <text:p>0.59110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37132" calcext:value-type="float">
            <text:p>1.371320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73201" calcext:value-type="float">
            <text:p>2.373201</text:p>
          </table:table-cell>
          <table:table-cell office:value-type="float" office:value="1.812335" calcext:value-type="float">
            <text:p>1.812335</text:p>
          </table:table-cell>
          <table:table-cell office:value-type="float" office:value="1.597719" calcext:value-type="float">
            <text:p>1.597719</text:p>
          </table:table-cell>
          <table:table-cell office:value-type="float" office:value="1.423467" calcext:value-type="float">
            <text:p>1.423467</text:p>
          </table:table-cell>
          <table:table-cell table:style-name="ce15" office:value-type="float" office:value="1.37132" calcext:value-type="float">
            <text:p>1.371320</text:p>
          </table:table-cell>
          <table:table-cell table:number-columns-repeated="1001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7"/>
          <table:table-cell table:style-name="ce15"/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4" calcext:value-type="date">
            <text:p>2022-01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4" calcext:value-type="date">
            <text:p>2022-01-14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table:number-columns-repeated="5"/>
          <table:table-cell table:style-name="ce3"/>
          <table:table-cell table:number-columns-repeated="3"/>
          <table:table-cell table:style-name="ce6" office:value-type="string" calcext:value-type="string" table:number-columns-spanned="10" table:number-rows-spanned="1">
            <text:p>KITTI 使用multiview</text:p>
          </table:table-cell>
          <table:covered-table-cell table:number-columns-repeated="9"/>
          <table:table-cell table:number-columns-repeated="1005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5" calcext:value-type="date">
            <text:p>2022-01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5" calcext:value-type="date">
            <text:p>2022-01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multi-loss后续发现bug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5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5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82799" calcext:value-type="float">
            <text:p>0.58279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102" calcext:value-type="float">
            <text:p>0.991020</text:p>
          </table:table-cell>
          <table:table-cell office:value-type="float" office:value="0.845207" calcext:value-type="float">
            <text:p>0.845207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2362" calcext:value-type="float">
            <text:p>0.702362</text:p>
          </table:table-cell>
          <table:table-cell office:value-type="float" office:value="0.698881" calcext:value-type="float">
            <text:p>0.698881</text:p>
          </table:table-cell>
          <table:table-cell office:value-type="float" office:value="0.646003" calcext:value-type="float">
            <text:p>0.646003</text:p>
          </table:table-cell>
          <table:table-cell office:value-type="float" office:value="0.641745" calcext:value-type="float">
            <text:p>0.641745</text:p>
          </table:table-cell>
          <table:table-cell office:value-type="float" office:value="0.601828" calcext:value-type="float">
            <text:p>0.601828</text:p>
          </table:table-cell>
          <table:table-cell office:value-type="float" office:value="0.592733" calcext:value-type="float">
            <text:p>0.592733</text:p>
          </table:table-cell>
          <table:table-cell table:style-name="ce10" office:value-type="float" office:value="0.582799" calcext:value-type="float">
            <text:p>0.58279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266451" calcext:value-type="float">
            <text:p>1.266451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133022" calcext:value-type="float">
            <text:p>3.133022</text:p>
          </table:table-cell>
          <table:table-cell office:value-type="float" office:value="2.406077" calcext:value-type="float">
            <text:p>2.406077</text:p>
          </table:table-cell>
          <table:table-cell office:value-type="float" office:value="2.135195" calcext:value-type="float">
            <text:p>2.135195</text:p>
          </table:table-cell>
          <table:table-cell office:value-type="float" office:value="1.805521" calcext:value-type="float">
            <text:p>1.805521</text:p>
          </table:table-cell>
          <table:table-cell office:value-type="float" office:value="1.814278" calcext:value-type="float">
            <text:p>1.814278</text:p>
          </table:table-cell>
          <table:table-cell office:value-type="float" office:value="1.566699" calcext:value-type="float">
            <text:p>1.566699</text:p>
          </table:table-cell>
          <table:table-cell office:value-type="float" office:value="1.592723" calcext:value-type="float">
            <text:p>1.592723</text:p>
          </table:table-cell>
          <table:table-cell office:value-type="float" office:value="1.348888" calcext:value-type="float">
            <text:p>1.348888</text:p>
          </table:table-cell>
          <table:table-cell office:value-type="float" office:value="1.30872" calcext:value-type="float">
            <text:p>1.308720</text:p>
          </table:table-cell>
          <table:table-cell table:style-name="ce10" office:value-type="float" office:value="1.266451" calcext:value-type="float">
            <text:p>1.26645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6" calcext:value-type="date">
            <text:p>2022-01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6" calcext:value-type="date">
            <text:p>2022-01-16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rop bug: a[b]出现[]，暂时以numel处理</text:p>
          </table:table-cell>
          <table:table-cell table:style-name="ce7"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7" calcext:value-type="date">
            <text:p>2022-01-1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7" calcext:value-type="date">
            <text:p>2022-01-1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007" calcext:value-type="float">
            <text:p>0.5840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10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04132" calcext:value-type="float">
            <text:p>1.00413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10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office:value-type="string" calcext:value-type="string">
            <text:p>Validation KITTI: 3.620554, 11.87545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可能训练不充分？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670128" calcext:value-type="float">
            <text:p>0.6701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0.973888" calcext:value-type="float">
            <text:p>0.973888</text:p>
          </table:table-cell>
          <table:table-cell office:value-type="float" office:value="0.838801" calcext:value-type="float">
            <text:p>0.838801</text:p>
          </table:table-cell>
          <table:table-cell office:value-type="float" office:value="0.746452" calcext:value-type="float">
            <text:p>0.746452</text:p>
          </table:table-cell>
          <table:table-cell office:value-type="float" office:value="0.690412" calcext:value-type="float">
            <text:p>0.690412</text:p>
          </table:table-cell>
          <table:table-cell table:style-name="ce10" office:value-type="float" office:value="0.670128" calcext:value-type="float">
            <text:p>0.6701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668434" calcext:value-type="float">
            <text:p>1.66843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055493" calcext:value-type="float">
            <text:p>3.055493</text:p>
          </table:table-cell>
          <table:table-cell office:value-type="float" office:value="2.393604" calcext:value-type="float">
            <text:p>2.393604</text:p>
          </table:table-cell>
          <table:table-cell office:value-type="float" office:value="1.989651" calcext:value-type="float">
            <text:p>1.989651</text:p>
          </table:table-cell>
          <table:table-cell office:value-type="float" office:value="1.806496" calcext:value-type="float">
            <text:p>1.806496</text:p>
          </table:table-cell>
          <table:table-cell table:style-name="ce10" office:value-type="float" office:value="1.668434" calcext:value-type="float">
            <text:p>1.668434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style-name="ce5" office:value-type="string" calcext:value-type="string">
            <text:p>4.71% &amp; 6.86% &amp; 5.07 </text:p>
          </table:table-cell>
          <table:table-cell table:style-name="Default"/>
          <table:table-cell table:style-name="ce7"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67215" calcext:value-type="float">
            <text:p>0.5672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3537" calcext:value-type="float">
            <text:p>0.993537</text:p>
          </table:table-cell>
          <table:table-cell office:value-type="float" office:value="0.838693" calcext:value-type="float">
            <text:p>0.838693</text:p>
          </table:table-cell>
          <table:table-cell office:value-type="float" office:value="0.798666" calcext:value-type="float">
            <text:p>0.798666</text:p>
          </table:table-cell>
          <table:table-cell office:value-type="float" office:value="0.690906" calcext:value-type="float">
            <text:p>0.690906</text:p>
          </table:table-cell>
          <table:table-cell office:value-type="float" office:value="0.672774" calcext:value-type="float">
            <text:p>0.672774</text:p>
          </table:table-cell>
          <table:table-cell office:value-type="float" office:value="0.645126" calcext:value-type="float">
            <text:p>0.645126</text:p>
          </table:table-cell>
          <table:table-cell office:value-type="float" office:value="0.609648" calcext:value-type="float">
            <text:p>0.609648</text:p>
          </table:table-cell>
          <table:table-cell office:value-type="float" office:value="0.585967" calcext:value-type="float">
            <text:p>0.585967</text:p>
          </table:table-cell>
          <table:table-cell office:value-type="float" office:value="0.573516" calcext:value-type="float">
            <text:p>0.573516</text:p>
          </table:table-cell>
          <table:table-cell table:style-name="ce10" office:value-type="float" office:value="0.567215" calcext:value-type="float">
            <text:p>0.567215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90636" calcext:value-type="float">
            <text:p>1.1906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3.17417" calcext:value-type="float">
            <text:p>3.174170</text:p>
          </table:table-cell>
          <table:table-cell office:value-type="float" office:value="2.399014" calcext:value-type="float">
            <text:p>2.399014</text:p>
          </table:table-cell>
          <table:table-cell office:value-type="float" office:value="2.325267" calcext:value-type="float">
            <text:p>2.325267</text:p>
          </table:table-cell>
          <table:table-cell office:value-type="float" office:value="1.736031" calcext:value-type="float">
            <text:p>1.736031</text:p>
          </table:table-cell>
          <table:table-cell office:value-type="float" office:value="1.828008" calcext:value-type="float">
            <text:p>1.828008</text:p>
          </table:table-cell>
          <table:table-cell office:value-type="float" office:value="1.55945" calcext:value-type="float">
            <text:p>1.559450</text:p>
          </table:table-cell>
          <table:table-cell office:value-type="float" office:value="1.419739" calcext:value-type="float">
            <text:p>1.419739</text:p>
          </table:table-cell>
          <table:table-cell office:value-type="float" office:value="1.254576" calcext:value-type="float">
            <text:p>1.254576</text:p>
          </table:table-cell>
          <table:table-cell office:value-type="float" office:value="1.219654" calcext:value-type="float">
            <text:p>1.219654</text:p>
          </table:table-cell>
          <table:table-cell table:style-name="ce10" office:value-type="float" office:value="1.190636" calcext:value-type="float">
            <text:p>1.19063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office:value-type="string" calcext:value-type="string">
            <text:p>1.520[11](warm)</text:p>
          </table:table-cell>
          <table:table-cell office:value-type="string" calcext:value-type="string">
            <text:p>kitti性能不够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0" calcext:value-type="date">
            <text:p>2022-01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0" calcext:value-type="date">
            <text:p>2022-01-2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5038" calcext:value-type="float">
            <text:p>0.595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10" office:value-type="float" office:value="0.595038" calcext:value-type="float">
            <text:p>0.595038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10[5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31034" calcext:value-type="float">
            <text:p>1.031034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69475" calcext:value-type="float">
            <text:p>1.569475</text:p>
          </table:table-cell>
          <table:table-cell table:number-columns-repeated="3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09193" calcext:value-type="float">
            <text:p>5.709193</text:p>
          </table:table-cell>
          <table:table-cell table:number-columns-repeated="3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00kitti=&gt;6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2" calcext:value-type="date">
            <text:p>2022-01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2" calcext:value-type="date">
            <text:p>2022-01-2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3136" calcext:value-type="float">
            <text:p>0.6131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6943" calcext:value-type="float">
            <text:p>1.026943</text:p>
          </table:table-cell>
          <table:table-cell office:value-type="float" office:value="0.819958" calcext:value-type="float">
            <text:p>0.819958</text:p>
          </table:table-cell>
          <table:table-cell office:value-type="float" office:value="0.826537" calcext:value-type="float">
            <text:p>0.826537</text:p>
          </table:table-cell>
          <table:table-cell office:value-type="float" office:value="0.767755" calcext:value-type="float">
            <text:p>0.767755</text:p>
          </table:table-cell>
          <table:table-cell office:value-type="float" office:value="0.712505" calcext:value-type="float">
            <text:p>0.712505</text:p>
          </table:table-cell>
          <table:table-cell office:value-type="float" office:value="0.687805" calcext:value-type="float">
            <text:p>0.687805</text:p>
          </table:table-cell>
          <table:table-cell office:value-type="float" office:value="0.663326" calcext:value-type="float">
            <text:p>0.663326</text:p>
          </table:table-cell>
          <table:table-cell office:value-type="float" office:value="0.633083" calcext:value-type="float">
            <text:p>0.633083</text:p>
          </table:table-cell>
          <table:table-cell office:value-type="float" office:value="0.624373" calcext:value-type="float">
            <text:p>0.624373</text:p>
          </table:table-cell>
          <table:table-cell table:style-name="ce10" office:value-type="float" office:value="0.613136" calcext:value-type="float">
            <text:p>0.6131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00736" calcext:value-type="float">
            <text:p>1.1007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61679" calcext:value-type="float">
            <text:p>1.661679</text:p>
          </table:table-cell>
          <table:table-cell office:value-type="float" office:value="1.505603" calcext:value-type="float">
            <text:p>1.505603</text:p>
          </table:table-cell>
          <table:table-cell office:value-type="float" office:value="1.401082" calcext:value-type="float">
            <text:p>1.401082</text:p>
          </table:table-cell>
          <table:table-cell office:value-type="float" office:value="1.361612" calcext:value-type="float">
            <text:p>1.361612</text:p>
          </table:table-cell>
          <table:table-cell office:value-type="float" office:value="1.276237" calcext:value-type="float">
            <text:p>1.276237</text:p>
          </table:table-cell>
          <table:table-cell office:value-type="float" office:value="1.213585" calcext:value-type="float">
            <text:p>1.213585</text:p>
          </table:table-cell>
          <table:table-cell office:value-type="float" office:value="1.184982" calcext:value-type="float">
            <text:p>1.184982</text:p>
          </table:table-cell>
          <table:table-cell office:value-type="float" office:value="1.128622" calcext:value-type="float">
            <text:p>1.128622</text:p>
          </table:table-cell>
          <table:table-cell office:value-type="float" office:value="1.0962" calcext:value-type="float">
            <text:p>1.096200</text:p>
          </table:table-cell>
          <table:table-cell table:style-name="ce10" office:value-type="float" office:value="1.100736" calcext:value-type="float">
            <text:p>1.1007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250612" calcext:value-type="float">
            <text:p>1.250612</text:p>
          </table:table-cell>
          <table:table-cell table:number-columns-repeated="3"/>
          <table:table-cell office:value-type="float" office:value="2.1496" calcext:value-type="float">
            <text:p>2.149600</text:p>
          </table:table-cell>
          <table:table-cell office:value-type="float" office:value="1.871743" calcext:value-type="float">
            <text:p>1.871743</text:p>
          </table:table-cell>
          <table:table-cell office:value-type="float" office:value="1.788126" calcext:value-type="float">
            <text:p>1.788126</text:p>
          </table:table-cell>
          <table:table-cell office:value-type="float" office:value="1.62541" calcext:value-type="float">
            <text:p>1.625410</text:p>
          </table:table-cell>
          <table:table-cell office:value-type="float" office:value="1.514274" calcext:value-type="float">
            <text:p>1.514274</text:p>
          </table:table-cell>
          <table:table-cell office:value-type="float" office:value="1.435119" calcext:value-type="float">
            <text:p>1.435119</text:p>
          </table:table-cell>
          <table:table-cell office:value-type="float" office:value="1.413937" calcext:value-type="float">
            <text:p>1.413937</text:p>
          </table:table-cell>
          <table:table-cell office:value-type="float" office:value="1.332571" calcext:value-type="float">
            <text:p>1.332571</text:p>
          </table:table-cell>
          <table:table-cell office:value-type="float" office:value="1.264436" calcext:value-type="float">
            <text:p>1.264436</text:p>
          </table:table-cell>
          <table:table-cell table:style-name="ce10" office:value-type="float" office:value="1.250612" calcext:value-type="float">
            <text:p>1.2506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4.42425" calcext:value-type="float">
            <text:p>4.424250</text:p>
          </table:table-cell>
          <table:table-cell table:number-columns-repeated="3"/>
          <table:table-cell office:value-type="float" office:value="7.617076" calcext:value-type="float">
            <text:p>7.617076</text:p>
          </table:table-cell>
          <table:table-cell office:value-type="float" office:value="6.789778" calcext:value-type="float">
            <text:p>6.789778</text:p>
          </table:table-cell>
          <table:table-cell office:value-type="float" office:value="6.996977" calcext:value-type="float">
            <text:p>6.996977</text:p>
          </table:table-cell>
          <table:table-cell office:value-type="float" office:value="5.995988" calcext:value-type="float">
            <text:p>5.995988</text:p>
          </table:table-cell>
          <table:table-cell office:value-type="float" office:value="5.356145" calcext:value-type="float">
            <text:p>5.356145</text:p>
          </table:table-cell>
          <table:table-cell office:value-type="float" office:value="5.217273" calcext:value-type="float">
            <text:p>5.217273</text:p>
          </table:table-cell>
          <table:table-cell office:value-type="float" office:value="5.123957" calcext:value-type="float">
            <text:p>5.123957</text:p>
          </table:table-cell>
          <table:table-cell office:value-type="float" office:value="4.663204" calcext:value-type="float">
            <text:p>4.663204</text:p>
          </table:table-cell>
          <table:table-cell office:value-type="float" office:value="4.4749" calcext:value-type="float">
            <text:p>4.474900</text:p>
          </table:table-cell>
          <table:table-cell table:style-name="ce10" office:value-type="float" office:value="4.42425" calcext:value-type="float">
            <text:p>4.4242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0kitti=&gt;9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3" calcext:value-type="date">
            <text:p>2022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3" calcext:value-type="date">
            <text:p>2022-01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8221" calcext:value-type="float">
            <text:p>0.6382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396" calcext:value-type="float">
            <text:p>1.076396</text:p>
          </table:table-cell>
          <table:table-cell office:value-type="float" office:value="0.921819" calcext:value-type="float">
            <text:p>0.921819</text:p>
          </table:table-cell>
          <table:table-cell office:value-type="float" office:value="0.854767" calcext:value-type="float">
            <text:p>0.854767</text:p>
          </table:table-cell>
          <table:table-cell office:value-type="float" office:value="0.763496" calcext:value-type="float">
            <text:p>0.763496</text:p>
          </table:table-cell>
          <table:table-cell office:value-type="float" office:value="0.776953" calcext:value-type="float">
            <text:p>0.776953</text:p>
          </table:table-cell>
          <table:table-cell office:value-type="float" office:value="0.732545" calcext:value-type="float">
            <text:p>0.732545</text:p>
          </table:table-cell>
          <table:table-cell office:value-type="float" office:value="0.68284" calcext:value-type="float">
            <text:p>0.682840</text:p>
          </table:table-cell>
          <table:table-cell office:value-type="float" office:value="0.663423" calcext:value-type="float">
            <text:p>0.663423</text:p>
          </table:table-cell>
          <table:table-cell office:value-type="float" office:value="0.644218" calcext:value-type="float">
            <text:p>0.644218</text:p>
          </table:table-cell>
          <table:table-cell table:style-name="ce10" office:value-type="float" office:value="0.638221" calcext:value-type="float">
            <text:p>0.63822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5187" calcext:value-type="float">
            <text:p>1.151870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837478" calcext:value-type="float">
            <text:p>1.837478</text:p>
          </table:table-cell>
          <table:table-cell office:value-type="float" office:value="1.534054" calcext:value-type="float">
            <text:p>1.534054</text:p>
          </table:table-cell>
          <table:table-cell office:value-type="float" office:value="1.453304" calcext:value-type="float">
            <text:p>1.453304</text:p>
          </table:table-cell>
          <table:table-cell office:value-type="float" office:value="1.344257" calcext:value-type="float">
            <text:p>1.344257</text:p>
          </table:table-cell>
          <table:table-cell office:value-type="float" office:value="1.369244" calcext:value-type="float">
            <text:p>1.369244</text:p>
          </table:table-cell>
          <table:table-cell office:value-type="float" office:value="1.329817" calcext:value-type="float">
            <text:p>1.329817</text:p>
          </table:table-cell>
          <table:table-cell office:value-type="float" office:value="1.19177" calcext:value-type="float">
            <text:p>1.191770</text:p>
          </table:table-cell>
          <table:table-cell office:value-type="float" office:value="1.204555" calcext:value-type="float">
            <text:p>1.204555</text:p>
          </table:table-cell>
          <table:table-cell office:value-type="float" office:value="1.149632" calcext:value-type="float">
            <text:p>1.149632</text:p>
          </table:table-cell>
          <table:table-cell table:style-name="ce10" office:value-type="float" office:value="1.15187" calcext:value-type="float">
            <text:p>1.15187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151496" calcext:value-type="float">
            <text:p>1.151496</text:p>
          </table:table-cell>
          <table:table-cell table:number-columns-repeated="3"/>
          <table:table-cell office:value-type="float" office:value="2.014167" calcext:value-type="float">
            <text:p>2.014167</text:p>
          </table:table-cell>
          <table:table-cell office:value-type="float" office:value="1.727487" calcext:value-type="float">
            <text:p>1.727487</text:p>
          </table:table-cell>
          <table:table-cell office:value-type="float" office:value="1.549237" calcext:value-type="float">
            <text:p>1.549237</text:p>
          </table:table-cell>
          <table:table-cell office:value-type="float" office:value="1.408569" calcext:value-type="float">
            <text:p>1.408569</text:p>
          </table:table-cell>
          <table:table-cell office:value-type="float" office:value="1.367086" calcext:value-type="float">
            <text:p>1.367086</text:p>
          </table:table-cell>
          <table:table-cell office:value-type="float" office:value="1.327361" calcext:value-type="float">
            <text:p>1.327361</text:p>
          </table:table-cell>
          <table:table-cell office:value-type="float" office:value="1.216714" calcext:value-type="float">
            <text:p>1.216714</text:p>
          </table:table-cell>
          <table:table-cell office:value-type="float" office:value="1.20155" calcext:value-type="float">
            <text:p>1.201550</text:p>
          </table:table-cell>
          <table:table-cell office:value-type="float" office:value="1.169414" calcext:value-type="float">
            <text:p>1.169414</text:p>
          </table:table-cell>
          <table:table-cell table:style-name="ce10" office:value-type="float" office:value="1.151496" calcext:value-type="float">
            <text:p>1.15149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3.888924" calcext:value-type="float">
            <text:p>3.888924</text:p>
          </table:table-cell>
          <table:table-cell table:number-columns-repeated="3"/>
          <table:table-cell office:value-type="float" office:value="7.149689" calcext:value-type="float">
            <text:p>7.149689</text:p>
          </table:table-cell>
          <table:table-cell office:value-type="float" office:value="6.483772" calcext:value-type="float">
            <text:p>6.483772</text:p>
          </table:table-cell>
          <table:table-cell office:value-type="float" office:value="5.607403" calcext:value-type="float">
            <text:p>5.607403</text:p>
          </table:table-cell>
          <table:table-cell office:value-type="float" office:value="5.201093" calcext:value-type="float">
            <text:p>5.201093</text:p>
          </table:table-cell>
          <table:table-cell office:value-type="float" office:value="4.963865" calcext:value-type="float">
            <text:p>4.963865</text:p>
          </table:table-cell>
          <table:table-cell office:value-type="float" office:value="4.780536" calcext:value-type="float">
            <text:p>4.780536</text:p>
          </table:table-cell>
          <table:table-cell office:value-type="float" office:value="4.1792" calcext:value-type="float">
            <text:p>4.179200</text:p>
          </table:table-cell>
          <table:table-cell office:value-type="float" office:value="4.202744" calcext:value-type="float">
            <text:p>4.202744</text:p>
          </table:table-cell>
          <table:table-cell office:value-type="float" office:value="3.99406" calcext:value-type="float">
            <text:p>3.994060</text:p>
          </table:table-cell>
          <table:table-cell table:style-name="ce10" office:value-type="float" office:value="3.888924" calcext:value-type="float">
            <text:p>3.88892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5" calcext:value-type="date">
            <text:p>2022-01-2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5" calcext:value-type="date">
            <text:p>2022-01-2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111" calcext:value-type="float">
            <text:p>0.6011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2405" calcext:value-type="float">
            <text:p>0.982405</text:p>
          </table:table-cell>
          <table:table-cell office:value-type="float" office:value="0.824883" calcext:value-type="float">
            <text:p>0.824883</text:p>
          </table:table-cell>
          <table:table-cell office:value-type="float" office:value="0.778555" calcext:value-type="float">
            <text:p>0.778555</text:p>
          </table:table-cell>
          <table:table-cell office:value-type="float" office:value="0.742629" calcext:value-type="float">
            <text:p>0.742629</text:p>
          </table:table-cell>
          <table:table-cell office:value-type="float" office:value="0.686287" calcext:value-type="float">
            <text:p>0.686287</text:p>
          </table:table-cell>
          <table:table-cell office:value-type="float" office:value="0.666041" calcext:value-type="float">
            <text:p>0.666041</text:p>
          </table:table-cell>
          <table:table-cell office:value-type="float" office:value="0.632792" calcext:value-type="float">
            <text:p>0.632792</text:p>
          </table:table-cell>
          <table:table-cell office:value-type="float" office:value="0.624436" calcext:value-type="float">
            <text:p>0.624436</text:p>
          </table:table-cell>
          <table:table-cell office:value-type="float" office:value="0.618423" calcext:value-type="float">
            <text:p>0.618423</text:p>
          </table:table-cell>
          <table:table-cell table:style-name="ce10" office:value-type="float" office:value="0.60111" calcext:value-type="float">
            <text:p>0.60111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/>
          <table:table-cell office:value-type="float" office:value="1.054011" calcext:value-type="float">
            <text:p>1.054011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46868" calcext:value-type="float">
            <text:p>1.646868</text:p>
          </table:table-cell>
          <table:table-cell office:value-type="float" office:value="1.484118" calcext:value-type="float">
            <text:p>1.484118</text:p>
          </table:table-cell>
          <table:table-cell office:value-type="float" office:value="1.399692" calcext:value-type="float">
            <text:p>1.399692</text:p>
          </table:table-cell>
          <table:table-cell office:value-type="float" office:value="1.277478" calcext:value-type="float">
            <text:p>1.277478</text:p>
          </table:table-cell>
          <table:table-cell office:value-type="float" office:value="1.221357" calcext:value-type="float">
            <text:p>1.221357</text:p>
          </table:table-cell>
          <table:table-cell office:value-type="float" office:value="1.191357" calcext:value-type="float">
            <text:p>1.191357</text:p>
          </table:table-cell>
          <table:table-cell office:value-type="float" office:value="1.100315" calcext:value-type="float">
            <text:p>1.100315</text:p>
          </table:table-cell>
          <table:table-cell office:value-type="float" office:value="1.096582" calcext:value-type="float">
            <text:p>1.096582</text:p>
          </table:table-cell>
          <table:table-cell office:value-type="float" office:value="1.065968" calcext:value-type="float">
            <text:p>1.065968</text:p>
          </table:table-cell>
          <table:table-cell table:style-name="ce10" office:value-type="float" office:value="1.054011" calcext:value-type="float">
            <text:p>1.05401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596498" calcext:value-type="float">
            <text:p>1.596498</text:p>
          </table:table-cell>
          <table:table-cell table:number-columns-repeated="3"/>
          <table:table-cell office:value-type="float" office:value="2.809687" calcext:value-type="float">
            <text:p>2.809687</text:p>
          </table:table-cell>
          <table:table-cell office:value-type="float" office:value="2.48017" calcext:value-type="float">
            <text:p>2.480170</text:p>
          </table:table-cell>
          <table:table-cell office:value-type="float" office:value="2.414434" calcext:value-type="float">
            <text:p>2.414434</text:p>
          </table:table-cell>
          <table:table-cell office:value-type="float" office:value="2.188923" calcext:value-type="float">
            <text:p>2.188923</text:p>
          </table:table-cell>
          <table:table-cell office:value-type="float" office:value="1.954887" calcext:value-type="float">
            <text:p>1.954887</text:p>
          </table:table-cell>
          <table:table-cell office:value-type="float" office:value="1.788439" calcext:value-type="float">
            <text:p>1.788439</text:p>
          </table:table-cell>
          <table:table-cell office:value-type="float" office:value="1.672952" calcext:value-type="float">
            <text:p>1.672952</text:p>
          </table:table-cell>
          <table:table-cell office:value-type="float" office:value="1.688417" calcext:value-type="float">
            <text:p>1.688417</text:p>
          </table:table-cell>
          <table:table-cell office:value-type="float" office:value="1.652046" calcext:value-type="float">
            <text:p>1.652046</text:p>
          </table:table-cell>
          <table:table-cell table:style-name="ce10" office:value-type="float" office:value="1.596498" calcext:value-type="float">
            <text:p>1.59649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85568" calcext:value-type="float">
            <text:p>5.785568</text:p>
          </table:table-cell>
          <table:table-cell table:number-columns-repeated="3"/>
          <table:table-cell office:value-type="float" office:value="10.097998" calcext:value-type="float">
            <text:p>10.097998</text:p>
          </table:table-cell>
          <table:table-cell office:value-type="float" office:value="9.272324" calcext:value-type="float">
            <text:p>9.272324</text:p>
          </table:table-cell>
          <table:table-cell office:value-type="float" office:value="9.135949" calcext:value-type="float">
            <text:p>9.135949</text:p>
          </table:table-cell>
          <table:table-cell office:value-type="float" office:value="7.908317" calcext:value-type="float">
            <text:p>7.908317</text:p>
          </table:table-cell>
          <table:table-cell office:value-type="float" office:value="6.966866" calcext:value-type="float">
            <text:p>6.966866</text:p>
          </table:table-cell>
          <table:table-cell office:value-type="float" office:value="6.660958" calcext:value-type="float">
            <text:p>6.660958</text:p>
          </table:table-cell>
          <table:table-cell office:value-type="float" office:value="6.23221" calcext:value-type="float">
            <text:p>6.232210</text:p>
          </table:table-cell>
          <table:table-cell office:value-type="float" office:value="6.07811" calcext:value-type="float">
            <text:p>6.078110</text:p>
          </table:table-cell>
          <table:table-cell office:value-type="float" office:value="5.946051" calcext:value-type="float">
            <text:p>5.946051</text:p>
          </table:table-cell>
          <table:table-cell table:style-name="ce10" office:value-type="float" office:value="5.785568" calcext:value-type="float">
            <text:p>5.7855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6" calcext:value-type="date">
            <text:p>2022-01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6" calcext:value-type="date">
            <text:p>2022-01-2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0245" calcext:value-type="float">
            <text:p>0.60024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1383" calcext:value-type="float">
            <text:p>0.971383</text:p>
          </table:table-cell>
          <table:table-cell office:value-type="float" office:value="0.854164" calcext:value-type="float">
            <text:p>0.854164</text:p>
          </table:table-cell>
          <table:table-cell office:value-type="float" office:value="0.78702" calcext:value-type="float">
            <text:p>0.787020</text:p>
          </table:table-cell>
          <table:table-cell office:value-type="float" office:value="0.696865" calcext:value-type="float">
            <text:p>0.696865</text:p>
          </table:table-cell>
          <table:table-cell office:value-type="float" office:value="0.698723" calcext:value-type="float">
            <text:p>0.698723</text:p>
          </table:table-cell>
          <table:table-cell office:value-type="float" office:value="0.674769" calcext:value-type="float">
            <text:p>0.674769</text:p>
          </table:table-cell>
          <table:table-cell office:value-type="float" office:value="0.640594" calcext:value-type="float">
            <text:p>0.640594</text:p>
          </table:table-cell>
          <table:table-cell office:value-type="float" office:value="0.623397" calcext:value-type="float">
            <text:p>0.623397</text:p>
          </table:table-cell>
          <table:table-cell office:value-type="float" office:value="0.603686" calcext:value-type="float">
            <text:p>0.603686</text:p>
          </table:table-cell>
          <table:table-cell table:style-name="ce10" office:value-type="float" office:value="0.600245" calcext:value-type="float">
            <text:p>0.6002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33309" calcext:value-type="float">
            <text:p>1.03330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95732" calcext:value-type="float">
            <text:p>1.695732</text:p>
          </table:table-cell>
          <table:table-cell office:value-type="float" office:value="1.504071" calcext:value-type="float">
            <text:p>1.504071</text:p>
          </table:table-cell>
          <table:table-cell office:value-type="float" office:value="1.393358" calcext:value-type="float">
            <text:p>1.393358</text:p>
          </table:table-cell>
          <table:table-cell office:value-type="float" office:value="1.248248" calcext:value-type="float">
            <text:p>1.248248</text:p>
          </table:table-cell>
          <table:table-cell office:value-type="float" office:value="1.259172" calcext:value-type="float">
            <text:p>1.259172</text:p>
          </table:table-cell>
          <table:table-cell office:value-type="float" office:value="1.198922" calcext:value-type="float">
            <text:p>1.198922</text:p>
          </table:table-cell>
          <table:table-cell office:value-type="float" office:value="1.096461" calcext:value-type="float">
            <text:p>1.096461</text:p>
          </table:table-cell>
          <table:table-cell office:value-type="float" office:value="1.086375" calcext:value-type="float">
            <text:p>1.086375</text:p>
          </table:table-cell>
          <table:table-cell office:value-type="float" office:value="1.064588" calcext:value-type="float">
            <text:p>1.064588</text:p>
          </table:table-cell>
          <table:table-cell table:style-name="ce10" office:value-type="float" office:value="1.033309" calcext:value-type="float">
            <text:p>1.03330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555294" calcext:value-type="float">
            <text:p>1.555294</text:p>
          </table:table-cell>
          <table:table-cell table:number-columns-repeated="3"/>
          <table:table-cell office:value-type="float" office:value="2.869423" calcext:value-type="float">
            <text:p>2.869423</text:p>
          </table:table-cell>
          <table:table-cell office:value-type="float" office:value="2.335524" calcext:value-type="float">
            <text:p>2.335524</text:p>
          </table:table-cell>
          <table:table-cell office:value-type="float" office:value="2.37818" calcext:value-type="float">
            <text:p>2.378180</text:p>
          </table:table-cell>
          <table:table-cell office:value-type="float" office:value="2.029562" calcext:value-type="float">
            <text:p>2.029562</text:p>
          </table:table-cell>
          <table:table-cell office:value-type="float" office:value="1.982784" calcext:value-type="float">
            <text:p>1.982784</text:p>
          </table:table-cell>
          <table:table-cell office:value-type="float" office:value="1.777367" calcext:value-type="float">
            <text:p>1.777367</text:p>
          </table:table-cell>
          <table:table-cell office:value-type="float" office:value="1.665858" calcext:value-type="float">
            <text:p>1.665858</text:p>
          </table:table-cell>
          <table:table-cell office:value-type="float" office:value="1.638362" calcext:value-type="float">
            <text:p>1.638362</text:p>
          </table:table-cell>
          <table:table-cell office:value-type="float" office:value="1.608827" calcext:value-type="float">
            <text:p>1.608827</text:p>
          </table:table-cell>
          <table:table-cell table:style-name="ce10" office:value-type="float" office:value="1.555294" calcext:value-type="float">
            <text:p>1.55529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5.704045" calcext:value-type="float">
            <text:p>5.704045</text:p>
          </table:table-cell>
          <table:table-cell table:number-columns-repeated="3"/>
          <table:table-cell office:value-type="float" office:value="10.302204" calcext:value-type="float">
            <text:p>10.302204</text:p>
          </table:table-cell>
          <table:table-cell office:value-type="float" office:value="8.803157" calcext:value-type="float">
            <text:p>8.803157</text:p>
          </table:table-cell>
          <table:table-cell office:value-type="float" office:value="8.331797" calcext:value-type="float">
            <text:p>8.331797</text:p>
          </table:table-cell>
          <table:table-cell office:value-type="float" office:value="7.760808" calcext:value-type="float">
            <text:p>7.760808</text:p>
          </table:table-cell>
          <table:table-cell office:value-type="float" office:value="7.424168" calcext:value-type="float">
            <text:p>7.424168</text:p>
          </table:table-cell>
          <table:table-cell office:value-type="float" office:value="6.58412" calcext:value-type="float">
            <text:p>6.584120</text:p>
          </table:table-cell>
          <table:table-cell office:value-type="float" office:value="6.096929" calcext:value-type="float">
            <text:p>6.096929</text:p>
          </table:table-cell>
          <table:table-cell office:value-type="float" office:value="6.117457" calcext:value-type="float">
            <text:p>6.117457</text:p>
          </table:table-cell>
          <table:table-cell office:value-type="float" office:value="5.917747" calcext:value-type="float">
            <text:p>5.917747</text:p>
          </table:table-cell>
          <table:table-cell table:style-name="ce10" office:value-type="float" office:value="5.704045" calcext:value-type="float">
            <text:p>5.7040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8" calcext:value-type="date">
            <text:p>2022-01-2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8" calcext:value-type="date">
            <text:p>2022-01-2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474" calcext:value-type="float">
            <text:p>0.594474</text:p>
          </table:table-cell>
          <table:table-cell office:value-type="float" office:value="1.038081" calcext:value-type="float">
            <text:p>1.038081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78524" calcext:value-type="float">
            <text:p>1.578524</text:p>
          </table:table-cell>
          <table:table-cell office:value-type="float" office:value="5.664943" calcext:value-type="float">
            <text:p>5.664943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9" calcext:value-type="date">
            <text:p>2022-01-2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9" calcext:value-type="date">
            <text:p>2022-01-2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2782" calcext:value-type="float">
            <text:p>0.602782</text:p>
          </table:table-cell>
          <table:table-cell office:value-type="float" office:value="1.058292" calcext:value-type="float">
            <text:p>1.058292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6467" calcext:value-type="float">
            <text:p>1.596467</text:p>
          </table:table-cell>
          <table:table-cell office:value-type="float" office:value="5.724448" calcext:value-type="float">
            <text:p>5.72444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0-01-30" calcext:value-type="date">
            <text:p>2020-01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0-01-30" calcext:value-type="date">
            <text:p>2020-01-3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987" calcext:value-type="float">
            <text:p>0.594987</text:p>
          </table:table-cell>
          <table:table-cell office:value-type="float" office:value="1.050453" calcext:value-type="float">
            <text:p>1.050453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603435" calcext:value-type="float">
            <text:p>1.603435</text:p>
          </table:table-cell>
          <table:table-cell office:value-type="float" office:value="5.799701" calcext:value-type="float">
            <text:p>5.79970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1" calcext:value-type="date">
            <text:p>2022-02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1" calcext:value-type="date">
            <text:p>2022-02-0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32" calcext:value-type="float">
            <text:p>0.599320</text:p>
          </table:table-cell>
          <table:table-cell office:value-type="float" office:value="1.047596" calcext:value-type="float">
            <text:p>1.047596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53825" calcext:value-type="float">
            <text:p>1.553825</text:p>
          </table:table-cell>
          <table:table-cell office:value-type="float" office:value="5.758891" calcext:value-type="float">
            <text:p>5.75889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2" calcext:value-type="date">
            <text:p>2022-02-0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2" calcext:value-type="date">
            <text:p>2022-02-0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5432" calcext:value-type="float">
            <text:p>0.595432</text:p>
          </table:table-cell>
          <table:table-cell office:value-type="float" office:value="1.04064" calcext:value-type="float">
            <text:p>1.040640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915" calcext:value-type="float">
            <text:p>1.584915</text:p>
          </table:table-cell>
          <table:table-cell office:value-type="float" office:value="5.747892" calcext:value-type="float">
            <text:p>5.74789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3" calcext:value-type="date">
            <text:p>2022-02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3" calcext:value-type="date">
            <text:p>2022-02-0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181" calcext:value-type="float">
            <text:p>0.598181</text:p>
          </table:table-cell>
          <table:table-cell office:value-type="float" office:value="1.048335" calcext:value-type="float">
            <text:p>1.04833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35893" calcext:value-type="float">
            <text:p>1.635893</text:p>
          </table:table-cell>
          <table:table-cell office:value-type="float" office:value="5.860941" calcext:value-type="float">
            <text:p>5.86094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5" calcext:value-type="date">
            <text:p>2022-02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5" calcext:value-type="date">
            <text:p>2022-02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9408" calcext:value-type="float">
            <text:p>0.609408</text:p>
          </table:table-cell>
          <table:table-cell office:value-type="float" office:value="1.037617" calcext:value-type="float">
            <text:p>1.03761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78048" calcext:value-type="float">
            <text:p>1.578048</text:p>
          </table:table-cell>
          <table:table-cell office:value-type="float" office:value="5.7158" calcext:value-type="float">
            <text:p>5.715800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6" calcext:value-type="date">
            <text:p>2022-02-0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6" calcext:value-type="date">
            <text:p>2022-02-0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165" calcext:value-type="float">
            <text:p>0.600165</text:p>
          </table:table-cell>
          <table:table-cell office:value-type="float" office:value="1.044015" calcext:value-type="float">
            <text:p>1.04401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5225" calcext:value-type="float">
            <text:p>1.552250</text:p>
          </table:table-cell>
          <table:table-cell office:value-type="float" office:value="5.768556" calcext:value-type="float">
            <text:p>5.76855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7" calcext:value-type="date">
            <text:p>2022-02-0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7" calcext:value-type="date">
            <text:p>2022-02-0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247" calcext:value-type="float">
            <text:p>0.599247</text:p>
          </table:table-cell>
          <table:table-cell office:value-type="float" office:value="1.037298" calcext:value-type="float">
            <text:p>1.03729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111" calcext:value-type="float">
            <text:p>1.584111</text:p>
          </table:table-cell>
          <table:table-cell office:value-type="float" office:value="5.736126" calcext:value-type="float">
            <text:p>5.73612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9" calcext:value-type="date">
            <text:p>2022-02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9" calcext:value-type="date">
            <text:p>2022-02-0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033" calcext:value-type="float">
            <text:p>0.598033</text:p>
          </table:table-cell>
          <table:table-cell office:value-type="float" office:value="1.035677" calcext:value-type="float">
            <text:p>1.03567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lr=0.000125</text:p>
          </table:table-cell>
          <table:table-cell office:value-type="float" office:value="1.563292" calcext:value-type="float">
            <text:p>1.563292</text:p>
          </table:table-cell>
          <table:table-cell office:value-type="float" office:value="5.714831" calcext:value-type="float">
            <text:p>5.71483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0" calcext:value-type="date">
            <text:p>2022-02-1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0" calcext:value-type="date">
            <text:p>2022-02-1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739" calcext:value-type="float">
            <text:p>0.600739</text:p>
          </table:table-cell>
          <table:table-cell office:value-type="float" office:value="1.054268" calcext:value-type="float">
            <text:p>1.05426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63383" calcext:value-type="float">
            <text:p>1.663383</text:p>
          </table:table-cell>
          <table:table-cell office:value-type="float" office:value="5.946008" calcext:value-type="float">
            <text:p>5.94600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1" calcext:value-type="date">
            <text:p>2022-02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1" calcext:value-type="date">
            <text:p>2022-02-1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88" calcext:value-type="float">
            <text:p>0.598880</text:p>
          </table:table-cell>
          <table:table-cell office:value-type="float" office:value="1.048366" calcext:value-type="float">
            <text:p>1.048366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3638" calcext:value-type="float">
            <text:p>1.593638</text:p>
          </table:table-cell>
          <table:table-cell office:value-type="float" office:value="5.776534" calcext:value-type="float">
            <text:p>5.77653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.493[11](warm)</text:p>
          </table:table-cell>
          <table:table-cell office:value-type="string" calcext:value-type="string">
            <text:p>exp22 重复实验 200kitti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4" calcext:value-type="date">
            <text:p>2022-02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4" calcext:value-type="date">
            <text:p>2022-02-14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544" calcext:value-type="float">
            <text:p>0.5635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94561" calcext:value-type="float">
            <text:p>0.894561</text:p>
          </table:table-cell>
          <table:table-cell office:value-type="float" office:value="0.763051" calcext:value-type="float">
            <text:p>0.763051</text:p>
          </table:table-cell>
          <table:table-cell office:value-type="float" office:value="0.717351" calcext:value-type="float">
            <text:p>0.717351</text:p>
          </table:table-cell>
          <table:table-cell office:value-type="float" office:value="0.659704" calcext:value-type="float">
            <text:p>0.659704</text:p>
          </table:table-cell>
          <table:table-cell office:value-type="float" office:value="0.644399" calcext:value-type="float">
            <text:p>0.644399</text:p>
          </table:table-cell>
          <table:table-cell office:value-type="float" office:value="0.622642" calcext:value-type="float">
            <text:p>0.622642</text:p>
          </table:table-cell>
          <table:table-cell office:value-type="float" office:value="0.607381" calcext:value-type="float">
            <text:p>0.607381</text:p>
          </table:table-cell>
          <table:table-cell office:value-type="float" office:value="0.582182" calcext:value-type="float">
            <text:p>0.582182</text:p>
          </table:table-cell>
          <table:table-cell office:value-type="float" office:value="0.577691" calcext:value-type="float">
            <text:p>0.577691</text:p>
          </table:table-cell>
          <table:table-cell table:style-name="ce10" office:value-type="float" office:value="0.563544" calcext:value-type="float">
            <text:p>0.563544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79[7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0.894359" calcext:value-type="float">
            <text:p>0.89435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33016" calcext:value-type="float">
            <text:p>1.533016</text:p>
          </table:table-cell>
          <table:table-cell office:value-type="float" office:value="1.340889" calcext:value-type="float">
            <text:p>1.340889</text:p>
          </table:table-cell>
          <table:table-cell office:value-type="float" office:value="1.276235" calcext:value-type="float">
            <text:p>1.276235</text:p>
          </table:table-cell>
          <table:table-cell office:value-type="float" office:value="1.123256" calcext:value-type="float">
            <text:p>1.123256</text:p>
          </table:table-cell>
          <table:table-cell office:value-type="float" office:value="1.092477" calcext:value-type="float">
            <text:p>1.092477</text:p>
          </table:table-cell>
          <table:table-cell office:value-type="float" office:value="1.051659" calcext:value-type="float">
            <text:p>1.051659</text:p>
          </table:table-cell>
          <table:table-cell office:value-type="float" office:value="1.034365" calcext:value-type="float">
            <text:p>1.034365</text:p>
          </table:table-cell>
          <table:table-cell office:value-type="float" office:value="0.963677" calcext:value-type="float">
            <text:p>0.963677</text:p>
          </table:table-cell>
          <table:table-cell office:value-type="float" office:value="0.929176" calcext:value-type="float">
            <text:p>0.929176</text:p>
          </table:table-cell>
          <table:table-cell table:style-name="ce10" office:value-type="float" office:value="0.894359" calcext:value-type="float">
            <text:p>0.8943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1.558116" calcext:value-type="float">
            <text:p>1.558116</text:p>
          </table:table-cell>
          <table:table-cell table:number-columns-repeated="2"/>
          <table:table-cell table:style-name="Default"/>
          <table:table-cell office:value-type="float" office:value="2.935456" calcext:value-type="float">
            <text:p>2.935456</text:p>
          </table:table-cell>
          <table:table-cell office:value-type="float" office:value="2.309836" calcext:value-type="float">
            <text:p>2.309836</text:p>
          </table:table-cell>
          <table:table-cell office:value-type="float" office:value="2.049159" calcext:value-type="float">
            <text:p>2.049159</text:p>
          </table:table-cell>
          <table:table-cell office:value-type="float" office:value="2.029961" calcext:value-type="float">
            <text:p>2.029961</text:p>
          </table:table-cell>
          <table:table-cell office:value-type="float" office:value="1.86463" calcext:value-type="float">
            <text:p>1.864630</text:p>
          </table:table-cell>
          <table:table-cell office:value-type="float" office:value="1.764731" calcext:value-type="float">
            <text:p>1.764731</text:p>
          </table:table-cell>
          <table:table-cell office:value-type="float" office:value="1.712889" calcext:value-type="float">
            <text:p>1.712889</text:p>
          </table:table-cell>
          <table:table-cell office:value-type="float" office:value="1.62249" calcext:value-type="float">
            <text:p>1.622490</text:p>
          </table:table-cell>
          <table:table-cell office:value-type="float" office:value="1.613417" calcext:value-type="float">
            <text:p>1.613417</text:p>
          </table:table-cell>
          <table:table-cell table:style-name="ce10" office:value-type="float" office:value="1.558116" calcext:value-type="float">
            <text:p>1.5581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5.822074" calcext:value-type="float">
            <text:p>5.822074</text:p>
          </table:table-cell>
          <table:table-cell table:number-columns-repeated="3"/>
          <table:table-cell office:value-type="float" office:value="10.686669" calcext:value-type="float">
            <text:p>10.686669</text:p>
          </table:table-cell>
          <table:table-cell office:value-type="float" office:value="8.632763" calcext:value-type="float">
            <text:p>8.632763</text:p>
          </table:table-cell>
          <table:table-cell office:value-type="float" office:value="7.663802" calcext:value-type="float">
            <text:p>7.663802</text:p>
          </table:table-cell>
          <table:table-cell office:value-type="float" office:value="7.388239" calcext:value-type="float">
            <text:p>7.388239</text:p>
          </table:table-cell>
          <table:table-cell office:value-type="float" office:value="6.866899" calcext:value-type="float">
            <text:p>6.866899</text:p>
          </table:table-cell>
          <table:table-cell office:value-type="float" office:value="6.530863" calcext:value-type="float">
            <text:p>6.530863</text:p>
          </table:table-cell>
          <table:table-cell office:value-type="float" office:value="6.419659" calcext:value-type="float">
            <text:p>6.419659</text:p>
          </table:table-cell>
          <table:table-cell office:value-type="float" office:value="5.911292" calcext:value-type="float">
            <text:p>5.911292</text:p>
          </table:table-cell>
          <table:table-cell office:value-type="float" office:value="5.968462" calcext:value-type="float">
            <text:p>5.968462</text:p>
          </table:table-cell>
          <table:table-cell table:style-name="ce10" office:value-type="float" office:value="5.822074" calcext:value-type="float">
            <text:p>5.8220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6" calcext:value-type="date">
            <text:p>2022-02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6" calcext:value-type="date">
            <text:p>2022-02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25564" calcext:value-type="float">
            <text:p>0.5255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8586" calcext:value-type="float">
            <text:p>0.908586</text:p>
          </table:table-cell>
          <table:table-cell office:value-type="float" office:value="0.731044" calcext:value-type="float">
            <text:p>0.731044</text:p>
          </table:table-cell>
          <table:table-cell office:value-type="float" office:value="0.685444" calcext:value-type="float">
            <text:p>0.685444</text:p>
          </table:table-cell>
          <table:table-cell office:value-type="float" office:value="0.624258" calcext:value-type="float">
            <text:p>0.624258</text:p>
          </table:table-cell>
          <table:table-cell office:value-type="float" office:value="0.601977" calcext:value-type="float">
            <text:p>0.601977</text:p>
          </table:table-cell>
          <table:table-cell office:value-type="float" office:value="0.592063" calcext:value-type="float">
            <text:p>0.592063</text:p>
          </table:table-cell>
          <table:table-cell office:value-type="float" office:value="0.552585" calcext:value-type="float">
            <text:p>0.552585</text:p>
          </table:table-cell>
          <table:table-cell office:value-type="float" office:value="0.54016" calcext:value-type="float">
            <text:p>0.540160</text:p>
          </table:table-cell>
          <table:table-cell office:value-type="float" office:value="0.5384" calcext:value-type="float">
            <text:p>0.538400</text:p>
          </table:table-cell>
          <table:table-cell table:style-name="ce10" office:value-type="float" office:value="0.525564" calcext:value-type="float">
            <text:p>0.525564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028172" calcext:value-type="float">
            <text:p>1.02817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2.756121" calcext:value-type="float">
            <text:p>2.756121</text:p>
          </table:table-cell>
          <table:table-cell office:value-type="float" office:value="1.896879" calcext:value-type="float">
            <text:p>1.896879</text:p>
          </table:table-cell>
          <table:table-cell office:value-type="float" office:value="1.66802" calcext:value-type="float">
            <text:p>1.668020</text:p>
          </table:table-cell>
          <table:table-cell office:value-type="float" office:value="1.445475" calcext:value-type="float">
            <text:p>1.445475</text:p>
          </table:table-cell>
          <table:table-cell office:value-type="float" office:value="1.282902" calcext:value-type="float">
            <text:p>1.282902</text:p>
          </table:table-cell>
          <table:table-cell office:value-type="float" office:value="1.244894" calcext:value-type="float">
            <text:p>1.244894</text:p>
          </table:table-cell>
          <table:table-cell office:value-type="float" office:value="1.132432" calcext:value-type="float">
            <text:p>1.132432</text:p>
          </table:table-cell>
          <table:table-cell office:value-type="float" office:value="1.069641" calcext:value-type="float">
            <text:p>1.069641</text:p>
          </table:table-cell>
          <table:table-cell office:value-type="float" office:value="1.061184" calcext:value-type="float">
            <text:p>1.061184</text:p>
          </table:table-cell>
          <table:table-cell table:style-name="ce10" office:value-type="float" office:value="1.028172" calcext:value-type="float">
            <text:p>1.028172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9"/>
          <table:table-cell table:style-name="Default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8" calcext:value-type="date">
            <text:p>2022-02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8" calcext:value-type="date">
            <text:p>2022-02-1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309" calcext:value-type="float">
            <text:p>0.56330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74161" calcext:value-type="float">
            <text:p>0.874161</text:p>
          </table:table-cell>
          <table:table-cell office:value-type="float" office:value="0.778992" calcext:value-type="float">
            <text:p>0.778992</text:p>
          </table:table-cell>
          <table:table-cell office:value-type="float" office:value="0.716644" calcext:value-type="float">
            <text:p>0.716644</text:p>
          </table:table-cell>
          <table:table-cell office:value-type="float" office:value="0.668522" calcext:value-type="float">
            <text:p>0.668522</text:p>
          </table:table-cell>
          <table:table-cell office:value-type="float" office:value="0.649323" calcext:value-type="float">
            <text:p>0.649323</text:p>
          </table:table-cell>
          <table:table-cell office:value-type="float" office:value="0.620865" calcext:value-type="float">
            <text:p>0.620865</text:p>
          </table:table-cell>
          <table:table-cell office:value-type="float" office:value="0.602801" calcext:value-type="float">
            <text:p>0.602801</text:p>
          </table:table-cell>
          <table:table-cell office:value-type="float" office:value="0.58681" calcext:value-type="float">
            <text:p>0.586810</text:p>
          </table:table-cell>
          <table:table-cell office:value-type="float" office:value="0.580806" calcext:value-type="float">
            <text:p>0.580806</text:p>
          </table:table-cell>
          <table:table-cell table:style-name="ce10" office:value-type="float" office:value="0.563309" calcext:value-type="float">
            <text:p>0.56330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0.898526" calcext:value-type="float">
            <text:p>0.89852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13953" calcext:value-type="float">
            <text:p>1.513953</text:p>
          </table:table-cell>
          <table:table-cell office:value-type="float" office:value="1.33272" calcext:value-type="float">
            <text:p>1.332720</text:p>
          </table:table-cell>
          <table:table-cell office:value-type="float" office:value="1.250442" calcext:value-type="float">
            <text:p>1.250442</text:p>
          </table:table-cell>
          <table:table-cell office:value-type="float" office:value="1.141829" calcext:value-type="float">
            <text:p>1.141829</text:p>
          </table:table-cell>
          <table:table-cell office:value-type="float" office:value="1.102239" calcext:value-type="float">
            <text:p>1.102239</text:p>
          </table:table-cell>
          <table:table-cell office:value-type="float" office:value="1.031876" calcext:value-type="float">
            <text:p>1.031876</text:p>
          </table:table-cell>
          <table:table-cell office:value-type="float" office:value="1.001245" calcext:value-type="float">
            <text:p>1.001245</text:p>
          </table:table-cell>
          <table:table-cell office:value-type="float" office:value="0.946023" calcext:value-type="float">
            <text:p>0.946023</text:p>
          </table:table-cell>
          <table:table-cell office:value-type="float" office:value="0.922941" calcext:value-type="float">
            <text:p>0.922941</text:p>
          </table:table-cell>
          <table:table-cell table:style-name="ce10" office:value-type="float" office:value="0.898526" calcext:value-type="float">
            <text:p>0.898526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571689" calcext:value-type="float">
            <text:p>1.571689</text:p>
          </table:table-cell>
          <table:table-cell table:number-columns-repeated="2"/>
          <table:table-cell table:style-name="Default"/>
          <table:table-cell office:value-type="float" office:value="2.941759" calcext:value-type="float">
            <text:p>2.941759</text:p>
          </table:table-cell>
          <table:table-cell office:value-type="float" office:value="2.325769" calcext:value-type="float">
            <text:p>2.325769</text:p>
          </table:table-cell>
          <table:table-cell office:value-type="float" office:value="2.122054" calcext:value-type="float">
            <text:p>2.122054</text:p>
          </table:table-cell>
          <table:table-cell office:value-type="float" office:value="2.011314" calcext:value-type="float">
            <text:p>2.011314</text:p>
          </table:table-cell>
          <table:table-cell office:value-type="float" office:value="1.95979" calcext:value-type="float">
            <text:p>1.959790</text:p>
          </table:table-cell>
          <table:table-cell office:value-type="float" office:value="1.815012" calcext:value-type="float">
            <text:p>1.815012</text:p>
          </table:table-cell>
          <table:table-cell office:value-type="float" office:value="1.686286" calcext:value-type="float">
            <text:p>1.686286</text:p>
          </table:table-cell>
          <table:table-cell office:value-type="float" office:value="1.622662" calcext:value-type="float">
            <text:p>1.622662</text:p>
          </table:table-cell>
          <table:table-cell office:value-type="float" office:value="1.628488" calcext:value-type="float">
            <text:p>1.628488</text:p>
          </table:table-cell>
          <table:table-cell table:style-name="ce10" office:value-type="float" office:value="1.571689" calcext:value-type="float">
            <text:p>1.57168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5.884555" calcext:value-type="float">
            <text:p>5.884555</text:p>
          </table:table-cell>
          <table:table-cell table:number-columns-repeated="2"/>
          <table:table-cell table:style-name="Default"/>
          <table:table-cell office:value-type="float" office:value="10.809792" calcext:value-type="float">
            <text:p>10.809792</text:p>
          </table:table-cell>
          <table:table-cell office:value-type="float" office:value="8.773138" calcext:value-type="float">
            <text:p>8.773138</text:p>
          </table:table-cell>
          <table:table-cell office:value-type="float" office:value="7.587297" calcext:value-type="float">
            <text:p>7.587297</text:p>
          </table:table-cell>
          <table:table-cell office:value-type="float" office:value="7.418933" calcext:value-type="float">
            <text:p>7.418933</text:p>
          </table:table-cell>
          <table:table-cell office:value-type="float" office:value="6.864788" calcext:value-type="float">
            <text:p>6.864788</text:p>
          </table:table-cell>
          <table:table-cell office:value-type="float" office:value="6.606019" calcext:value-type="float">
            <text:p>6.606019</text:p>
          </table:table-cell>
          <table:table-cell office:value-type="float" office:value="6.379909" calcext:value-type="float">
            <text:p>6.379909</text:p>
          </table:table-cell>
          <table:table-cell office:value-type="float" office:value="6.043052" calcext:value-type="float">
            <text:p>6.043052</text:p>
          </table:table-cell>
          <table:table-cell office:value-type="float" office:value="6.078409" calcext:value-type="float">
            <text:p>6.078409</text:p>
          </table:table-cell>
          <table:table-cell table:style-name="ce10" office:value-type="float" office:value="5.884555" calcext:value-type="float">
            <text:p>5.88455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1" calcext:value-type="date">
            <text:p>2022-02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1" calcext:value-type="date">
            <text:p>2022-02-2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355734" calcext:value-type="float">
            <text:p>1.3557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5845" calcext:value-type="float">
            <text:p>1.558450</text:p>
          </table:table-cell>
          <table:table-cell office:value-type="float" office:value="1.489402" calcext:value-type="float">
            <text:p>1.489402</text:p>
          </table:table-cell>
          <table:table-cell office:value-type="float" office:value="1.427108" calcext:value-type="float">
            <text:p>1.427108</text:p>
          </table:table-cell>
          <table:table-cell office:value-type="float" office:value="1.448301" calcext:value-type="float">
            <text:p>1.448301</text:p>
          </table:table-cell>
          <table:table-cell office:value-type="float" office:value="1.433354" calcext:value-type="float">
            <text:p>1.433354</text:p>
          </table:table-cell>
          <table:table-cell office:value-type="float" office:value="1.363009" calcext:value-type="float">
            <text:p>1.363009</text:p>
          </table:table-cell>
          <table:table-cell office:value-type="float" office:value="1.386705" calcext:value-type="float">
            <text:p>1.386705</text:p>
          </table:table-cell>
          <table:table-cell office:value-type="float" office:value="1.632699" calcext:value-type="float">
            <text:p>1.632699</text:p>
          </table:table-cell>
          <table:table-cell office:value-type="float" office:value="1.284805" calcext:value-type="float">
            <text:p>1.284805</text:p>
          </table:table-cell>
          <table:table-cell table:style-name="ce10" office:value-type="float" office:value="1.355734" calcext:value-type="float">
            <text:p>1.3557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 table:number-columns-repeated="2"/>
          <table:table-cell table:number-columns-repeated="6"/>
          <table:table-cell office:value-type="float" office:value="2.71608" calcext:value-type="float">
            <text:p>2.716080</text:p>
          </table:table-cell>
          <table:table-cell table:number-columns-repeated="3"/>
          <table:table-cell office:value-type="float" office:value="2.963681" calcext:value-type="float">
            <text:p>2.963681</text:p>
          </table:table-cell>
          <table:table-cell office:value-type="float" office:value="3.044169" calcext:value-type="float">
            <text:p>3.044169</text:p>
          </table:table-cell>
          <table:table-cell office:value-type="float" office:value="2.757287" calcext:value-type="float">
            <text:p>2.757287</text:p>
          </table:table-cell>
          <table:table-cell office:value-type="float" office:value="2.873269" calcext:value-type="float">
            <text:p>2.873269</text:p>
          </table:table-cell>
          <table:table-cell office:value-type="float" office:value="2.653391" calcext:value-type="float">
            <text:p>2.653391</text:p>
          </table:table-cell>
          <table:table-cell office:value-type="float" office:value="2.738267" calcext:value-type="float">
            <text:p>2.738267</text:p>
          </table:table-cell>
          <table:table-cell office:value-type="float" office:value="2.719243" calcext:value-type="float">
            <text:p>2.719243</text:p>
          </table:table-cell>
          <table:table-cell office:value-type="float" office:value="2.711961" calcext:value-type="float">
            <text:p>2.711961</text:p>
          </table:table-cell>
          <table:table-cell office:value-type="float" office:value="2.597005" calcext:value-type="float">
            <text:p>2.597005</text:p>
          </table:table-cell>
          <table:table-cell table:style-name="ce10" office:value-type="float" office:value="2.71608" calcext:value-type="float">
            <text:p>2.71608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3" calcext:value-type="date">
            <text:p>2022-02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3" calcext:value-type="date">
            <text:p>2022-02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442088" calcext:value-type="float">
            <text:p>1.4420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89086" calcext:value-type="float">
            <text:p>1.489086</text:p>
          </table:table-cell>
          <table:table-cell office:value-type="float" office:value="1.567673" calcext:value-type="float">
            <text:p>1.567673</text:p>
          </table:table-cell>
          <table:table-cell office:value-type="float" office:value="1.488985" calcext:value-type="float">
            <text:p>1.488985</text:p>
          </table:table-cell>
          <table:table-cell office:value-type="float" office:value="1.454784" calcext:value-type="float">
            <text:p>1.454784</text:p>
          </table:table-cell>
          <table:table-cell office:value-type="float" office:value="1.445116" calcext:value-type="float">
            <text:p>1.445116</text:p>
          </table:table-cell>
          <table:table-cell office:value-type="float" office:value="1.39895" calcext:value-type="float">
            <text:p>1.398950</text:p>
          </table:table-cell>
          <table:table-cell office:value-type="float" office:value="1.419256" calcext:value-type="float">
            <text:p>1.419256</text:p>
          </table:table-cell>
          <table:table-cell office:value-type="float" office:value="1.354967" calcext:value-type="float">
            <text:p>1.354967</text:p>
          </table:table-cell>
          <table:table-cell office:value-type="float" office:value="1.341077" calcext:value-type="float">
            <text:p>1.341077</text:p>
          </table:table-cell>
          <table:table-cell table:style-name="ce10" office:value-type="float" office:value="1.442088" calcext:value-type="float">
            <text:p>1.4420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943535" calcext:value-type="float">
            <text:p>2.943535</text:p>
          </table:table-cell>
          <table:table-cell table:number-columns-repeated="3"/>
          <table:table-cell office:value-type="float" office:value="3.033243" calcext:value-type="float">
            <text:p>3.033243</text:p>
          </table:table-cell>
          <table:table-cell office:value-type="float" office:value="2.952471" calcext:value-type="float">
            <text:p>2.952471</text:p>
          </table:table-cell>
          <table:table-cell office:value-type="float" office:value="2.769185" calcext:value-type="float">
            <text:p>2.769185</text:p>
          </table:table-cell>
          <table:table-cell office:value-type="float" office:value="2.892743" calcext:value-type="float">
            <text:p>2.892743</text:p>
          </table:table-cell>
          <table:table-cell office:value-type="float" office:value="2.775846" calcext:value-type="float">
            <text:p>2.775846</text:p>
          </table:table-cell>
          <table:table-cell office:value-type="float" office:value="2.925504" calcext:value-type="float">
            <text:p>2.925504</text:p>
          </table:table-cell>
          <table:table-cell office:value-type="float" office:value="2.62366" calcext:value-type="float">
            <text:p>2.623660</text:p>
          </table:table-cell>
          <table:table-cell office:value-type="float" office:value="2.775494" calcext:value-type="float">
            <text:p>2.775494</text:p>
          </table:table-cell>
          <table:table-cell office:value-type="float" office:value="3.127343" calcext:value-type="float">
            <text:p>3.127343</text:p>
          </table:table-cell>
          <table:table-cell table:style-name="ce10" office:value-type="float" office:value="2.943535" calcext:value-type="float">
            <text:p>2.94353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6" calcext:value-type="date">
            <text:p>2022-02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6" calcext:value-type="date">
            <text:p>2022-02-2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9858" calcext:value-type="float">
            <text:p>1.33985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81553" calcext:value-type="float">
            <text:p>1.581553</text:p>
          </table:table-cell>
          <table:table-cell office:value-type="float" office:value="1.496953" calcext:value-type="float">
            <text:p>1.496953</text:p>
          </table:table-cell>
          <table:table-cell office:value-type="float" office:value="1.552713" calcext:value-type="float">
            <text:p>1.552713</text:p>
          </table:table-cell>
          <table:table-cell office:value-type="float" office:value="1.423835" calcext:value-type="float">
            <text:p>1.423835</text:p>
          </table:table-cell>
          <table:table-cell office:value-type="float" office:value="1.469395" calcext:value-type="float">
            <text:p>1.469395</text:p>
          </table:table-cell>
          <table:table-cell office:value-type="float" office:value="1.335943" calcext:value-type="float">
            <text:p>1.335943</text:p>
          </table:table-cell>
          <table:table-cell office:value-type="float" office:value="1.358846" calcext:value-type="float">
            <text:p>1.358846</text:p>
          </table:table-cell>
          <table:table-cell office:value-type="float" office:value="1.368611" calcext:value-type="float">
            <text:p>1.368611</text:p>
          </table:table-cell>
          <table:table-cell office:value-type="float" office:value="1.343288" calcext:value-type="float">
            <text:p>1.343288</text:p>
          </table:table-cell>
          <table:table-cell table:style-name="ce10" office:value-type="float" office:value="1.339858" calcext:value-type="float">
            <text:p>1.33985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2.840334" calcext:value-type="float">
            <text:p>2.840334</text:p>
          </table:table-cell>
          <table:table-cell table:number-columns-repeated="3"/>
          <table:table-cell office:value-type="float" office:value="3.123356" calcext:value-type="float">
            <text:p>3.123356</text:p>
          </table:table-cell>
          <table:table-cell office:value-type="float" office:value="2.909708" calcext:value-type="float">
            <text:p>2.909708</text:p>
          </table:table-cell>
          <table:table-cell office:value-type="float" office:value="2.962571" calcext:value-type="float">
            <text:p>2.962571</text:p>
          </table:table-cell>
          <table:table-cell office:value-type="float" office:value="2.771099" calcext:value-type="float">
            <text:p>2.771099</text:p>
          </table:table-cell>
          <table:table-cell office:value-type="float" office:value="2.832262" calcext:value-type="float">
            <text:p>2.832262</text:p>
          </table:table-cell>
          <table:table-cell office:value-type="float" office:value="2.688311" calcext:value-type="float">
            <text:p>2.688311</text:p>
          </table:table-cell>
          <table:table-cell office:value-type="float" office:value="2.702957" calcext:value-type="float">
            <text:p>2.702957</text:p>
          </table:table-cell>
          <table:table-cell office:value-type="float" office:value="2.789315" calcext:value-type="float">
            <text:p>2.789315</text:p>
          </table:table-cell>
          <table:table-cell office:value-type="float" office:value="2.624424" calcext:value-type="float">
            <text:p>2.624424</text:p>
          </table:table-cell>
          <table:table-cell table:style-name="ce10" office:value-type="float" office:value="2.840334" calcext:value-type="float">
            <text:p>2.84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7" calcext:value-type="date">
            <text:p>2022-02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7" calcext:value-type="date">
            <text:p>2022-02-2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7249" calcext:value-type="float">
            <text:p>0.5972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46263" calcext:value-type="float">
            <text:p>1.046263</text:p>
          </table:table-cell>
          <table:table-cell office:value-type="float" office:value="0.858446" calcext:value-type="float">
            <text:p>0.858446</text:p>
          </table:table-cell>
          <table:table-cell office:value-type="float" office:value="0.787486" calcext:value-type="float">
            <text:p>0.787486</text:p>
          </table:table-cell>
          <table:table-cell office:value-type="float" office:value="0.722278" calcext:value-type="float">
            <text:p>0.722278</text:p>
          </table:table-cell>
          <table:table-cell office:value-type="float" office:value="0.69091" calcext:value-type="float">
            <text:p>0.690910</text:p>
          </table:table-cell>
          <table:table-cell office:value-type="float" office:value="0.668242" calcext:value-type="float">
            <text:p>0.668242</text:p>
          </table:table-cell>
          <table:table-cell office:value-type="float" office:value="0.626628" calcext:value-type="float">
            <text:p>0.626628</text:p>
          </table:table-cell>
          <table:table-cell office:value-type="float" office:value="0.625904" calcext:value-type="float">
            <text:p>0.625904</text:p>
          </table:table-cell>
          <table:table-cell office:value-type="float" office:value="0.599864" calcext:value-type="float">
            <text:p>0.599864</text:p>
          </table:table-cell>
          <table:table-cell table:style-name="ce10" office:value-type="float" office:value="0.597249" calcext:value-type="float">
            <text:p>0.59724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025145" calcext:value-type="float">
            <text:p>1.025145</text:p>
          </table:table-cell>
          <table:table-cell table:number-columns-repeated="3"/>
          <table:table-cell office:value-type="float" office:value="1.629462" calcext:value-type="float">
            <text:p>1.629462</text:p>
          </table:table-cell>
          <table:table-cell office:value-type="float" office:value="1.505569" calcext:value-type="float">
            <text:p>1.505569</text:p>
          </table:table-cell>
          <table:table-cell office:value-type="float" office:value="1.421481" calcext:value-type="float">
            <text:p>1.421481</text:p>
          </table:table-cell>
          <table:table-cell office:value-type="float" office:value="1.253845" calcext:value-type="float">
            <text:p>1.253845</text:p>
          </table:table-cell>
          <table:table-cell office:value-type="float" office:value="1.254154" calcext:value-type="float">
            <text:p>1.254154</text:p>
          </table:table-cell>
          <table:table-cell office:value-type="float" office:value="1.196071" calcext:value-type="float">
            <text:p>1.196071</text:p>
          </table:table-cell>
          <table:table-cell office:value-type="float" office:value="1.11105" calcext:value-type="float">
            <text:p>1.111050</text:p>
          </table:table-cell>
          <table:table-cell office:value-type="float" office:value="1.085848" calcext:value-type="float">
            <text:p>1.085848</text:p>
          </table:table-cell>
          <table:table-cell office:value-type="float" office:value="1.052977" calcext:value-type="float">
            <text:p>1.052977</text:p>
          </table:table-cell>
          <table:table-cell table:style-name="ce10" office:value-type="float" office:value="1.025145" calcext:value-type="float">
            <text:p>1.0251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672576" calcext:value-type="float">
            <text:p>1.672576</text:p>
          </table:table-cell>
          <table:table-cell table:number-columns-repeated="3"/>
          <table:table-cell office:value-type="float" office:value="3.104752" calcext:value-type="float">
            <text:p>3.104752</text:p>
          </table:table-cell>
          <table:table-cell office:value-type="float" office:value="2.430662" calcext:value-type="float">
            <text:p>2.430662</text:p>
          </table:table-cell>
          <table:table-cell office:value-type="float" office:value="2.386987" calcext:value-type="float">
            <text:p>2.386987</text:p>
          </table:table-cell>
          <table:table-cell office:value-type="float" office:value="2.076196" calcext:value-type="float">
            <text:p>2.076196</text:p>
          </table:table-cell>
          <table:table-cell office:value-type="float" office:value="2.106825" calcext:value-type="float">
            <text:p>2.106825</text:p>
          </table:table-cell>
          <table:table-cell office:value-type="float" office:value="1.946884" calcext:value-type="float">
            <text:p>1.946884</text:p>
          </table:table-cell>
          <table:table-cell office:value-type="float" office:value="1.697147" calcext:value-type="float">
            <text:p>1.697147</text:p>
          </table:table-cell>
          <table:table-cell office:value-type="float" office:value="1.748387" calcext:value-type="float">
            <text:p>1.748387</text:p>
          </table:table-cell>
          <table:table-cell office:value-type="float" office:value="1.717293" calcext:value-type="float">
            <text:p>1.717293</text:p>
          </table:table-cell>
          <table:table-cell table:style-name="ce10" office:value-type="float" office:value="1.672576" calcext:value-type="float">
            <text:p>1.67257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5.886041" calcext:value-type="float">
            <text:p>5.886041</text:p>
          </table:table-cell>
          <table:table-cell table:number-columns-repeated="3"/>
          <table:table-cell office:value-type="float" office:value="10.676149" calcext:value-type="float">
            <text:p>10.676149</text:p>
          </table:table-cell>
          <table:table-cell office:value-type="float" office:value="9.074164" calcext:value-type="float">
            <text:p>9.074164</text:p>
          </table:table-cell>
          <table:table-cell office:value-type="float" office:value="8.655109" calcext:value-type="float">
            <text:p>8.655109</text:p>
          </table:table-cell>
          <table:table-cell office:value-type="float" office:value="7.400043" calcext:value-type="float">
            <text:p>7.400043</text:p>
          </table:table-cell>
          <table:table-cell office:value-type="float" office:value="6.828352" calcext:value-type="float">
            <text:p>6.828352</text:p>
          </table:table-cell>
          <table:table-cell office:value-type="float" office:value="6.901473" calcext:value-type="float">
            <text:p>6.901473</text:p>
          </table:table-cell>
          <table:table-cell office:value-type="float" office:value="6.155949" calcext:value-type="float">
            <text:p>6.155949</text:p>
          </table:table-cell>
          <table:table-cell office:value-type="float" office:value="6.229587" calcext:value-type="float">
            <text:p>6.229587</text:p>
          </table:table-cell>
          <table:table-cell office:value-type="float" office:value="6.046829" calcext:value-type="float">
            <text:p>6.046829</text:p>
          </table:table-cell>
          <table:table-cell table:style-name="ce10" office:value-type="float" office:value="5.886041" calcext:value-type="float">
            <text:p>5.88604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20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table:style-name="ce7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1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1-0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10334" calcext:value-type="float">
            <text:p>1.3103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28685" calcext:value-type="float">
            <text:p>1.628685</text:p>
          </table:table-cell>
          <table:table-cell office:value-type="float" office:value="1.532592" calcext:value-type="float">
            <text:p>1.532592</text:p>
          </table:table-cell>
          <table:table-cell office:value-type="float" office:value="1.55956" calcext:value-type="float">
            <text:p>1.559560</text:p>
          </table:table-cell>
          <table:table-cell office:value-type="float" office:value="1.510366" calcext:value-type="float">
            <text:p>1.510366</text:p>
          </table:table-cell>
          <table:table-cell office:value-type="float" office:value="1.434235" calcext:value-type="float">
            <text:p>1.434235</text:p>
          </table:table-cell>
          <table:table-cell office:value-type="float" office:value="1.754599" calcext:value-type="float">
            <text:p>1.754599</text:p>
          </table:table-cell>
          <table:table-cell office:value-type="float" office:value="1.376253" calcext:value-type="float">
            <text:p>1.376253</text:p>
          </table:table-cell>
          <table:table-cell office:value-type="float" office:value="1.414668" calcext:value-type="float">
            <text:p>1.414668</text:p>
          </table:table-cell>
          <table:table-cell office:value-type="float" office:value="1.361398" calcext:value-type="float">
            <text:p>1.361398</text:p>
          </table:table-cell>
          <table:table-cell table:style-name="ce10" office:value-type="float" office:value="1.310334" calcext:value-type="float">
            <text:p>1.31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2.72739" calcext:value-type="float">
            <text:p>2.727390</text:p>
          </table:table-cell>
          <table:table-cell table:number-columns-repeated="3"/>
          <table:table-cell office:value-type="float" office:value="3.044161" calcext:value-type="float">
            <text:p>3.044161</text:p>
          </table:table-cell>
          <table:table-cell office:value-type="float" office:value="2.947306" calcext:value-type="float">
            <text:p>2.947306</text:p>
          </table:table-cell>
          <table:table-cell office:value-type="float" office:value="2.858288" calcext:value-type="float">
            <text:p>2.858288</text:p>
          </table:table-cell>
          <table:table-cell office:value-type="float" office:value="2.873342" calcext:value-type="float">
            <text:p>2.873342</text:p>
          </table:table-cell>
          <table:table-cell office:value-type="float" office:value="2.849559" calcext:value-type="float">
            <text:p>2.849559</text:p>
          </table:table-cell>
          <table:table-cell office:value-type="float" office:value="3.125156" calcext:value-type="float">
            <text:p>3.125156</text:p>
          </table:table-cell>
          <table:table-cell office:value-type="float" office:value="2.771698" calcext:value-type="float">
            <text:p>2.771698</text:p>
          </table:table-cell>
          <table:table-cell office:value-type="float" office:value="2.91175" calcext:value-type="float">
            <text:p>2.911750</text:p>
          </table:table-cell>
          <table:table-cell office:value-type="float" office:value="2.743245" calcext:value-type="float">
            <text:p>2.743245</text:p>
          </table:table-cell>
          <table:table-cell table:style-name="ce10" office:value-type="float" office:value="2.72739" calcext:value-type="float">
            <text:p>2.7273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1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83633" calcext:value-type="float">
            <text:p>1.683633</text:p>
          </table:table-cell>
          <table:table-cell office:value-type="float" office:value="1.609105" calcext:value-type="float">
            <text:p>1.609105</text:p>
          </table:table-cell>
          <table:table-cell office:value-type="float" office:value="1.504592" calcext:value-type="float">
            <text:p>1.504592</text:p>
          </table:table-cell>
          <table:table-cell office:value-type="float" office:value="1.402312" calcext:value-type="float">
            <text:p>1.402312</text:p>
          </table:table-cell>
          <table:table-cell office:value-type="float" office:value="1.55078" calcext:value-type="float">
            <text:p>1.550780</text:p>
          </table:table-cell>
          <table:table-cell office:value-type="float" office:value="1.430438" calcext:value-type="float">
            <text:p>1.430438</text:p>
          </table:table-cell>
          <table:table-cell office:value-type="float" office:value="1.396535" calcext:value-type="float">
            <text:p>1.396535</text:p>
          </table:table-cell>
          <table:table-cell office:value-type="float" office:value="1.343604" calcext:value-type="float">
            <text:p>1.343604</text:p>
          </table:table-cell>
          <table:table-cell office:value-type="float" office:value="1.361871" calcext:value-type="float">
            <text:p>1.361871</text:p>
          </table:table-cell>
          <table:table-cell table:style-name="ce10" office:value-type="float" office:value="1.382161" calcext:value-type="float">
            <text:p>1.3821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3.10824" calcext:value-type="float">
            <text:p>3.108240</text:p>
          </table:table-cell>
          <table:table-cell office:value-type="float" office:value="3.019027" calcext:value-type="float">
            <text:p>3.019027</text:p>
          </table:table-cell>
          <table:table-cell office:value-type="float" office:value="2.864897" calcext:value-type="float">
            <text:p>2.864897</text:p>
          </table:table-cell>
          <table:table-cell office:value-type="float" office:value="2.937215" calcext:value-type="float">
            <text:p>2.937215</text:p>
          </table:table-cell>
          <table:table-cell office:value-type="float" office:value="2.810259" calcext:value-type="float">
            <text:p>2.810259</text:p>
          </table:table-cell>
          <table:table-cell office:value-type="float" office:value="2.866204" calcext:value-type="float">
            <text:p>2.866204</text:p>
          </table:table-cell>
          <table:table-cell office:value-type="float" office:value="2.753253" calcext:value-type="float">
            <text:p>2.753253</text:p>
          </table:table-cell>
          <table:table-cell office:value-type="float" office:value="2.786718" calcext:value-type="float">
            <text:p>2.786718</text:p>
          </table:table-cell>
          <table:table-cell office:value-type="float" office:value="2.762129" calcext:value-type="float">
            <text:p>2.762129</text:p>
          </table:table-cell>
          <table:table-cell table:style-name="ce10" office:value-type="float" office:value="2.729209" calcext:value-type="float">
            <text:p>2.7292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02" calcext:value-type="date">
            <text:p>2022-03-0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02" calcext:value-type="date">
            <text:p>2022-03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2101" calcext:value-type="float">
            <text:p>1.3321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79019" calcext:value-type="float">
            <text:p>1.679019</text:p>
          </table:table-cell>
          <table:table-cell office:value-type="float" office:value="1.558963" calcext:value-type="float">
            <text:p>1.558963</text:p>
          </table:table-cell>
          <table:table-cell office:value-type="float" office:value="1.482722" calcext:value-type="float">
            <text:p>1.482722</text:p>
          </table:table-cell>
          <table:table-cell office:value-type="float" office:value="1.637968" calcext:value-type="float">
            <text:p>1.637968</text:p>
          </table:table-cell>
          <table:table-cell office:value-type="float" office:value="1.529741" calcext:value-type="float">
            <text:p>1.529741</text:p>
          </table:table-cell>
          <table:table-cell office:value-type="float" office:value="1.618956" calcext:value-type="float">
            <text:p>1.618956</text:p>
          </table:table-cell>
          <table:table-cell office:value-type="float" office:value="1.423182" calcext:value-type="float">
            <text:p>1.423182</text:p>
          </table:table-cell>
          <table:table-cell office:value-type="float" office:value="1.391043" calcext:value-type="float">
            <text:p>1.391043</text:p>
          </table:table-cell>
          <table:table-cell office:value-type="float" office:value="1.321171" calcext:value-type="float">
            <text:p>1.321171</text:p>
          </table:table-cell>
          <table:table-cell table:style-name="ce10" office:value-type="float" office:value="1.332101" calcext:value-type="float">
            <text:p>1.332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01875" calcext:value-type="float">
            <text:p>2.701875</text:p>
          </table:table-cell>
          <table:table-cell table:number-columns-repeated="3"/>
          <table:table-cell office:value-type="float" office:value="3.152806" calcext:value-type="float">
            <text:p>3.152806</text:p>
          </table:table-cell>
          <table:table-cell office:value-type="float" office:value="2.820931" calcext:value-type="float">
            <text:p>2.820931</text:p>
          </table:table-cell>
          <table:table-cell office:value-type="float" office:value="2.957636" calcext:value-type="float">
            <text:p>2.957636</text:p>
          </table:table-cell>
          <table:table-cell office:value-type="float" office:value="3.165849" calcext:value-type="float">
            <text:p>3.165849</text:p>
          </table:table-cell>
          <table:table-cell office:value-type="float" office:value="2.868008" calcext:value-type="float">
            <text:p>2.868008</text:p>
          </table:table-cell>
          <table:table-cell office:value-type="float" office:value="2.913948" calcext:value-type="float">
            <text:p>2.913948</text:p>
          </table:table-cell>
          <table:table-cell office:value-type="float" office:value="2.796964" calcext:value-type="float">
            <text:p>2.796964</text:p>
          </table:table-cell>
          <table:table-cell office:value-type="float" office:value="2.758263" calcext:value-type="float">
            <text:p>2.758263</text:p>
          </table:table-cell>
          <table:table-cell office:value-type="float" office:value="2.70311" calcext:value-type="float">
            <text:p>2.703110</text:p>
          </table:table-cell>
          <table:table-cell table:style-name="ce10" office:value-type="float" office:value="2.701875" calcext:value-type="float">
            <text:p>2.7018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4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4-0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8861" calcext:value-type="float">
            <text:p>0.6088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9298" calcext:value-type="float">
            <text:p>0.989298</text:p>
          </table:table-cell>
          <table:table-cell office:value-type="float" office:value="0.88855" calcext:value-type="float">
            <text:p>0.888550</text:p>
          </table:table-cell>
          <table:table-cell office:value-type="float" office:value="0.845584" calcext:value-type="float">
            <text:p>0.845584</text:p>
          </table:table-cell>
          <table:table-cell office:value-type="float" office:value="0.775203" calcext:value-type="float">
            <text:p>0.775203</text:p>
          </table:table-cell>
          <table:table-cell office:value-type="float" office:value="0.738565" calcext:value-type="float">
            <text:p>0.738565</text:p>
          </table:table-cell>
          <table:table-cell office:value-type="float" office:value="0.698815" calcext:value-type="float">
            <text:p>0.698815</text:p>
          </table:table-cell>
          <table:table-cell office:value-type="float" office:value="0.657669" calcext:value-type="float">
            <text:p>0.657669</text:p>
          </table:table-cell>
          <table:table-cell office:value-type="float" office:value="0.648537" calcext:value-type="float">
            <text:p>0.648537</text:p>
          </table:table-cell>
          <table:table-cell office:value-type="float" office:value="0.635659" calcext:value-type="float">
            <text:p>0.635659</text:p>
          </table:table-cell>
          <table:table-cell table:style-name="ce10" office:value-type="float" office:value="0.608861" calcext:value-type="float">
            <text:p>0.6088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Default"/>
          <table:table-cell table:style-name="ce3"/>
          <table:table-cell table:number-columns-repeated="4"/>
          <table:table-cell office:value-type="float" office:value="1.067215" calcext:value-type="float">
            <text:p>1.067215</text:p>
          </table:table-cell>
          <table:table-cell table:number-columns-repeated="3"/>
          <table:table-cell office:value-type="float" office:value="1.725744" calcext:value-type="float">
            <text:p>1.725744</text:p>
          </table:table-cell>
          <table:table-cell office:value-type="float" office:value="1.507314" calcext:value-type="float">
            <text:p>1.507314</text:p>
          </table:table-cell>
          <table:table-cell office:value-type="float" office:value="1.44073" calcext:value-type="float">
            <text:p>1.440730</text:p>
          </table:table-cell>
          <table:table-cell office:value-type="float" office:value="1.293448" calcext:value-type="float">
            <text:p>1.293448</text:p>
          </table:table-cell>
          <table:table-cell office:value-type="float" office:value="1.253978" calcext:value-type="float">
            <text:p>1.253978</text:p>
          </table:table-cell>
          <table:table-cell office:value-type="float" office:value="1.244597" calcext:value-type="float">
            <text:p>1.244597</text:p>
          </table:table-cell>
          <table:table-cell office:value-type="float" office:value="1.162554" calcext:value-type="float">
            <text:p>1.162554</text:p>
          </table:table-cell>
          <table:table-cell office:value-type="float" office:value="1.132761" calcext:value-type="float">
            <text:p>1.132761</text:p>
          </table:table-cell>
          <table:table-cell office:value-type="float" office:value="1.123484" calcext:value-type="float">
            <text:p>1.123484</text:p>
          </table:table-cell>
          <table:table-cell table:style-name="ce10" office:value-type="float" office:value="1.067215" calcext:value-type="float">
            <text:p>1.067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4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4-23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2755" calcext:value-type="float">
            <text:p>0.6027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8645" calcext:value-type="float">
            <text:p>0.988645</text:p>
          </table:table-cell>
          <table:table-cell office:value-type="float" office:value="0.89083" calcext:value-type="float">
            <text:p>0.890830</text:p>
          </table:table-cell>
          <table:table-cell office:value-type="float" office:value="0.82491" calcext:value-type="float">
            <text:p>0.824910</text:p>
          </table:table-cell>
          <table:table-cell office:value-type="float" office:value="0.770205" calcext:value-type="float">
            <text:p>0.770205</text:p>
          </table:table-cell>
          <table:table-cell office:value-type="float" office:value="0.719895" calcext:value-type="float">
            <text:p>0.719895</text:p>
          </table:table-cell>
          <table:table-cell office:value-type="float" office:value="0.683832" calcext:value-type="float">
            <text:p>0.683832</text:p>
          </table:table-cell>
          <table:table-cell office:value-type="float" office:value="0.658703" calcext:value-type="float">
            <text:p>0.658703</text:p>
          </table:table-cell>
          <table:table-cell office:value-type="float" office:value="0.660772" calcext:value-type="float">
            <text:p>0.660772</text:p>
          </table:table-cell>
          <table:table-cell office:value-type="float" office:value="0.627515" calcext:value-type="float">
            <text:p>0.627515</text:p>
          </table:table-cell>
          <table:table-cell table:style-name="ce15" office:value-type="float" office:value="0.602755" calcext:value-type="float">
            <text:p>0.6027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65599" calcext:value-type="float">
            <text:p>1.065599</text:p>
          </table:table-cell>
          <table:table-cell table:number-columns-repeated="3"/>
          <table:table-cell office:value-type="float" office:value="1.739489" calcext:value-type="float">
            <text:p>1.739489</text:p>
          </table:table-cell>
          <table:table-cell office:value-type="float" office:value="1.535075" calcext:value-type="float">
            <text:p>1.535075</text:p>
          </table:table-cell>
          <table:table-cell office:value-type="float" office:value="1.415611" calcext:value-type="float">
            <text:p>1.415611</text:p>
          </table:table-cell>
          <table:table-cell office:value-type="float" office:value="1.290323" calcext:value-type="float">
            <text:p>1.290323</text:p>
          </table:table-cell>
          <table:table-cell office:value-type="float" office:value="1.26059" calcext:value-type="float">
            <text:p>1.260590</text:p>
          </table:table-cell>
          <table:table-cell office:value-type="float" office:value="1.206979" calcext:value-type="float">
            <text:p>1.206979</text:p>
          </table:table-cell>
          <table:table-cell office:value-type="float" office:value="1.208877" calcext:value-type="float">
            <text:p>1.208877</text:p>
          </table:table-cell>
          <table:table-cell office:value-type="float" office:value="1.144167" calcext:value-type="float">
            <text:p>1.144167</text:p>
          </table:table-cell>
          <table:table-cell office:value-type="float" office:value="1.125318" calcext:value-type="float">
            <text:p>1.125318</text:p>
          </table:table-cell>
          <table:table-cell table:style-name="ce15" office:value-type="float" office:value="1.065599" calcext:value-type="float">
            <text:p>1.0655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5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5-20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8352" calcext:value-type="float">
            <text:p>0.60835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4604" calcext:value-type="float">
            <text:p>1.014604</text:p>
          </table:table-cell>
          <table:table-cell office:value-type="float" office:value="0.887262" calcext:value-type="float">
            <text:p>0.887262</text:p>
          </table:table-cell>
          <table:table-cell office:value-type="float" office:value="0.830521" calcext:value-type="float">
            <text:p>0.830521</text:p>
          </table:table-cell>
          <table:table-cell office:value-type="float" office:value="0.792257" calcext:value-type="float">
            <text:p>0.792257</text:p>
          </table:table-cell>
          <table:table-cell office:value-type="float" office:value="0.734985" calcext:value-type="float">
            <text:p>0.734985</text:p>
          </table:table-cell>
          <table:table-cell office:value-type="float" office:value="0.694007" calcext:value-type="float">
            <text:p>0.694007</text:p>
          </table:table-cell>
          <table:table-cell office:value-type="float" office:value="0.670592" calcext:value-type="float">
            <text:p>0.670592</text:p>
          </table:table-cell>
          <table:table-cell office:value-type="float" office:value="0.667181" calcext:value-type="float">
            <text:p>0.667181</text:p>
          </table:table-cell>
          <table:table-cell office:value-type="float" office:value="0.628355" calcext:value-type="float">
            <text:p>0.628355</text:p>
          </table:table-cell>
          <table:table-cell table:style-name="ce15" office:value-type="float" office:value="0.608352" calcext:value-type="float">
            <text:p>0.6083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71554" calcext:value-type="float">
            <text:p>1.071554</text:p>
          </table:table-cell>
          <table:table-cell table:number-columns-repeated="3"/>
          <table:table-cell office:value-type="float" office:value="1.715203" calcext:value-type="float">
            <text:p>1.715203</text:p>
          </table:table-cell>
          <table:table-cell office:value-type="float" office:value="1.549904" calcext:value-type="float">
            <text:p>1.549904</text:p>
          </table:table-cell>
          <table:table-cell office:value-type="float" office:value="1.447545" calcext:value-type="float">
            <text:p>1.447545</text:p>
          </table:table-cell>
          <table:table-cell office:value-type="float" office:value="1.319804" calcext:value-type="float">
            <text:p>1.319804</text:p>
          </table:table-cell>
          <table:table-cell office:value-type="float" office:value="1.264301" calcext:value-type="float">
            <text:p>1.264301</text:p>
          </table:table-cell>
          <table:table-cell office:value-type="string" calcext:value-type="string">
            <text:p>1.229259,</text:p>
          </table:table-cell>
          <table:table-cell office:value-type="float" office:value="1.143968" calcext:value-type="float">
            <text:p>1.143968</text:p>
          </table:table-cell>
          <table:table-cell office:value-type="float" office:value="1.133771" calcext:value-type="float">
            <text:p>1.133771</text:p>
          </table:table-cell>
          <table:table-cell office:value-type="float" office:value="1.102188" calcext:value-type="float">
            <text:p>1.102188</text:p>
          </table:table-cell>
          <table:table-cell table:style-name="ce15" office:value-type="float" office:value="1.071554" calcext:value-type="float">
            <text:p>1.0715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8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8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3389" calcext:value-type="float">
            <text:p>0.55338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6833" calcext:value-type="float">
            <text:p>0.976833</text:p>
          </table:table-cell>
          <table:table-cell office:value-type="float" office:value="0.81591" calcext:value-type="float">
            <text:p>0.815910</text:p>
          </table:table-cell>
          <table:table-cell office:value-type="float" office:value="0.744631" calcext:value-type="float">
            <text:p>0.744631</text:p>
          </table:table-cell>
          <table:table-cell office:value-type="float" office:value="0.693757" calcext:value-type="float">
            <text:p>0.693757</text:p>
          </table:table-cell>
          <table:table-cell office:value-type="float" office:value="0.637265" calcext:value-type="float">
            <text:p>0.637265</text:p>
          </table:table-cell>
          <table:table-cell office:value-type="float" office:value="0.612268" calcext:value-type="float">
            <text:p>0.612268</text:p>
          </table:table-cell>
          <table:table-cell office:value-type="float" office:value="0.583472" calcext:value-type="float">
            <text:p>0.583472</text:p>
          </table:table-cell>
          <table:table-cell office:value-type="float" office:value="0.5696" calcext:value-type="float">
            <text:p>0.569600</text:p>
          </table:table-cell>
          <table:table-cell office:value-type="float" office:value="0.566597" calcext:value-type="float">
            <text:p>0.566597</text:p>
          </table:table-cell>
          <table:table-cell table:style-name="ce15" office:value-type="float" office:value="0.553389" calcext:value-type="float">
            <text:p>0.5533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60362" calcext:value-type="float">
            <text:p>1.160362</text:p>
          </table:table-cell>
          <table:table-cell table:number-columns-repeated="3"/>
          <table:table-cell office:value-type="float" office:value="3.079411" calcext:value-type="float">
            <text:p>3.079411</text:p>
          </table:table-cell>
          <table:table-cell office:value-type="float" office:value="2.2957" calcext:value-type="float">
            <text:p>2.295700</text:p>
          </table:table-cell>
          <table:table-cell office:value-type="float" office:value="1.975909" calcext:value-type="float">
            <text:p>1.975909</text:p>
          </table:table-cell>
          <table:table-cell office:value-type="float" office:value="1.701827" calcext:value-type="float">
            <text:p>1.701827</text:p>
          </table:table-cell>
          <table:table-cell office:value-type="float" office:value="1.544527" calcext:value-type="float">
            <text:p>1.544527</text:p>
          </table:table-cell>
          <table:table-cell office:value-type="float" office:value="1.379745" calcext:value-type="float">
            <text:p>1.379745</text:p>
          </table:table-cell>
          <table:table-cell office:value-type="float" office:value="1.263958" calcext:value-type="float">
            <text:p>1.263958</text:p>
          </table:table-cell>
          <table:table-cell office:value-type="float" office:value="1.21075" calcext:value-type="float">
            <text:p>1.210750</text:p>
          </table:table-cell>
          <table:table-cell office:value-type="float" office:value="1.207909" calcext:value-type="float">
            <text:p>1.207909</text:p>
          </table:table-cell>
          <table:table-cell table:style-name="ce15" office:value-type="float" office:value="1.160362" calcext:value-type="float">
            <text:p>1.1603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8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8-18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0.554657" calcext:value-type="float">
            <text:p>0.55465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372" calcext:value-type="float">
            <text:p>0.973720</text:p>
          </table:table-cell>
          <table:table-cell office:value-type="float" office:value="0.819057" calcext:value-type="float">
            <text:p>0.819057</text:p>
          </table:table-cell>
          <table:table-cell office:value-type="float" office:value="0.755793" calcext:value-type="float">
            <text:p>0.755793</text:p>
          </table:table-cell>
          <table:table-cell office:value-type="float" office:value="0.674822" calcext:value-type="float">
            <text:p>0.674822</text:p>
          </table:table-cell>
          <table:table-cell office:value-type="float" office:value="0.635619" calcext:value-type="float">
            <text:p>0.635619</text:p>
          </table:table-cell>
          <table:table-cell office:value-type="float" office:value="0.612124" calcext:value-type="float">
            <text:p>0.612124</text:p>
          </table:table-cell>
          <table:table-cell office:value-type="float" office:value="0.584849" calcext:value-type="float">
            <text:p>0.584849</text:p>
          </table:table-cell>
          <table:table-cell office:value-type="float" office:value="0.578651" calcext:value-type="float">
            <text:p>0.578651</text:p>
          </table:table-cell>
          <table:table-cell office:value-type="float" office:value="0.566686" calcext:value-type="float">
            <text:p>0.566686</text:p>
          </table:table-cell>
          <table:table-cell table:style-name="ce15" office:value-type="float" office:value="0.554657" calcext:value-type="float">
            <text:p>0.5546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8" office:value-type="float" office:value="1.148106" calcext:value-type="float">
            <text:p>1.148106</text:p>
          </table:table-cell>
          <table:table-cell table:number-columns-repeated="3"/>
          <table:table-cell office:value-type="float" office:value="3.058241" calcext:value-type="float">
            <text:p>3.058241</text:p>
          </table:table-cell>
          <table:table-cell office:value-type="float" office:value="2.397626" calcext:value-type="float">
            <text:p>2.397626</text:p>
          </table:table-cell>
          <table:table-cell office:value-type="float" office:value="2.01272" calcext:value-type="float">
            <text:p>2.012720</text:p>
          </table:table-cell>
          <table:table-cell office:value-type="float" office:value="1.629789" calcext:value-type="float">
            <text:p>1.629789</text:p>
          </table:table-cell>
          <table:table-cell office:value-type="float" office:value="1.519711" calcext:value-type="float">
            <text:p>1.519711</text:p>
          </table:table-cell>
          <table:table-cell office:value-type="float" office:value="1.378428" calcext:value-type="float">
            <text:p>1.378428</text:p>
          </table:table-cell>
          <table:table-cell office:value-type="float" office:value="1.244181" calcext:value-type="float">
            <text:p>1.244181</text:p>
          </table:table-cell>
          <table:table-cell office:value-type="float" office:value="1.223044" calcext:value-type="float">
            <text:p>1.223044</text:p>
          </table:table-cell>
          <table:table-cell office:value-type="float" office:value="1.191692" calcext:value-type="float">
            <text:p>1.191692</text:p>
          </table:table-cell>
          <table:table-cell table:style-name="ce15" office:value-type="float" office:value="1.148106" calcext:value-type="float">
            <text:p>1.1481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9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9-12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4984" calcext:value-type="float">
            <text:p>0.5549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6074" calcext:value-type="float">
            <text:p>0.976074</text:p>
          </table:table-cell>
          <table:table-cell office:value-type="float" office:value="0.864429" calcext:value-type="float">
            <text:p>0.864429</text:p>
          </table:table-cell>
          <table:table-cell office:value-type="float" office:value="0.738194" calcext:value-type="float">
            <text:p>0.738194</text:p>
          </table:table-cell>
          <table:table-cell office:value-type="float" office:value="0.67325" calcext:value-type="float">
            <text:p>0.673250</text:p>
          </table:table-cell>
          <table:table-cell office:value-type="float" office:value="0.63975" calcext:value-type="float">
            <text:p>0.639750</text:p>
          </table:table-cell>
          <table:table-cell office:value-type="float" office:value="0.613599" calcext:value-type="float">
            <text:p>0.613599</text:p>
          </table:table-cell>
          <table:table-cell office:value-type="float" office:value="0.586441" calcext:value-type="float">
            <text:p>0.586441</text:p>
          </table:table-cell>
          <table:table-cell office:value-type="float" office:value="0.580037" calcext:value-type="float">
            <text:p>0.580037</text:p>
          </table:table-cell>
          <table:table-cell office:value-type="float" office:value="0.56614" calcext:value-type="float">
            <text:p>0.566140</text:p>
          </table:table-cell>
          <table:table-cell table:style-name="ce15" office:value-type="float" office:value="0.554984" calcext:value-type="float">
            <text:p>0.5549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61439" calcext:value-type="float">
            <text:p>1.161439</text:p>
          </table:table-cell>
          <table:table-cell table:number-columns-repeated="3"/>
          <table:table-cell office:value-type="float" office:value="3.191252" calcext:value-type="float">
            <text:p>3.191252</text:p>
          </table:table-cell>
          <table:table-cell office:value-type="float" office:value="2.751577" calcext:value-type="float">
            <text:p>2.751577</text:p>
          </table:table-cell>
          <table:table-cell office:value-type="float" office:value="1.929602" calcext:value-type="float">
            <text:p>1.929602</text:p>
          </table:table-cell>
          <table:table-cell office:value-type="float" office:value="1.652391" calcext:value-type="float">
            <text:p>1.652391</text:p>
          </table:table-cell>
          <table:table-cell office:value-type="float" office:value="1.505012" calcext:value-type="float">
            <text:p>1.505012</text:p>
          </table:table-cell>
          <table:table-cell office:value-type="float" office:value="1.358825" calcext:value-type="float">
            <text:p>1.358825</text:p>
          </table:table-cell>
          <table:table-cell office:value-type="float" office:value="1.2646" calcext:value-type="float">
            <text:p>1.264600</text:p>
          </table:table-cell>
          <table:table-cell office:value-type="float" office:value="1.23481" calcext:value-type="float">
            <text:p>1.234810</text:p>
          </table:table-cell>
          <table:table-cell office:value-type="float" office:value="1.196274" calcext:value-type="float">
            <text:p>1.196274</text:p>
          </table:table-cell>
          <table:table-cell table:style-name="ce15" office:value-type="float" office:value="1.161439" calcext:value-type="float">
            <text:p>1.1614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10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10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2407" calcext:value-type="float">
            <text:p>0.6224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00859" calcext:value-type="float">
            <text:p>1.000859</text:p>
          </table:table-cell>
          <table:table-cell office:value-type="float" office:value="0.980041" calcext:value-type="float">
            <text:p>0.980041</text:p>
          </table:table-cell>
          <table:table-cell office:value-type="float" office:value="0.862041" calcext:value-type="float">
            <text:p>0.862041</text:p>
          </table:table-cell>
          <table:table-cell office:value-type="float" office:value="0.779744" calcext:value-type="float">
            <text:p>0.779744</text:p>
          </table:table-cell>
          <table:table-cell table:style-name="ce5" office:value-type="float" office:value="0.737611" calcext:value-type="float">
            <text:p>0.737611</text:p>
          </table:table-cell>
          <table:table-cell office:value-type="float" office:value="0.701722" calcext:value-type="float">
            <text:p>0.701722</text:p>
          </table:table-cell>
          <table:table-cell office:value-type="float" office:value="0.687363" calcext:value-type="float">
            <text:p>0.687363</text:p>
          </table:table-cell>
          <table:table-cell office:value-type="float" office:value="0.653188" calcext:value-type="float">
            <text:p>0.653188</text:p>
          </table:table-cell>
          <table:table-cell office:value-type="float" office:value="0.637875" calcext:value-type="float">
            <text:p>0.637875</text:p>
          </table:table-cell>
          <table:table-cell table:style-name="ce15" office:value-type="float" office:value="0.622407" calcext:value-type="float">
            <text:p>0.62240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18487" calcext:value-type="float">
            <text:p>1.118487</text:p>
          </table:table-cell>
          <table:table-cell table:number-columns-repeated="3"/>
          <table:table-cell office:value-type="float" office:value="1.859894" calcext:value-type="float">
            <text:p>1.859894</text:p>
          </table:table-cell>
          <table:table-cell office:value-type="float" office:value="1.627445" calcext:value-type="float">
            <text:p>1.627445</text:p>
          </table:table-cell>
          <table:table-cell office:value-type="float" office:value="1.477404" calcext:value-type="float">
            <text:p>1.477404</text:p>
          </table:table-cell>
          <table:table-cell office:value-type="float" office:value="1.353255" calcext:value-type="float">
            <text:p>1.353255</text:p>
          </table:table-cell>
          <table:table-cell office:value-type="float" office:value="1.292795" calcext:value-type="float">
            <text:p>1.292795</text:p>
          </table:table-cell>
          <table:table-cell office:value-type="float" office:value="1.244263" calcext:value-type="float">
            <text:p>1.244263</text:p>
          </table:table-cell>
          <table:table-cell office:value-type="float" office:value="1.249099" calcext:value-type="float">
            <text:p>1.249099</text:p>
          </table:table-cell>
          <table:table-cell office:value-type="float" office:value="1.183984" calcext:value-type="float">
            <text:p>1.183984</text:p>
          </table:table-cell>
          <table:table-cell office:value-type="float" office:value="1.161406" calcext:value-type="float">
            <text:p>1.161406</text:p>
          </table:table-cell>
          <table:table-cell table:style-name="ce15" office:value-type="float" office:value="1.118487" calcext:value-type="float">
            <text:p>1.1184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494383" calcext:value-type="float">
            <text:p>1.494383</text:p>
          </table:table-cell>
          <table:table-cell table:number-columns-repeated="3"/>
          <table:table-cell office:value-type="float" office:value="2.899421" calcext:value-type="float">
            <text:p>2.899421</text:p>
          </table:table-cell>
          <table:table-cell office:value-type="float" office:value="2.515273" calcext:value-type="float">
            <text:p>2.515273</text:p>
          </table:table-cell>
          <table:table-cell office:value-type="float" office:value="2.144374" calcext:value-type="float">
            <text:p>2.144374</text:p>
          </table:table-cell>
          <table:table-cell office:value-type="float" office:value="1.915118" calcext:value-type="float">
            <text:p>1.915118</text:p>
          </table:table-cell>
          <table:table-cell office:value-type="float" office:value="1.91412" calcext:value-type="float">
            <text:p>1.914120</text:p>
          </table:table-cell>
          <table:table-cell office:value-type="float" office:value="1.714651" calcext:value-type="float">
            <text:p>1.714651</text:p>
          </table:table-cell>
          <table:table-cell office:value-type="float" office:value="1.710007" calcext:value-type="float">
            <text:p>1.710007</text:p>
          </table:table-cell>
          <table:table-cell office:value-type="float" office:value="1.603761" calcext:value-type="float">
            <text:p>1.603761</text:p>
          </table:table-cell>
          <table:table-cell office:value-type="float" office:value="1.532767" calcext:value-type="float">
            <text:p>1.532767</text:p>
          </table:table-cell>
          <table:table-cell table:style-name="ce15" office:value-type="float" office:value="1.494383" calcext:value-type="float">
            <text:p>1.4943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394605" calcext:value-type="float">
            <text:p>5.394605</text:p>
          </table:table-cell>
          <table:table-cell table:number-columns-repeated="3"/>
          <table:table-cell office:value-type="float" office:value="9.803824" calcext:value-type="float">
            <text:p>9.803824</text:p>
          </table:table-cell>
          <table:table-cell office:value-type="float" office:value="8.873153" calcext:value-type="float">
            <text:p>8.873153</text:p>
          </table:table-cell>
          <table:table-cell office:value-type="float" office:value="7.757924" calcext:value-type="float">
            <text:p>7.757924</text:p>
          </table:table-cell>
          <table:table-cell office:value-type="float" office:value="7.244262" calcext:value-type="float">
            <text:p>7.244262</text:p>
          </table:table-cell>
          <table:table-cell office:value-type="float" office:value="7.156692" calcext:value-type="float">
            <text:p>7.156692</text:p>
          </table:table-cell>
          <table:table-cell table:number-columns-repeated="2" office:value-type="float" office:value="6.212449" calcext:value-type="float">
            <text:p>6.212449</text:p>
          </table:table-cell>
          <table:table-cell office:value-type="float" office:value="5.884854" calcext:value-type="float">
            <text:p>5.884854</text:p>
          </table:table-cell>
          <table:table-cell office:value-type="float" office:value="5.539578" calcext:value-type="float">
            <text:p>5.539578</text:p>
          </table:table-cell>
          <table:table-cell table:style-name="ce15" office:value-type="float" office:value="5.394605" calcext:value-type="float">
            <text:p>5.3946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1" calcext:value-type="date">
            <text:p>2022-03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1" calcext:value-type="date">
            <text:p>2022-03-1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9424" calcext:value-type="float">
            <text:p>0.6294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63709" calcext:value-type="float">
            <text:p>0.963709</text:p>
          </table:table-cell>
          <table:table-cell office:value-type="float" office:value="0.869091" calcext:value-type="float">
            <text:p>0.869091</text:p>
          </table:table-cell>
          <table:table-cell office:value-type="float" office:value="0.852702" calcext:value-type="float">
            <text:p>0.852702</text:p>
          </table:table-cell>
          <table:table-cell office:value-type="float" office:value="0.770007" calcext:value-type="float">
            <text:p>0.770007</text:p>
          </table:table-cell>
          <table:table-cell office:value-type="float" office:value="0.753387" calcext:value-type="float">
            <text:p>0.753387</text:p>
          </table:table-cell>
          <table:table-cell office:value-type="float" office:value="0.723057" calcext:value-type="float">
            <text:p>0.723057</text:p>
          </table:table-cell>
          <table:table-cell office:value-type="float" office:value="0.67367" calcext:value-type="float">
            <text:p>0.673670</text:p>
          </table:table-cell>
          <table:table-cell office:value-type="float" office:value="0.652738" calcext:value-type="float">
            <text:p>0.652738</text:p>
          </table:table-cell>
          <table:table-cell office:value-type="float" office:value="0.643505" calcext:value-type="float">
            <text:p>0.643505</text:p>
          </table:table-cell>
          <table:table-cell table:style-name="ce15" office:value-type="float" office:value="0.629424" calcext:value-type="float">
            <text:p>0.6294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19016" calcext:value-type="float">
            <text:p>1.119016</text:p>
          </table:table-cell>
          <table:table-cell table:number-columns-repeated="3"/>
          <table:table-cell office:value-type="float" office:value="1.771663" calcext:value-type="float">
            <text:p>1.771663</text:p>
          </table:table-cell>
          <table:table-cell office:value-type="float" office:value="1.640053" calcext:value-type="float">
            <text:p>1.640053</text:p>
          </table:table-cell>
          <table:table-cell office:value-type="float" office:value="1.498523" calcext:value-type="float">
            <text:p>1.498523</text:p>
          </table:table-cell>
          <table:table-cell office:value-type="float" office:value="1.302507" calcext:value-type="float">
            <text:p>1.302507</text:p>
          </table:table-cell>
          <table:table-cell office:value-type="float" office:value="1.29647" calcext:value-type="float">
            <text:p>1.296470</text:p>
          </table:table-cell>
          <table:table-cell office:value-type="float" office:value="1.367625" calcext:value-type="float">
            <text:p>1.367625</text:p>
          </table:table-cell>
          <table:table-cell office:value-type="float" office:value="1.254621" calcext:value-type="float">
            <text:p>1.254621</text:p>
          </table:table-cell>
          <table:table-cell office:value-type="float" office:value="1.158965" calcext:value-type="float">
            <text:p>1.158965</text:p>
          </table:table-cell>
          <table:table-cell office:value-type="float" office:value="1.147734" calcext:value-type="float">
            <text:p>1.147734</text:p>
          </table:table-cell>
          <table:table-cell table:style-name="ce15" office:value-type="float" office:value="1.119016" calcext:value-type="float">
            <text:p>1.1190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500124" calcext:value-type="float">
            <text:p>1.500124</text:p>
          </table:table-cell>
          <table:table-cell table:number-columns-repeated="3"/>
          <table:table-cell office:value-type="float" office:value="2.981356" calcext:value-type="float">
            <text:p>2.981356</text:p>
          </table:table-cell>
          <table:table-cell office:value-type="float" office:value="2.302838" calcext:value-type="float">
            <text:p>2.302838</text:p>
          </table:table-cell>
          <table:table-cell office:value-type="float" office:value="2.078051" calcext:value-type="float">
            <text:p>2.078051</text:p>
          </table:table-cell>
          <table:table-cell office:value-type="float" office:value="1.879055" calcext:value-type="float">
            <text:p>1.879055</text:p>
          </table:table-cell>
          <table:table-cell office:value-type="float" office:value="1.843755" calcext:value-type="float">
            <text:p>1.843755</text:p>
          </table:table-cell>
          <table:table-cell office:value-type="float" office:value="1.665078" calcext:value-type="float">
            <text:p>1.665078</text:p>
          </table:table-cell>
          <table:table-cell office:value-type="float" office:value="1.680134" calcext:value-type="float">
            <text:p>1.680134</text:p>
          </table:table-cell>
          <table:table-cell office:value-type="float" office:value="1.57564" calcext:value-type="float">
            <text:p>1.575640</text:p>
          </table:table-cell>
          <table:table-cell office:value-type="float" office:value="1.539677" calcext:value-type="float">
            <text:p>1.539677</text:p>
          </table:table-cell>
          <table:table-cell table:style-name="ce15" office:value-type="float" office:value="1.500124" calcext:value-type="float">
            <text:p>1.5001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36796" calcext:value-type="float">
            <text:p>5.367960</text:p>
          </table:table-cell>
          <table:table-cell table:number-columns-repeated="3"/>
          <table:table-cell office:value-type="float" office:value="9.680364" calcext:value-type="float">
            <text:p>9.680364</text:p>
          </table:table-cell>
          <table:table-cell office:value-type="float" office:value="8.849055" calcext:value-type="float">
            <text:p>8.849055</text:p>
          </table:table-cell>
          <table:table-cell office:value-type="float" office:value="7.532962" calcext:value-type="float">
            <text:p>7.532962</text:p>
          </table:table-cell>
          <table:table-cell office:value-type="float" office:value="7.003888" calcext:value-type="float">
            <text:p>7.003888</text:p>
          </table:table-cell>
          <table:table-cell office:value-type="float" office:value="6.734688" calcext:value-type="float">
            <text:p>6.734688</text:p>
          </table:table-cell>
          <table:table-cell office:value-type="float" office:value="6.184324" calcext:value-type="float">
            <text:p>6.184324</text:p>
          </table:table-cell>
          <table:table-cell office:value-type="float" office:value="6.203437" calcext:value-type="float">
            <text:p>6.203437</text:p>
          </table:table-cell>
          <table:table-cell office:value-type="float" office:value="5.781013" calcext:value-type="float">
            <text:p>5.781013</text:p>
          </table:table-cell>
          <table:table-cell office:value-type="float" office:value="5.636628" calcext:value-type="float">
            <text:p>5.636628</text:p>
          </table:table-cell>
          <table:table-cell table:style-name="ce15" office:value-type="float" office:value="5.36796" calcext:value-type="float">
            <text:p>5.3679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2" calcext:value-type="date">
            <text:p>2022-03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2" calcext:value-type="date">
            <text:p>2022-03-1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9015" calcext:value-type="float">
            <text:p>0.6190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8563" calcext:value-type="float">
            <text:p>1.028563</text:p>
          </table:table-cell>
          <table:table-cell office:value-type="float" office:value="0.908287" calcext:value-type="float">
            <text:p>0.908287</text:p>
          </table:table-cell>
          <table:table-cell office:value-type="float" office:value="0.867117" calcext:value-type="float">
            <text:p>0.867117</text:p>
          </table:table-cell>
          <table:table-cell office:value-type="float" office:value="0.773856" calcext:value-type="float">
            <text:p>0.773856</text:p>
          </table:table-cell>
          <table:table-cell office:value-type="float" office:value="0.739441" calcext:value-type="float">
            <text:p>0.739441</text:p>
          </table:table-cell>
          <table:table-cell office:value-type="float" office:value="0.701506" calcext:value-type="float">
            <text:p>0.701506</text:p>
          </table:table-cell>
          <table:table-cell office:value-type="float" office:value="0.689945" calcext:value-type="float">
            <text:p>0.689945</text:p>
          </table:table-cell>
          <table:table-cell office:value-type="float" office:value="0.654688" calcext:value-type="float">
            <text:p>0.654688</text:p>
          </table:table-cell>
          <table:table-cell office:value-type="float" office:value="0.638772" calcext:value-type="float">
            <text:p>0.638772</text:p>
          </table:table-cell>
          <table:table-cell table:style-name="ce15" office:value-type="float" office:value="0.619015" calcext:value-type="float">
            <text:p>0.6190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20122" calcext:value-type="float">
            <text:p>1.120122</text:p>
          </table:table-cell>
          <table:table-cell table:number-columns-repeated="3"/>
          <table:table-cell office:value-type="float" office:value="1.82185" calcext:value-type="float">
            <text:p>1.821850</text:p>
          </table:table-cell>
          <table:table-cell office:value-type="float" office:value="1.686819" calcext:value-type="float">
            <text:p>1.686819</text:p>
          </table:table-cell>
          <table:table-cell office:value-type="float" office:value="1.538579" calcext:value-type="float">
            <text:p>1.538579</text:p>
          </table:table-cell>
          <table:table-cell office:value-type="float" office:value="1.34484" calcext:value-type="float">
            <text:p>1.344840</text:p>
          </table:table-cell>
          <table:table-cell office:value-type="float" office:value="1.301563" calcext:value-type="float">
            <text:p>1.301563</text:p>
          </table:table-cell>
          <table:table-cell office:value-type="float" office:value="1.352927" calcext:value-type="float">
            <text:p>1.352927</text:p>
          </table:table-cell>
          <table:table-cell office:value-type="float" office:value="1.292067" calcext:value-type="float">
            <text:p>1.292067</text:p>
          </table:table-cell>
          <table:table-cell office:value-type="float" office:value="1.153168" calcext:value-type="float">
            <text:p>1.153168</text:p>
          </table:table-cell>
          <table:table-cell office:value-type="float" office:value="1.137848" calcext:value-type="float">
            <text:p>1.137848</text:p>
          </table:table-cell>
          <table:table-cell table:style-name="ce15" office:value-type="float" office:value="1.120122" calcext:value-type="float">
            <text:p>1.1201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498433" calcext:value-type="float">
            <text:p>1.498433</text:p>
          </table:table-cell>
          <table:table-cell table:number-columns-repeated="3"/>
          <table:table-cell office:value-type="float" office:value="2.855459" calcext:value-type="float">
            <text:p>2.855459</text:p>
          </table:table-cell>
          <table:table-cell office:value-type="float" office:value="2.352358" calcext:value-type="float">
            <text:p>2.352358</text:p>
          </table:table-cell>
          <table:table-cell office:value-type="float" office:value="2.094713" calcext:value-type="float">
            <text:p>2.094713</text:p>
          </table:table-cell>
          <table:table-cell office:value-type="float" office:value="1.970188" calcext:value-type="float">
            <text:p>1.970188</text:p>
          </table:table-cell>
          <table:table-cell office:value-type="float" office:value="1.913549" calcext:value-type="float">
            <text:p>1.913549</text:p>
          </table:table-cell>
          <table:table-cell office:value-type="float" office:value="1.707754" calcext:value-type="float">
            <text:p>1.707754</text:p>
          </table:table-cell>
          <table:table-cell office:value-type="float" office:value="1.690903" calcext:value-type="float">
            <text:p>1.690903</text:p>
          </table:table-cell>
          <table:table-cell office:value-type="float" office:value="1.595322" calcext:value-type="float">
            <text:p>1.595322</text:p>
          </table:table-cell>
          <table:table-cell office:value-type="float" office:value="1.514166" calcext:value-type="float">
            <text:p>1.514166</text:p>
          </table:table-cell>
          <table:table-cell table:style-name="ce15" office:value-type="float" office:value="1.498433" calcext:value-type="float">
            <text:p>1.4984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449734" calcext:value-type="float">
            <text:p>5.449734</text:p>
          </table:table-cell>
          <table:table-cell table:number-columns-repeated="3"/>
          <table:table-cell office:value-type="float" office:value="9.746366" calcext:value-type="float">
            <text:p>9.746366</text:p>
          </table:table-cell>
          <table:table-cell office:value-type="float" office:value="8.592383" calcext:value-type="float">
            <text:p>8.592383</text:p>
          </table:table-cell>
          <table:table-cell office:value-type="float" office:value="7.686239" calcext:value-type="float">
            <text:p>7.686239</text:p>
          </table:table-cell>
          <table:table-cell office:value-type="float" office:value="7.311881" calcext:value-type="float">
            <text:p>7.311881</text:p>
          </table:table-cell>
          <table:table-cell office:value-type="float" office:value="7.145923" calcext:value-type="float">
            <text:p>7.145923</text:p>
          </table:table-cell>
          <table:table-cell office:value-type="float" office:value="6.324938" calcext:value-type="float">
            <text:p>6.324938</text:p>
          </table:table-cell>
          <table:table-cell office:value-type="float" office:value="6.164324" calcext:value-type="float">
            <text:p>6.164324</text:p>
          </table:table-cell>
          <table:table-cell office:value-type="float" office:value="5.850607" calcext:value-type="float">
            <text:p>5.850607</text:p>
          </table:table-cell>
          <table:table-cell office:value-type="float" office:value="5.626255" calcext:value-type="float">
            <text:p>5.626255</text:p>
          </table:table-cell>
          <table:table-cell table:style-name="ce15" office:value-type="float" office:value="5.449734" calcext:value-type="float">
            <text:p>5.4497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1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3" calcext:value-type="date">
            <text:p>2022-03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3" calcext:value-type="date">
            <text:p>2022-03-1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67544" calcext:value-type="float">
            <text:p>1.667544</text:p>
          </table:table-cell>
          <table:table-cell office:value-type="float" office:value="1.483782" calcext:value-type="float">
            <text:p>1.483782</text:p>
          </table:table-cell>
          <table:table-cell office:value-type="float" office:value="1.550882" calcext:value-type="float">
            <text:p>1.550882</text:p>
          </table:table-cell>
          <table:table-cell office:value-type="float" office:value="1.492349" calcext:value-type="float">
            <text:p>1.492349</text:p>
          </table:table-cell>
          <table:table-cell office:value-type="float" office:value="1.512885" calcext:value-type="float">
            <text:p>1.512885</text:p>
          </table:table-cell>
          <table:table-cell office:value-type="float" office:value="1.447824" calcext:value-type="float">
            <text:p>1.447824</text:p>
          </table:table-cell>
          <table:table-cell office:value-type="float" office:value="1.380877" calcext:value-type="float">
            <text:p>1.380877</text:p>
          </table:table-cell>
          <table:table-cell office:value-type="float" office:value="1.52352" calcext:value-type="float">
            <text:p>1.523520</text:p>
          </table:table-cell>
          <table:table-cell office:value-type="float" office:value="1.35401" calcext:value-type="float">
            <text:p>1.354010</text:p>
          </table:table-cell>
          <table:table-cell office:value-type="float" office:value="1.362569" calcext:value-type="float">
            <text:p>1.3625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3.035789" calcext:value-type="float">
            <text:p>3.035789</text:p>
          </table:table-cell>
          <table:table-cell office:value-type="float" office:value="2.801229" calcext:value-type="float">
            <text:p>2.801229</text:p>
          </table:table-cell>
          <table:table-cell office:value-type="float" office:value="2.955989" calcext:value-type="float">
            <text:p>2.955989</text:p>
          </table:table-cell>
          <table:table-cell office:value-type="float" office:value="2.752116" calcext:value-type="float">
            <text:p>2.752116</text:p>
          </table:table-cell>
          <table:table-cell office:value-type="float" office:value="2.881305" calcext:value-type="float">
            <text:p>2.881305</text:p>
          </table:table-cell>
          <table:table-cell office:value-type="float" office:value="2.654439" calcext:value-type="float">
            <text:p>2.654439</text:p>
          </table:table-cell>
          <table:table-cell office:value-type="float" office:value="2.804091" calcext:value-type="float">
            <text:p>2.804091</text:p>
          </table:table-cell>
          <table:table-cell office:value-type="float" office:value="3.081355" calcext:value-type="float">
            <text:p>3.081355</text:p>
          </table:table-cell>
          <table:table-cell office:value-type="float" office:value="2.5868" calcext:value-type="float">
            <text:p>2.586800</text:p>
          </table:table-cell>
          <table:table-cell office:value-type="float" office:value="2.848493" calcext:value-type="float">
            <text:p>2.8484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1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4" calcext:value-type="date">
            <text:p>2022-03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4" calcext:value-type="date">
            <text:p>2022-03-14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77882" calcext:value-type="float">
            <text:p>1.37788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2223" calcext:value-type="float">
            <text:p>1.772223</text:p>
          </table:table-cell>
          <table:table-cell office:value-type="float" office:value="1.463372" calcext:value-type="float">
            <text:p>1.463372</text:p>
          </table:table-cell>
          <table:table-cell office:value-type="float" office:value="1.548057" calcext:value-type="float">
            <text:p>1.548057</text:p>
          </table:table-cell>
          <table:table-cell office:value-type="float" office:value="1.487105" calcext:value-type="float">
            <text:p>1.487105</text:p>
          </table:table-cell>
          <table:table-cell office:value-type="float" office:value="1.537185" calcext:value-type="float">
            <text:p>1.537185</text:p>
          </table:table-cell>
          <table:table-cell office:value-type="float" office:value="1.548052" calcext:value-type="float">
            <text:p>1.548052</text:p>
          </table:table-cell>
          <table:table-cell office:value-type="float" office:value="1.359001" calcext:value-type="float">
            <text:p>1.359001</text:p>
          </table:table-cell>
          <table:table-cell office:value-type="float" office:value="1.55628" calcext:value-type="float">
            <text:p>1.556280</text:p>
          </table:table-cell>
          <table:table-cell office:value-type="float" office:value="1.368798" calcext:value-type="float">
            <text:p>1.368798</text:p>
          </table:table-cell>
          <table:table-cell office:value-type="float" office:value="1.377882" calcext:value-type="float">
            <text:p>1.3778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822254" calcext:value-type="float">
            <text:p>2.822254</text:p>
          </table:table-cell>
          <table:table-cell table:number-columns-repeated="3"/>
          <table:table-cell office:value-type="float" office:value="3.027216" calcext:value-type="float">
            <text:p>3.027216</text:p>
          </table:table-cell>
          <table:table-cell office:value-type="float" office:value="2.73813" calcext:value-type="float">
            <text:p>2.738130</text:p>
          </table:table-cell>
          <table:table-cell office:value-type="float" office:value="3.171776" calcext:value-type="float">
            <text:p>3.171776</text:p>
          </table:table-cell>
          <table:table-cell office:value-type="float" office:value="2.728596" calcext:value-type="float">
            <text:p>2.728596</text:p>
          </table:table-cell>
          <table:table-cell office:value-type="float" office:value="2.890039" calcext:value-type="float">
            <text:p>2.890039</text:p>
          </table:table-cell>
          <table:table-cell office:value-type="float" office:value="2.758522" calcext:value-type="float">
            <text:p>2.758522</text:p>
          </table:table-cell>
          <table:table-cell office:value-type="float" office:value="2.736704" calcext:value-type="float">
            <text:p>2.736704</text:p>
          </table:table-cell>
          <table:table-cell office:value-type="float" office:value="2.895523" calcext:value-type="float">
            <text:p>2.895523</text:p>
          </table:table-cell>
          <table:table-cell office:value-type="float" office:value="2.63651" calcext:value-type="float">
            <text:p>2.636510</text:p>
          </table:table-cell>
          <table:table-cell office:value-type="float" office:value="2.822254" calcext:value-type="float">
            <text:p>2.8222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1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6" calcext:value-type="date">
            <text:p>2022-03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6" calcext:value-type="date">
            <text:p>2022-03-1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48309" calcext:value-type="float">
            <text:p>1.648309</text:p>
          </table:table-cell>
          <table:table-cell office:value-type="float" office:value="1.592114" calcext:value-type="float">
            <text:p>1.592114</text:p>
          </table:table-cell>
          <table:table-cell office:value-type="float" office:value="1.50639" calcext:value-type="float">
            <text:p>1.506390</text:p>
          </table:table-cell>
          <table:table-cell office:value-type="float" office:value="1.521448" calcext:value-type="float">
            <text:p>1.521448</text:p>
          </table:table-cell>
          <table:table-cell office:value-type="float" office:value="1.576621" calcext:value-type="float">
            <text:p>1.576621</text:p>
          </table:table-cell>
          <table:table-cell office:value-type="float" office:value="1.392892" calcext:value-type="float">
            <text:p>1.392892</text:p>
          </table:table-cell>
          <table:table-cell office:value-type="float" office:value="1.487551" calcext:value-type="float">
            <text:p>1.487551</text:p>
          </table:table-cell>
          <table:table-cell office:value-type="float" office:value="1.345877" calcext:value-type="float">
            <text:p>1.345877</text:p>
          </table:table-cell>
          <table:table-cell office:value-type="float" office:value="1.389943" calcext:value-type="float">
            <text:p>1.389943</text:p>
          </table:table-cell>
          <table:table-cell office:value-type="float" office:value="1.36146" calcext:value-type="float">
            <text:p>1.3614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968942" calcext:value-type="float">
            <text:p>2.968942</text:p>
          </table:table-cell>
          <table:table-cell office:value-type="float" office:value="3.131949" calcext:value-type="float">
            <text:p>3.131949</text:p>
          </table:table-cell>
          <table:table-cell office:value-type="float" office:value="2.938934" calcext:value-type="float">
            <text:p>2.938934</text:p>
          </table:table-cell>
          <table:table-cell office:value-type="float" office:value="2.762341" calcext:value-type="float">
            <text:p>2.762341</text:p>
          </table:table-cell>
          <table:table-cell office:value-type="float" office:value="2.995273" calcext:value-type="float">
            <text:p>2.995273</text:p>
          </table:table-cell>
          <table:table-cell office:value-type="float" office:value="2.766192" calcext:value-type="float">
            <text:p>2.766192</text:p>
          </table:table-cell>
          <table:table-cell office:value-type="float" office:value="2.902946" calcext:value-type="float">
            <text:p>2.902946</text:p>
          </table:table-cell>
          <table:table-cell office:value-type="float" office:value="2.984179" calcext:value-type="float">
            <text:p>2.984179</text:p>
          </table:table-cell>
          <table:table-cell office:value-type="float" office:value="2.656223" calcext:value-type="float">
            <text:p>2.656223</text:p>
          </table:table-cell>
          <table:table-cell office:value-type="float" office:value="2.904617" calcext:value-type="float">
            <text:p>2.9046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8" calcext:value-type="date">
            <text:p>2022-03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8" calcext:value-type="date">
            <text:p>2022-03-1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72489" calcext:value-type="float">
            <text:p>0.57248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9518" calcext:value-type="float">
            <text:p>0.909518</text:p>
          </table:table-cell>
          <table:table-cell office:value-type="float" office:value="0.778945" calcext:value-type="float">
            <text:p>0.778945</text:p>
          </table:table-cell>
          <table:table-cell office:value-type="float" office:value="0.71633" calcext:value-type="float">
            <text:p>0.716330</text:p>
          </table:table-cell>
          <table:table-cell office:value-type="float" office:value="0.682514" calcext:value-type="float">
            <text:p>0.682514</text:p>
          </table:table-cell>
          <table:table-cell office:value-type="float" office:value="0.66106" calcext:value-type="float">
            <text:p>0.661060</text:p>
          </table:table-cell>
          <table:table-cell office:value-type="float" office:value="0.61638" calcext:value-type="float">
            <text:p>0.616380</text:p>
          </table:table-cell>
          <table:table-cell office:value-type="float" office:value="0.615815" calcext:value-type="float">
            <text:p>0.615815</text:p>
          </table:table-cell>
          <table:table-cell office:value-type="float" office:value="0.58957" calcext:value-type="float">
            <text:p>0.589570</text:p>
          </table:table-cell>
          <table:table-cell office:value-type="float" office:value="0.581501" calcext:value-type="float">
            <text:p>0.581501</text:p>
          </table:table-cell>
          <table:table-cell office:value-type="float" office:value="0.572489" calcext:value-type="float">
            <text:p>0.5724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0.943438" calcext:value-type="float">
            <text:p>0.943438</text:p>
          </table:table-cell>
          <table:table-cell table:number-columns-repeated="3"/>
          <table:table-cell office:value-type="float" office:value="1.638356" calcext:value-type="float">
            <text:p>1.638356</text:p>
          </table:table-cell>
          <table:table-cell office:value-type="float" office:value="1.495247" calcext:value-type="float">
            <text:p>1.495247</text:p>
          </table:table-cell>
          <table:table-cell office:value-type="float" office:value="1.2438" calcext:value-type="float">
            <text:p>1.243800</text:p>
          </table:table-cell>
          <table:table-cell office:value-type="float" office:value="1.228466" calcext:value-type="float">
            <text:p>1.228466</text:p>
          </table:table-cell>
          <table:table-cell office:value-type="float" office:value="1.171261" calcext:value-type="float">
            <text:p>1.171261</text:p>
          </table:table-cell>
          <table:table-cell office:value-type="float" office:value="1.071462" calcext:value-type="float">
            <text:p>1.071462</text:p>
          </table:table-cell>
          <table:table-cell office:value-type="float" office:value="1.046473" calcext:value-type="float">
            <text:p>1.046473</text:p>
          </table:table-cell>
          <table:table-cell office:value-type="float" office:value="1.00739" calcext:value-type="float">
            <text:p>1.007390</text:p>
          </table:table-cell>
          <table:table-cell office:value-type="float" office:value="0.960641" calcext:value-type="float">
            <text:p>0.960641</text:p>
          </table:table-cell>
          <table:table-cell office:value-type="float" office:value="0.943438" calcext:value-type="float">
            <text:p>0.9434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20" calcext:value-type="date">
            <text:p>2022-03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0" calcext:value-type="date">
            <text:p>2022-03-20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74574" calcext:value-type="float">
            <text:p>0.57457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4144" calcext:value-type="float">
            <text:p>0.914144</text:p>
          </table:table-cell>
          <table:table-cell office:value-type="float" office:value="0.78507" calcext:value-type="float">
            <text:p>0.785070</text:p>
          </table:table-cell>
          <table:table-cell office:value-type="float" office:value="0.720218" calcext:value-type="float">
            <text:p>0.720218</text:p>
          </table:table-cell>
          <table:table-cell office:value-type="float" office:value="0.6784658" calcext:value-type="float">
            <text:p>0.678466</text:p>
          </table:table-cell>
          <table:table-cell office:value-type="float" office:value="0.66387" calcext:value-type="float">
            <text:p>0.663870</text:p>
          </table:table-cell>
          <table:table-cell office:value-type="float" office:value="0.623263" calcext:value-type="float">
            <text:p>0.623263</text:p>
          </table:table-cell>
          <table:table-cell office:value-type="float" office:value="0.613861" calcext:value-type="float">
            <text:p>0.613861</text:p>
          </table:table-cell>
          <table:table-cell office:value-type="float" office:value="0.602392" calcext:value-type="float">
            <text:p>0.602392</text:p>
          </table:table-cell>
          <table:table-cell office:value-type="float" office:value="0.586482" calcext:value-type="float">
            <text:p>0.586482</text:p>
          </table:table-cell>
          <table:table-cell table:style-name="ce12" office:value-type="float" office:value="0.574574" calcext:value-type="float">
            <text:p>0.5745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0.955582" calcext:value-type="float">
            <text:p>0.955582</text:p>
          </table:table-cell>
          <table:table-cell table:number-columns-repeated="3"/>
          <table:table-cell office:value-type="float" office:value="1.635304" calcext:value-type="float">
            <text:p>1.635304</text:p>
          </table:table-cell>
          <table:table-cell office:value-type="float" office:value="1.417233" calcext:value-type="float">
            <text:p>1.417233</text:p>
          </table:table-cell>
          <table:table-cell office:value-type="float" office:value="1.264443" calcext:value-type="float">
            <text:p>1.264443</text:p>
          </table:table-cell>
          <table:table-cell office:value-type="float" office:value="1.245975" calcext:value-type="float">
            <text:p>1.245975</text:p>
          </table:table-cell>
          <table:table-cell office:value-type="float" office:value="1.176015" calcext:value-type="float">
            <text:p>1.176015</text:p>
          </table:table-cell>
          <table:table-cell office:value-type="float" office:value="1.07894" calcext:value-type="float">
            <text:p>1.078940</text:p>
          </table:table-cell>
          <table:table-cell office:value-type="float" office:value="1.049099" calcext:value-type="float">
            <text:p>1.049099</text:p>
          </table:table-cell>
          <table:table-cell office:value-type="float" office:value="1.052331" calcext:value-type="float">
            <text:p>1.052331</text:p>
          </table:table-cell>
          <table:table-cell office:value-type="float" office:value="0.964485" calcext:value-type="float">
            <text:p>0.964485</text:p>
          </table:table-cell>
          <table:table-cell table:style-name="ce12" office:value-type="float" office:value="0.955582" calcext:value-type="float">
            <text:p>0.9555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21" calcext:value-type="date">
            <text:p>2022-03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1" calcext:value-type="date">
            <text:p>2022-03-2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78165" calcext:value-type="float">
            <text:p>0.5781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2178" calcext:value-type="float">
            <text:p>0.932178</text:p>
          </table:table-cell>
          <table:table-cell office:value-type="float" office:value="0.782233" calcext:value-type="float">
            <text:p>0.782233</text:p>
          </table:table-cell>
          <table:table-cell office:value-type="float" office:value="0.716371" calcext:value-type="float">
            <text:p>0.716371</text:p>
          </table:table-cell>
          <table:table-cell office:value-type="float" office:value="0.673544" calcext:value-type="float">
            <text:p>0.673544</text:p>
          </table:table-cell>
          <table:table-cell office:value-type="float" office:value="0.653923" calcext:value-type="float">
            <text:p>0.653923</text:p>
          </table:table-cell>
          <table:table-cell office:value-type="float" office:value="0.615787" calcext:value-type="float">
            <text:p>0.615787</text:p>
          </table:table-cell>
          <table:table-cell office:value-type="float" office:value="0.618229" calcext:value-type="float">
            <text:p>0.618229</text:p>
          </table:table-cell>
          <table:table-cell office:value-type="float" office:value="0.597934" calcext:value-type="float">
            <text:p>0.597934</text:p>
          </table:table-cell>
          <table:table-cell office:value-type="float" office:value="0.585522" calcext:value-type="float">
            <text:p>0.585522</text:p>
          </table:table-cell>
          <table:table-cell table:style-name="ce12" office:value-type="float" office:value="0.578165" calcext:value-type="float">
            <text:p>0.57816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0.92822" calcext:value-type="float">
            <text:p>0.928220</text:p>
          </table:table-cell>
          <table:table-cell table:number-columns-repeated="3"/>
          <table:table-cell office:value-type="float" office:value="1.747035" calcext:value-type="float">
            <text:p>1.747035</text:p>
          </table:table-cell>
          <table:table-cell office:value-type="float" office:value="1.430888" calcext:value-type="float">
            <text:p>1.430888</text:p>
          </table:table-cell>
          <table:table-cell office:value-type="float" office:value="1.235381" calcext:value-type="float">
            <text:p>1.235381</text:p>
          </table:table-cell>
          <table:table-cell office:value-type="float" office:value="1.222742" calcext:value-type="float">
            <text:p>1.222742</text:p>
          </table:table-cell>
          <table:table-cell office:value-type="float" office:value="1.151425" calcext:value-type="float">
            <text:p>1.151425</text:p>
          </table:table-cell>
          <table:table-cell office:value-type="float" office:value="1.059254" calcext:value-type="float">
            <text:p>1.059254</text:p>
          </table:table-cell>
          <table:table-cell office:value-type="float" office:value="1.03909" calcext:value-type="float">
            <text:p>1.039090</text:p>
          </table:table-cell>
          <table:table-cell office:value-type="float" office:value="1.003491" calcext:value-type="float">
            <text:p>1.003491</text:p>
          </table:table-cell>
          <table:table-cell office:value-type="float" office:value="0.952628" calcext:value-type="float">
            <text:p>0.952628</text:p>
          </table:table-cell>
          <table:table-cell table:style-name="ce12" office:value-type="float" office:value="0.92822" calcext:value-type="float">
            <text:p>0.928220</text:p>
          </table:table-cell>
          <table:table-cell table:number-columns-repeated="996"/>
        </table:table-row>
        <table:table-row table:style-name="ro1" table:number-rows-repeated="8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9"/>
          <table:table-cell table:style-name="ce23"/>
          <table:table-cell table:number-columns-repeated="2"/>
          <table:table-cell table:style-name="ce12"/>
          <table:table-cell table:number-columns-repeated="996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200kitti=&gt;27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3" calcext:value-type="date">
            <text:p>2022-03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3" calcext:value-type="date">
            <text:p>2022-03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19091" calcext:value-type="float">
            <text:p>1.319091</text:p>
          </table:table-cell>
          <table:table-cell office:value-type="float" office:value="1.038436" calcext:value-type="float">
            <text:p>1.038436</text:p>
          </table:table-cell>
          <table:table-cell office:value-type="float" office:value="0.972705" calcext:value-type="float">
            <text:p>0.972705</text:p>
          </table:table-cell>
          <table:table-cell office:value-type="float" office:value="0.859402" calcext:value-type="float">
            <text:p>0.859402</text:p>
          </table:table-cell>
          <table:table-cell office:value-type="float" office:value="0.869035" calcext:value-type="float">
            <text:p>0.869035</text:p>
          </table:table-cell>
          <table:table-cell office:value-type="float" office:value="0.806101" calcext:value-type="float">
            <text:p>0.806101</text:p>
          </table:table-cell>
          <table:table-cell table:style-name="ce5" office:value-type="float" office:value="0.73986" calcext:value-type="float">
            <text:p>0.73986</text:p>
          </table:table-cell>
          <table:table-cell office:value-type="float" office:value="0.774462" calcext:value-type="float">
            <text:p>0.774462</text:p>
          </table:table-cell>
          <table:table-cell office:value-type="float" office:value="0.757174" calcext:value-type="float">
            <text:p>0.757174</text:p>
          </table:table-cell>
          <table:table-cell table:style-name="ce12" office:value-type="float" office:value="0.735076" calcext:value-type="float">
            <text:p>0.7350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2.204058" calcext:value-type="float">
            <text:p>2.204058</text:p>
          </table:table-cell>
          <table:table-cell office:value-type="float" office:value="1.72628" calcext:value-type="float">
            <text:p>1.726280</text:p>
          </table:table-cell>
          <table:table-cell office:value-type="float" office:value="1.634486" calcext:value-type="float">
            <text:p>1.634486</text:p>
          </table:table-cell>
          <table:table-cell office:value-type="float" office:value="1.65298" calcext:value-type="float">
            <text:p>1.652980</text:p>
          </table:table-cell>
          <table:table-cell office:value-type="float" office:value="1.492055" calcext:value-type="float">
            <text:p>1.492055</text:p>
          </table:table-cell>
          <table:table-cell office:value-type="float" office:value="1.416244" calcext:value-type="float">
            <text:p>1.416244</text:p>
          </table:table-cell>
          <table:table-cell table:style-name="ce5" office:value-type="float" office:value="1.346832" calcext:value-type="float">
            <text:p>1.346832</text:p>
          </table:table-cell>
          <table:table-cell office:value-type="float" office:value="1.314284" calcext:value-type="float">
            <text:p>1.314284</text:p>
          </table:table-cell>
          <table:table-cell office:value-type="float" office:value="1.268822" calcext:value-type="float">
            <text:p>1.268822</text:p>
          </table:table-cell>
          <table:table-cell table:style-name="ce12" office:value-type="float" office:value="1.274174" calcext:value-type="float">
            <text:p>1.2741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.575584" calcext:value-type="float">
            <text:p>1.575584</text:p>
          </table:table-cell>
          <table:table-cell office:value-type="float" office:value="1.429918" calcext:value-type="float">
            <text:p>1.429918</text:p>
          </table:table-cell>
          <table:table-cell office:value-type="float" office:value="1.251938" calcext:value-type="float">
            <text:p>1.251938</text:p>
          </table:table-cell>
          <table:table-cell office:value-type="float" office:value="1.166698" calcext:value-type="float">
            <text:p>1.166698</text:p>
          </table:table-cell>
          <table:table-cell office:value-type="float" office:value="1.07959" calcext:value-type="float">
            <text:p>1.079590</text:p>
          </table:table-cell>
          <table:table-cell office:value-type="float" office:value="1.03106" calcext:value-type="float">
            <text:p>1.031060</text:p>
          </table:table-cell>
          <table:table-cell table:style-name="ce5" office:value-type="float" office:value="1.003519" calcext:value-type="float">
            <text:p>1.003519</text:p>
          </table:table-cell>
          <table:table-cell office:value-type="float" office:value="0.959593" calcext:value-type="float">
            <text:p>0.959593</text:p>
          </table:table-cell>
          <table:table-cell office:value-type="float" office:value="0.949305" calcext:value-type="float">
            <text:p>0.949305</text:p>
          </table:table-cell>
          <table:table-cell table:style-name="ce12" office:value-type="float" office:value="0.922925" calcext:value-type="float">
            <text:p>0.9229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5.858259" calcext:value-type="float">
            <text:p>5.858259</text:p>
          </table:table-cell>
          <table:table-cell office:value-type="float" office:value="5.062183" calcext:value-type="float">
            <text:p>5.062183</text:p>
          </table:table-cell>
          <table:table-cell office:value-type="float" office:value="4.350994" calcext:value-type="float">
            <text:p>4.350994</text:p>
          </table:table-cell>
          <table:table-cell office:value-type="float" office:value="3.974871" calcext:value-type="float">
            <text:p>3.974871</text:p>
          </table:table-cell>
          <table:table-cell office:value-type="float" office:value="3.74678" calcext:value-type="float">
            <text:p>3.746780</text:p>
          </table:table-cell>
          <table:table-cell office:value-type="float" office:value="3.302572" calcext:value-type="float">
            <text:p>3.302572</text:p>
          </table:table-cell>
          <table:table-cell table:style-name="ce5" office:value-type="float" office:value="3.232237" calcext:value-type="float">
            <text:p>3.232237</text:p>
          </table:table-cell>
          <table:table-cell office:value-type="float" office:value="2.966476" calcext:value-type="float">
            <text:p>2.966476</text:p>
          </table:table-cell>
          <table:table-cell office:value-type="float" office:value="3.011945" calcext:value-type="float">
            <text:p>3.011945</text:p>
          </table:table-cell>
          <table:table-cell table:style-name="ce12" office:value-type="float" office:value="2.859658" calcext:value-type="float">
            <text:p>2.8596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3500kitti + 100hd1k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4" calcext:value-type="date">
            <text:p>2022-03-2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4" calcext:value-type="date">
            <text:p>2022-03-24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table:number-columns-repeated="9"/>
          <table:table-cell table:style-name="ce10"/>
          <table:table-cell table:number-columns-repeated="996"/>
        </table:table-row>
        <table:table-row table:style-name="ro1" table:number-rows-repeated="3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3600kitti + 300hd1k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6" calcext:value-type="date">
            <text:p>2022-03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6" calcext:value-type="date">
            <text:p>2022-03-2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table:number-columns-repeated="9"/>
          <table:table-cell table:style-name="ce10"/>
          <table:table-cell table:number-columns-repeated="996"/>
        </table:table-row>
        <table:table-row table:style-name="ro1" table:number-rows-repeated="7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/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7" calcext:value-type="date">
            <text:p>2022-03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7" calcext:value-type="date">
            <text:p>2022-03-27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0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/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28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28-0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Default" table:number-columns-repeated="1006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office:value-type="string" calcext:value-type="string">
            <text:p>Span = 2</text:p>
          </table:table-cell>
          <table:table-cell/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28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28-1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Default" table:number-columns-repeated="1006"/>
        </table:table-row>
        <table:table-row table:style-name="ro1" table:number-rows-repeated="8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style-name="Default" table:number-columns-repeated="1024"/>
        </table:table-row>
        <table:table-row table:style-name="ro1" table:number-rows-repeated="1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2">
          <table:table-cell/>
          <table:table-cell office:value-type="string" calcext:value-type="string">
            <text:p>kitti性能不够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0" calcext:value-type="date">
            <text:p>2022-01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0" calcext:value-type="date">
            <text:p>2022-01-2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5038" calcext:value-type="float">
            <text:p>0.595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10" office:value-type="float" office:value="0.595038" calcext:value-type="float">
            <text:p>0.595038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31034" calcext:value-type="float">
            <text:p>1.031034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69475" calcext:value-type="float">
            <text:p>1.569475</text:p>
          </table:table-cell>
          <table:table-cell table:number-columns-repeated="3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09193" calcext:value-type="float">
            <text:p>5.709193</text:p>
          </table:table-cell>
          <table:table-cell table:number-columns-repeated="3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00kitti=&gt;6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2" calcext:value-type="date">
            <text:p>2022-01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2" calcext:value-type="date">
            <text:p>2022-01-2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3136" calcext:value-type="float">
            <text:p>0.6131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6943" calcext:value-type="float">
            <text:p>1.026943</text:p>
          </table:table-cell>
          <table:table-cell office:value-type="float" office:value="0.819958" calcext:value-type="float">
            <text:p>0.819958</text:p>
          </table:table-cell>
          <table:table-cell office:value-type="float" office:value="0.826537" calcext:value-type="float">
            <text:p>0.826537</text:p>
          </table:table-cell>
          <table:table-cell office:value-type="float" office:value="0.767755" calcext:value-type="float">
            <text:p>0.767755</text:p>
          </table:table-cell>
          <table:table-cell office:value-type="float" office:value="0.712505" calcext:value-type="float">
            <text:p>0.712505</text:p>
          </table:table-cell>
          <table:table-cell office:value-type="float" office:value="0.687805" calcext:value-type="float">
            <text:p>0.687805</text:p>
          </table:table-cell>
          <table:table-cell office:value-type="float" office:value="0.663326" calcext:value-type="float">
            <text:p>0.663326</text:p>
          </table:table-cell>
          <table:table-cell office:value-type="float" office:value="0.633083" calcext:value-type="float">
            <text:p>0.633083</text:p>
          </table:table-cell>
          <table:table-cell office:value-type="float" office:value="0.624373" calcext:value-type="float">
            <text:p>0.624373</text:p>
          </table:table-cell>
          <table:table-cell table:style-name="ce10" office:value-type="float" office:value="0.613136" calcext:value-type="float">
            <text:p>0.6131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00736" calcext:value-type="float">
            <text:p>1.1007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61679" calcext:value-type="float">
            <text:p>1.661679</text:p>
          </table:table-cell>
          <table:table-cell office:value-type="float" office:value="1.505603" calcext:value-type="float">
            <text:p>1.505603</text:p>
          </table:table-cell>
          <table:table-cell office:value-type="float" office:value="1.401082" calcext:value-type="float">
            <text:p>1.401082</text:p>
          </table:table-cell>
          <table:table-cell office:value-type="float" office:value="1.361612" calcext:value-type="float">
            <text:p>1.361612</text:p>
          </table:table-cell>
          <table:table-cell office:value-type="float" office:value="1.276237" calcext:value-type="float">
            <text:p>1.276237</text:p>
          </table:table-cell>
          <table:table-cell office:value-type="float" office:value="1.213585" calcext:value-type="float">
            <text:p>1.213585</text:p>
          </table:table-cell>
          <table:table-cell office:value-type="float" office:value="1.184982" calcext:value-type="float">
            <text:p>1.184982</text:p>
          </table:table-cell>
          <table:table-cell office:value-type="float" office:value="1.128622" calcext:value-type="float">
            <text:p>1.128622</text:p>
          </table:table-cell>
          <table:table-cell office:value-type="float" office:value="1.0962" calcext:value-type="float">
            <text:p>1.096200</text:p>
          </table:table-cell>
          <table:table-cell table:style-name="ce10" office:value-type="float" office:value="1.100736" calcext:value-type="float">
            <text:p>1.1007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250612" calcext:value-type="float">
            <text:p>1.250612</text:p>
          </table:table-cell>
          <table:table-cell table:number-columns-repeated="3"/>
          <table:table-cell office:value-type="float" office:value="2.1496" calcext:value-type="float">
            <text:p>2.149600</text:p>
          </table:table-cell>
          <table:table-cell office:value-type="float" office:value="1.871743" calcext:value-type="float">
            <text:p>1.871743</text:p>
          </table:table-cell>
          <table:table-cell office:value-type="float" office:value="1.788126" calcext:value-type="float">
            <text:p>1.788126</text:p>
          </table:table-cell>
          <table:table-cell office:value-type="float" office:value="1.62541" calcext:value-type="float">
            <text:p>1.625410</text:p>
          </table:table-cell>
          <table:table-cell office:value-type="float" office:value="1.514274" calcext:value-type="float">
            <text:p>1.514274</text:p>
          </table:table-cell>
          <table:table-cell office:value-type="float" office:value="1.435119" calcext:value-type="float">
            <text:p>1.435119</text:p>
          </table:table-cell>
          <table:table-cell office:value-type="float" office:value="1.413937" calcext:value-type="float">
            <text:p>1.413937</text:p>
          </table:table-cell>
          <table:table-cell office:value-type="float" office:value="1.332571" calcext:value-type="float">
            <text:p>1.332571</text:p>
          </table:table-cell>
          <table:table-cell office:value-type="float" office:value="1.264436" calcext:value-type="float">
            <text:p>1.264436</text:p>
          </table:table-cell>
          <table:table-cell table:style-name="ce10" office:value-type="float" office:value="1.250612" calcext:value-type="float">
            <text:p>1.2506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4.42425" calcext:value-type="float">
            <text:p>4.424250</text:p>
          </table:table-cell>
          <table:table-cell table:number-columns-repeated="3"/>
          <table:table-cell office:value-type="float" office:value="7.617076" calcext:value-type="float">
            <text:p>7.617076</text:p>
          </table:table-cell>
          <table:table-cell office:value-type="float" office:value="6.789778" calcext:value-type="float">
            <text:p>6.789778</text:p>
          </table:table-cell>
          <table:table-cell office:value-type="float" office:value="6.996977" calcext:value-type="float">
            <text:p>6.996977</text:p>
          </table:table-cell>
          <table:table-cell office:value-type="float" office:value="5.995988" calcext:value-type="float">
            <text:p>5.995988</text:p>
          </table:table-cell>
          <table:table-cell office:value-type="float" office:value="5.356145" calcext:value-type="float">
            <text:p>5.356145</text:p>
          </table:table-cell>
          <table:table-cell office:value-type="float" office:value="5.217273" calcext:value-type="float">
            <text:p>5.217273</text:p>
          </table:table-cell>
          <table:table-cell office:value-type="float" office:value="5.123957" calcext:value-type="float">
            <text:p>5.123957</text:p>
          </table:table-cell>
          <table:table-cell office:value-type="float" office:value="4.663204" calcext:value-type="float">
            <text:p>4.663204</text:p>
          </table:table-cell>
          <table:table-cell office:value-type="float" office:value="4.4749" calcext:value-type="float">
            <text:p>4.474900</text:p>
          </table:table-cell>
          <table:table-cell table:style-name="ce10" office:value-type="float" office:value="4.42425" calcext:value-type="float">
            <text:p>4.4242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0kitti=&gt;9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3" calcext:value-type="date">
            <text:p>2022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3" calcext:value-type="date">
            <text:p>2022-01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8221" calcext:value-type="float">
            <text:p>0.6382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396" calcext:value-type="float">
            <text:p>1.076396</text:p>
          </table:table-cell>
          <table:table-cell office:value-type="float" office:value="0.921819" calcext:value-type="float">
            <text:p>0.921819</text:p>
          </table:table-cell>
          <table:table-cell office:value-type="float" office:value="0.854767" calcext:value-type="float">
            <text:p>0.854767</text:p>
          </table:table-cell>
          <table:table-cell office:value-type="float" office:value="0.763496" calcext:value-type="float">
            <text:p>0.763496</text:p>
          </table:table-cell>
          <table:table-cell office:value-type="float" office:value="0.776953" calcext:value-type="float">
            <text:p>0.776953</text:p>
          </table:table-cell>
          <table:table-cell office:value-type="float" office:value="0.732545" calcext:value-type="float">
            <text:p>0.732545</text:p>
          </table:table-cell>
          <table:table-cell office:value-type="float" office:value="0.68284" calcext:value-type="float">
            <text:p>0.682840</text:p>
          </table:table-cell>
          <table:table-cell office:value-type="float" office:value="0.663423" calcext:value-type="float">
            <text:p>0.663423</text:p>
          </table:table-cell>
          <table:table-cell office:value-type="float" office:value="0.644218" calcext:value-type="float">
            <text:p>0.644218</text:p>
          </table:table-cell>
          <table:table-cell table:style-name="ce10" office:value-type="float" office:value="0.638221" calcext:value-type="float">
            <text:p>0.63822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5187" calcext:value-type="float">
            <text:p>1.151870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837478" calcext:value-type="float">
            <text:p>1.837478</text:p>
          </table:table-cell>
          <table:table-cell office:value-type="float" office:value="1.534054" calcext:value-type="float">
            <text:p>1.534054</text:p>
          </table:table-cell>
          <table:table-cell office:value-type="float" office:value="1.453304" calcext:value-type="float">
            <text:p>1.453304</text:p>
          </table:table-cell>
          <table:table-cell office:value-type="float" office:value="1.344257" calcext:value-type="float">
            <text:p>1.344257</text:p>
          </table:table-cell>
          <table:table-cell office:value-type="float" office:value="1.369244" calcext:value-type="float">
            <text:p>1.369244</text:p>
          </table:table-cell>
          <table:table-cell office:value-type="float" office:value="1.329817" calcext:value-type="float">
            <text:p>1.329817</text:p>
          </table:table-cell>
          <table:table-cell office:value-type="float" office:value="1.19177" calcext:value-type="float">
            <text:p>1.191770</text:p>
          </table:table-cell>
          <table:table-cell office:value-type="float" office:value="1.204555" calcext:value-type="float">
            <text:p>1.204555</text:p>
          </table:table-cell>
          <table:table-cell office:value-type="float" office:value="1.149632" calcext:value-type="float">
            <text:p>1.149632</text:p>
          </table:table-cell>
          <table:table-cell table:style-name="ce10" office:value-type="float" office:value="1.15187" calcext:value-type="float">
            <text:p>1.15187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151496" calcext:value-type="float">
            <text:p>1.151496</text:p>
          </table:table-cell>
          <table:table-cell table:number-columns-repeated="3"/>
          <table:table-cell office:value-type="float" office:value="2.014167" calcext:value-type="float">
            <text:p>2.014167</text:p>
          </table:table-cell>
          <table:table-cell office:value-type="float" office:value="1.727487" calcext:value-type="float">
            <text:p>1.727487</text:p>
          </table:table-cell>
          <table:table-cell office:value-type="float" office:value="1.549237" calcext:value-type="float">
            <text:p>1.549237</text:p>
          </table:table-cell>
          <table:table-cell office:value-type="float" office:value="1.408569" calcext:value-type="float">
            <text:p>1.408569</text:p>
          </table:table-cell>
          <table:table-cell office:value-type="float" office:value="1.367086" calcext:value-type="float">
            <text:p>1.367086</text:p>
          </table:table-cell>
          <table:table-cell office:value-type="float" office:value="1.327361" calcext:value-type="float">
            <text:p>1.327361</text:p>
          </table:table-cell>
          <table:table-cell office:value-type="float" office:value="1.216714" calcext:value-type="float">
            <text:p>1.216714</text:p>
          </table:table-cell>
          <table:table-cell office:value-type="float" office:value="1.20155" calcext:value-type="float">
            <text:p>1.201550</text:p>
          </table:table-cell>
          <table:table-cell office:value-type="float" office:value="1.169414" calcext:value-type="float">
            <text:p>1.169414</text:p>
          </table:table-cell>
          <table:table-cell table:style-name="ce10" office:value-type="float" office:value="1.151496" calcext:value-type="float">
            <text:p>1.15149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3.888924" calcext:value-type="float">
            <text:p>3.888924</text:p>
          </table:table-cell>
          <table:table-cell table:number-columns-repeated="3"/>
          <table:table-cell office:value-type="float" office:value="7.149689" calcext:value-type="float">
            <text:p>7.149689</text:p>
          </table:table-cell>
          <table:table-cell office:value-type="float" office:value="6.483772" calcext:value-type="float">
            <text:p>6.483772</text:p>
          </table:table-cell>
          <table:table-cell office:value-type="float" office:value="5.607403" calcext:value-type="float">
            <text:p>5.607403</text:p>
          </table:table-cell>
          <table:table-cell office:value-type="float" office:value="5.201093" calcext:value-type="float">
            <text:p>5.201093</text:p>
          </table:table-cell>
          <table:table-cell office:value-type="float" office:value="4.963865" calcext:value-type="float">
            <text:p>4.963865</text:p>
          </table:table-cell>
          <table:table-cell office:value-type="float" office:value="4.780536" calcext:value-type="float">
            <text:p>4.780536</text:p>
          </table:table-cell>
          <table:table-cell office:value-type="float" office:value="4.1792" calcext:value-type="float">
            <text:p>4.179200</text:p>
          </table:table-cell>
          <table:table-cell office:value-type="float" office:value="4.202744" calcext:value-type="float">
            <text:p>4.202744</text:p>
          </table:table-cell>
          <table:table-cell office:value-type="float" office:value="3.99406" calcext:value-type="float">
            <text:p>3.994060</text:p>
          </table:table-cell>
          <table:table-cell table:style-name="ce10" office:value-type="float" office:value="3.888924" calcext:value-type="float">
            <text:p>3.88892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table:style-name="ce10"/>
          <table:table-cell table:number-columns-repeated="996"/>
        </table:table-row>
        <table:table-row table:style-name="ro1" table:number-rows-repeated="7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sintel</text:p>
          </table:table-cell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10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10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shk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10" office:value-type="float" office:value="0.595038" calcext:value-type="float">
            <text:p>0.5950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kitti</text:p>
          </table:table-cell>
          <table:table-cell office:value-type="float" office:value="0.993537" calcext:value-type="float">
            <text:p>0.993537</text:p>
          </table:table-cell>
          <table:table-cell office:value-type="float" office:value="0.838693" calcext:value-type="float">
            <text:p>0.838693</text:p>
          </table:table-cell>
          <table:table-cell office:value-type="float" office:value="0.798666" calcext:value-type="float">
            <text:p>0.798666</text:p>
          </table:table-cell>
          <table:table-cell office:value-type="float" office:value="0.690906" calcext:value-type="float">
            <text:p>0.690906</text:p>
          </table:table-cell>
          <table:table-cell office:value-type="float" office:value="0.672774" calcext:value-type="float">
            <text:p>0.672774</text:p>
          </table:table-cell>
          <table:table-cell office:value-type="float" office:value="0.645126" calcext:value-type="float">
            <text:p>0.645126</text:p>
          </table:table-cell>
          <table:table-cell office:value-type="float" office:value="0.609648" calcext:value-type="float">
            <text:p>0.609648</text:p>
          </table:table-cell>
          <table:table-cell office:value-type="float" office:value="0.585967" calcext:value-type="float">
            <text:p>0.585967</text:p>
          </table:table-cell>
          <table:table-cell office:value-type="float" office:value="0.573516" calcext:value-type="float">
            <text:p>0.573516</text:p>
          </table:table-cell>
          <table:table-cell table:style-name="ce10" office:value-type="float" office:value="0.567215" calcext:value-type="float">
            <text:p>0.567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Span=4</text:p>
          </table:table-cell>
          <table:table-cell office:value-type="float" office:value="3.17417" calcext:value-type="float">
            <text:p>3.174170</text:p>
          </table:table-cell>
          <table:table-cell office:value-type="float" office:value="2.399014" calcext:value-type="float">
            <text:p>2.399014</text:p>
          </table:table-cell>
          <table:table-cell office:value-type="float" office:value="2.325267" calcext:value-type="float">
            <text:p>2.325267</text:p>
          </table:table-cell>
          <table:table-cell office:value-type="float" office:value="1.736031" calcext:value-type="float">
            <text:p>1.736031</text:p>
          </table:table-cell>
          <table:table-cell office:value-type="float" office:value="1.828008" calcext:value-type="float">
            <text:p>1.828008</text:p>
          </table:table-cell>
          <table:table-cell office:value-type="float" office:value="1.55945" calcext:value-type="float">
            <text:p>1.559450</text:p>
          </table:table-cell>
          <table:table-cell office:value-type="float" office:value="1.419739" calcext:value-type="float">
            <text:p>1.419739</text:p>
          </table:table-cell>
          <table:table-cell office:value-type="float" office:value="1.254576" calcext:value-type="float">
            <text:p>1.254576</text:p>
          </table:table-cell>
          <table:table-cell office:value-type="float" office:value="1.219654" calcext:value-type="float">
            <text:p>1.219654</text:p>
          </table:table-cell>
          <table:table-cell table:style-name="ce10" office:value-type="float" office:value="1.190636" calcext:value-type="float">
            <text:p>1.190636</text:p>
          </table:table-cell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"/>
          <table:table-cell office:value-type="string" calcext:value-type="string">
            <text:p>sintel</text:p>
          </table:table-cell>
          <table:table-cell office:value-type="float" office:value="0.934456" calcext:value-type="float">
            <text:p>0.934456</text:p>
          </table:table-cell>
          <table:table-cell office:value-type="float" office:value="0.88666" calcext:value-type="float">
            <text:p>0.886660</text:p>
          </table:table-cell>
          <table:table-cell office:value-type="float" office:value="0.928407" calcext:value-type="float">
            <text:p>0.92840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657592" calcext:value-type="float">
            <text:p>0.657592</text:p>
          </table:table-cell>
          <table:table-cell office:value-type="float" office:value="0.642886" calcext:value-type="float">
            <text:p>0.642886</text:p>
          </table:table-cell>
          <table:table-cell office:value-type="float" office:value="0.632909" calcext:value-type="float">
            <text:p>0.632909</text:p>
          </table:table-cell>
          <table:table-cell office:value-type="float" office:value="0.611155" calcext:value-type="float">
            <text:p>0.611155</text:p>
          </table:table-cell>
          <table:table-cell office:value-type="float" office:value="0.601937" calcext:value-type="float">
            <text:p>0.601937</text:p>
          </table:table-cell>
          <table:table-cell table:style-name="ce10" office:value-type="float" office:value="0.590791" calcext:value-type="float">
            <text:p>0.59079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551925" calcext:value-type="float">
            <text:p>1.551925</text:p>
          </table:table-cell>
          <table:table-cell office:value-type="float" office:value="1.739211" calcext:value-type="float">
            <text:p>1.739211</text:p>
          </table:table-cell>
          <table:table-cell office:value-type="float" office:value="1.486725" calcext:value-type="float">
            <text:p>1.486725</text:p>
          </table:table-cell>
          <table:table-cell office:value-type="float" office:value="1.228745" calcext:value-type="float">
            <text:p>1.228745</text:p>
          </table:table-cell>
          <table:table-cell office:value-type="float" office:value="1.14889" calcext:value-type="float">
            <text:p>1.148890</text:p>
          </table:table-cell>
          <table:table-cell office:value-type="float" office:value="1.163701" calcext:value-type="float">
            <text:p>1.163701</text:p>
          </table:table-cell>
          <table:table-cell office:value-type="float" office:value="1.134981" calcext:value-type="float">
            <text:p>1.134981</text:p>
          </table:table-cell>
          <table:table-cell office:value-type="float" office:value="1.031819" calcext:value-type="float">
            <text:p>1.031819</text:p>
          </table:table-cell>
          <table:table-cell office:value-type="float" office:value="1.020366" calcext:value-type="float">
            <text:p>1.020366</text:p>
          </table:table-cell>
          <table:table-cell table:style-name="ce10" office:value-type="float" office:value="1.001423" calcext:value-type="float">
            <text:p>1.00142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0123" calcext:value-type="float">
            <text:p>1.012300</text:p>
          </table:table-cell>
          <table:table-cell office:value-type="float" office:value="0.811572" calcext:value-type="float">
            <text:p>0.811572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4497" calcext:value-type="float">
            <text:p>0.704497</text:p>
          </table:table-cell>
          <table:table-cell office:value-type="float" office:value="0.671564" calcext:value-type="float">
            <text:p>0.671564</text:p>
          </table:table-cell>
          <table:table-cell office:value-type="float" office:value="0.653436" calcext:value-type="float">
            <text:p>0.653436</text:p>
          </table:table-cell>
          <table:table-cell office:value-type="float" office:value="0.634029" calcext:value-type="float">
            <text:p>0.634029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.596554" calcext:value-type="float">
            <text:p>0.596554</text:p>
          </table:table-cell>
          <table:table-cell table:style-name="ce10" office:value-type="float" office:value="0.586777" calcext:value-type="float">
            <text:p>0.58677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621984" calcext:value-type="float">
            <text:p>1.621984</text:p>
          </table:table-cell>
          <table:table-cell office:value-type="float" office:value="1.530233" calcext:value-type="float">
            <text:p>1.530233</text:p>
          </table:table-cell>
          <table:table-cell office:value-type="float" office:value="1.46902" calcext:value-type="float">
            <text:p>1.469020</text:p>
          </table:table-cell>
          <table:table-cell office:value-type="float" office:value="1.247702" calcext:value-type="float">
            <text:p>1.247702</text:p>
          </table:table-cell>
          <table:table-cell office:value-type="float" office:value="1.178903" calcext:value-type="float">
            <text:p>1.178903</text:p>
          </table:table-cell>
          <table:table-cell office:value-type="float" office:value="1.173124" calcext:value-type="float">
            <text:p>1.173124</text:p>
          </table:table-cell>
          <table:table-cell office:value-type="float" office:value="1.136368" calcext:value-type="float">
            <text:p>1.136368</text:p>
          </table:table-cell>
          <table:table-cell office:value-type="float" office:value="1.049035" calcext:value-type="float">
            <text:p>1.049035</text:p>
          </table:table-cell>
          <table:table-cell office:value-type="float" office:value="1.017724" calcext:value-type="float">
            <text:p>1.017724</text:p>
          </table:table-cell>
          <table:table-cell table:style-name="ce10" office:value-type="float" office:value="1.00121" calcext:value-type="float">
            <text:p>1.00121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10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10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 table:number-rows-repeated="2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0kitti=&gt;9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3" calcext:value-type="date">
            <text:p>2022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3" calcext:value-type="date">
            <text:p>2022-01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8221" calcext:value-type="float">
            <text:p>0.6382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396" calcext:value-type="float">
            <text:p>1.076396</text:p>
          </table:table-cell>
          <table:table-cell office:value-type="float" office:value="0.921819" calcext:value-type="float">
            <text:p>0.921819</text:p>
          </table:table-cell>
          <table:table-cell office:value-type="float" office:value="0.854767" calcext:value-type="float">
            <text:p>0.854767</text:p>
          </table:table-cell>
          <table:table-cell office:value-type="float" office:value="0.763496" calcext:value-type="float">
            <text:p>0.763496</text:p>
          </table:table-cell>
          <table:table-cell office:value-type="float" office:value="0.776953" calcext:value-type="float">
            <text:p>0.776953</text:p>
          </table:table-cell>
          <table:table-cell office:value-type="float" office:value="0.732545" calcext:value-type="float">
            <text:p>0.732545</text:p>
          </table:table-cell>
          <table:table-cell office:value-type="float" office:value="0.68284" calcext:value-type="float">
            <text:p>0.682840</text:p>
          </table:table-cell>
          <table:table-cell office:value-type="float" office:value="0.663423" calcext:value-type="float">
            <text:p>0.663423</text:p>
          </table:table-cell>
          <table:table-cell office:value-type="float" office:value="0.644218" calcext:value-type="float">
            <text:p>0.644218</text:p>
          </table:table-cell>
          <table:table-cell table:style-name="ce10" office:value-type="float" office:value="0.638221" calcext:value-type="float">
            <text:p>0.63822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继续kitti调参</text:p>
          </table:table-cell>
          <table:table-cell table:number-columns-repeated="4"/>
          <table:table-cell table:style-name="ce3"/>
          <table:table-cell table:number-columns-repeated="8"/>
          <table:table-cell office:value-type="float" office:value="1.15187" calcext:value-type="float">
            <text:p>1.151870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837478" calcext:value-type="float">
            <text:p>1.837478</text:p>
          </table:table-cell>
          <table:table-cell office:value-type="float" office:value="1.534054" calcext:value-type="float">
            <text:p>1.534054</text:p>
          </table:table-cell>
          <table:table-cell office:value-type="float" office:value="1.453304" calcext:value-type="float">
            <text:p>1.453304</text:p>
          </table:table-cell>
          <table:table-cell office:value-type="float" office:value="1.344257" calcext:value-type="float">
            <text:p>1.344257</text:p>
          </table:table-cell>
          <table:table-cell office:value-type="float" office:value="1.369244" calcext:value-type="float">
            <text:p>1.369244</text:p>
          </table:table-cell>
          <table:table-cell office:value-type="float" office:value="1.329817" calcext:value-type="float">
            <text:p>1.329817</text:p>
          </table:table-cell>
          <table:table-cell office:value-type="float" office:value="1.19177" calcext:value-type="float">
            <text:p>1.191770</text:p>
          </table:table-cell>
          <table:table-cell office:value-type="float" office:value="1.204555" calcext:value-type="float">
            <text:p>1.204555</text:p>
          </table:table-cell>
          <table:table-cell office:value-type="float" office:value="1.149632" calcext:value-type="float">
            <text:p>1.149632</text:p>
          </table:table-cell>
          <table:table-cell table:style-name="ce10" office:value-type="float" office:value="1.15187" calcext:value-type="float">
            <text:p>1.15187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151496" calcext:value-type="float">
            <text:p>1.151496</text:p>
          </table:table-cell>
          <table:table-cell table:number-columns-repeated="3"/>
          <table:table-cell office:value-type="float" office:value="2.014167" calcext:value-type="float">
            <text:p>2.014167</text:p>
          </table:table-cell>
          <table:table-cell office:value-type="float" office:value="1.727487" calcext:value-type="float">
            <text:p>1.727487</text:p>
          </table:table-cell>
          <table:table-cell office:value-type="float" office:value="1.549237" calcext:value-type="float">
            <text:p>1.549237</text:p>
          </table:table-cell>
          <table:table-cell office:value-type="float" office:value="1.408569" calcext:value-type="float">
            <text:p>1.408569</text:p>
          </table:table-cell>
          <table:table-cell office:value-type="float" office:value="1.367086" calcext:value-type="float">
            <text:p>1.367086</text:p>
          </table:table-cell>
          <table:table-cell office:value-type="float" office:value="1.327361" calcext:value-type="float">
            <text:p>1.327361</text:p>
          </table:table-cell>
          <table:table-cell office:value-type="float" office:value="1.216714" calcext:value-type="float">
            <text:p>1.216714</text:p>
          </table:table-cell>
          <table:table-cell office:value-type="float" office:value="1.20155" calcext:value-type="float">
            <text:p>1.201550</text:p>
          </table:table-cell>
          <table:table-cell office:value-type="float" office:value="1.169414" calcext:value-type="float">
            <text:p>1.169414</text:p>
          </table:table-cell>
          <table:table-cell table:style-name="ce10" office:value-type="float" office:value="1.151496" calcext:value-type="float">
            <text:p>1.151496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style-name="ce1" office:value-type="string" calcext:value-type="string">
            <text:p>Span = 2</text:p>
          </table:table-cell>
          <table:table-cell/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7" calcext:value-type="date">
            <text:p>2022-03-27</text:p>
          </table:table-cell>
          <table:table-cell table:style-name="ce3" office:value-type="string" calcext:value-type="string">
            <text:p>TEST</text:p>
          </table:table-cell>
          <table:table-cell table:style-name="ce5" office:value-type="string" calcext:value-type="string">
            <text:p>exp6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7" calcext:value-type="date">
            <text:p>2022-03-27</text:p>
          </table:table-cell>
          <table:table-cell table:style-name="ce5" office:value-type="string" calcext:value-type="string">
            <text:p>things</text:p>
          </table:table-cell>
          <table:table-cell table:style-name="ce5" office:value-type="string" calcext:value-type="string">
            <text:p>exp1</text:p>
          </table:table-cell>
          <table:table-cell table:style-name="ce5" office:value-type="string" calcext:value-type="string">
            <text:p>EPE(1,3,5px)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0000" calcext:value-type="float">
            <text:p>100000</text:p>
          </table:table-cell>
          <table:table-cell office:value-type="float" office:value="3.99406" calcext:value-type="float">
            <text:p>3.994060</text:p>
          </table:table-cell>
          <table:table-cell table:style-name="ce10" office:value-type="float" office:value="3.888924" calcext:value-type="float">
            <text:p>3.888924</text:p>
          </table:table-cell>
          <table:table-cell table:number-columns-repeated="996"/>
        </table:table-row>
        <table:table-row table:style-name="ro1" table:number-rows-repeated="8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table:style-name="Default"/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7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8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9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0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1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2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3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4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5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6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7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8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 table:number-rows-repeated="10482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6" loext:min-decimal-places="6" number:min-integer-digits="1"/>
    </number:number-style>
    <number:number-style style:name="N122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 style:data-style-name="N2" text:time-value="16:05:21.101222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09:43:53.936087297</meta:creation-date>
    <dc:date>2022-03-28T20:42:39.317909040</dc:date>
    <meta:editing-duration>P76DT43M30S</meta:editing-duration>
    <meta:editing-cycles>810</meta:editing-cycles>
    <meta:generator>LibreOffice/6.4.7.2$Linux_X86_64 LibreOffice_project/40$Build-2</meta:generator>
    <meta:document-statistic meta:table-count="1" meta:cell-count="3080" meta:object-count="0"/>
  </office:meta>
</office:document-meta>
</file>